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2" style:family="table">
      <style:table-properties style:width="15.998cm" fo:margin-left="0cm" fo:margin-top="0cm" fo:margin-bottom="0cm" table:align="left" style:writing-mode="lr-tb"/>
    </style:style>
    <style:style style:name="Таблица2.A" style:family="table-column">
      <style:table-column-properties style:column-width="3.953cm"/>
    </style:style>
    <style:style style:name="Таблица2.B" style:family="table-column">
      <style:table-column-properties style:column-width="6.031cm"/>
    </style:style>
    <style:style style:name="Таблица2.C" style:family="table-column">
      <style:table-column-properties style:column-width="0.716cm"/>
    </style:style>
    <style:style style:name="Таблица2.D" style:family="table-column">
      <style:table-column-properties style:column-width="5.297cm"/>
    </style:style>
    <style:style style:name="Таблица2.1" style:family="table-row">
      <style:table-row-properties style:min-row-height="0.279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57cm" fo:keep-together="auto"/>
    </style:style>
    <style:style style:name="Таблица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277cm" fo:keep-together="auto"/>
    </style:style>
    <style:style style:name="Таблица2.B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D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5.998cm" fo:margin-left="0cm" fo:margin-top="0cm" fo:margin-bottom="0cm" table:align="left" style:writing-mode="lr-tb"/>
    </style:style>
    <style:style style:name="Таблица3.A" style:family="table-column">
      <style:table-column-properties style:column-width="3.993cm"/>
    </style:style>
    <style:style style:name="Таблица3.B" style:family="table-column">
      <style:table-column-properties style:column-width="3.935cm"/>
    </style:style>
    <style:style style:name="Таблица3.C" style:family="table-column">
      <style:table-column-properties style:column-width="4.055cm"/>
    </style:style>
    <style:style style:name="Таблица3.D" style:family="table-column">
      <style:table-column-properties style:column-width="4.01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" style:family="table">
      <style:table-properties style:width="17.919cm" fo:margin-left="0cm" fo:margin-top="0cm" fo:margin-bottom="0cm" table:align="left" style:writing-mode="lr-tb"/>
    </style:style>
    <style:style style:name="Таблица1.A" style:family="table-column">
      <style:table-column-properties style:column-width="4.893cm"/>
    </style:style>
    <style:style style:name="Таблица1.B" style:family="table-column">
      <style:table-column-properties style:column-width="13.025cm"/>
    </style:style>
    <style:style style:name="Таблица1.1" style:family="table-row">
      <style:table-row-properties style:min-row-height="0.85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1.304cm" fo:keep-together="auto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5.483cm" fo:margin-left="0cm" fo:margin-top="0cm" fo:margin-bottom="0cm" table:align="left" style:writing-mode="lr-tb"/>
    </style:style>
    <style:style style:name="Таблица4.A" style:family="table-column">
      <style:table-column-properties style:column-width="14.088cm"/>
    </style:style>
    <style:style style:name="Таблица4.B" style:family="table-column">
      <style:table-column-properties style:column-width="1.39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5" style:family="table-row">
      <style:table-row-properties style:min-row-height="0.9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loext:graphic-properties draw:fill="solid" draw:fill-color="#ffffff"/>
      <style:paragraph-properties fo:margin-left="0cm" fo:margin-right="0cm" fo:line-height="150%" fo:text-align="justify" style:justify-single-word="false" fo:keep-together="auto" fo:text-indent="0.744cm" style:auto-text-indent="false" fo:background-color="#ffffff" fo:keep-with-next="auto"/>
    </style:style>
    <style:style style:name="P3" style:family="paragraph" style:parent-style-name="Heading_20_3">
      <style:paragraph-properties fo:margin-top="0.494cm" fo:margin-bottom="0.494cm" style:contextual-spacing="false" fo:text-align="center" style:justify-single-word="false" fo:break-before="page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 fo:break-before="page"/>
    </style:style>
    <style:style style:name="P5" style:family="paragraph" style:parent-style-name="Heading_20_4">
      <loext:graphic-properties draw:fill="solid" draw:fill-color="#ffffff"/>
      <style:paragraph-properties fo:margin-left="0cm" fo:margin-right="0cm" fo:margin-top="0cm" fo:margin-bottom="0.494cm" style:contextual-spacing="false" fo:line-height="150%" fo:text-align="justify" style:justify-single-word="false" fo:text-indent="0.744cm" style:auto-text-indent="false" fo:background-color="#ffffff"/>
    </style:style>
    <style:style style:name="P6" style:family="paragraph" style:parent-style-name="Heading_20_4">
      <style:paragraph-properties fo:margin-left="0cm" fo:margin-right="0cm" fo:margin-top="0cm" fo:margin-bottom="0.494cm" style:contextual-spacing="false" fo:line-height="150%" fo:text-align="justify" style:justify-single-word="false" fo:text-indent="0.744cm" style:auto-text-indent="false"/>
    </style:style>
    <style:style style:name="P7" style:family="paragraph" style:parent-style-name="List_20_Paragraph" style:list-style-name="WWNum2">
      <style:paragraph-properties fo:margin-left="0cm" fo:margin-right="0cm" fo:margin-top="0cm" fo:margin-bottom="0cm" style:contextual-spacing="true" fo:line-height="150%" fo:text-align="justify" style:justify-single-word="false" fo:text-indent="0.741cm" style:auto-text-indent="false"/>
    </style:style>
    <style:style style:name="P8" style:family="paragraph" style:parent-style-name="List_20_Paragraph" style:list-style-name="WWNum11">
      <style:paragraph-properties fo:line-height="150%" fo:text-align="justify" style:justify-single-word="false"/>
    </style:style>
    <style:style style:name="P9" style:family="paragraph" style:parent-style-name="List_20_Paragraph">
      <style:paragraph-properties>
        <style:tab-stops>
          <style:tab-stop style:position="1.2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Normal_20__28_Web_29_" style:list-style-name="WWNum3">
      <style:paragraph-properties fo:margin-left="0cm" fo:margin-right="0cm" fo:margin-top="0.494cm" fo:margin-bottom="0.494cm" style:contextual-spacing="false" fo:line-height="150%" fo:text-align="center" style:justify-single-word="false" fo:text-indent="0.744cm" style:auto-text-indent="false"/>
    </style:style>
    <style:style style:name="P11" style:family="paragraph" style:parent-style-name="Normal_20__28_Web_29_" style:list-style-name="WWNum3">
      <style:paragraph-properties fo:margin-left="0cm" fo:margin-right="0cm" fo:margin-top="0.494cm" fo:margin-bottom="0.494cm" style:contextual-spacing="false" fo:line-height="150%" fo:text-align="center" style:justify-single-word="false" fo:text-indent="0.744cm" style:auto-text-indent="false"/>
      <style:text-properties officeooo:paragraph-rsid="00059d27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 fo:background-color="#ffffff"/>
    </style:style>
    <style:style style:name="P13" style:family="paragraph" style:parent-style-name="Normal_20__28_Web_29_">
      <style:paragraph-properties fo:margin-top="0cm" fo:margin-bottom="0.494cm" style:contextual-spacing="false" fo:line-height="150%" fo:text-align="center" style:justify-single-word="false"/>
    </style:style>
    <style:style style:name="P14" style:family="paragraph" style:parent-style-name="Normal_20__28_Web_29_">
      <style:paragraph-properties fo:margin-left="0cm" fo:margin-right="0cm" fo:margin-top="0.494cm" fo:margin-bottom="0.494cm" style:contextual-spacing="false" fo:line-height="150%" fo:text-align="center" style:justify-single-word="false" fo:text-indent="0.744cm" style:auto-text-indent="false" fo:break-before="page"/>
      <style:text-properties officeooo:paragraph-rsid="00059d27"/>
    </style:style>
    <style:style style:name="P15" style:family="paragraph" style:parent-style-name="Normal_20__28_Web_29_">
      <style:paragraph-properties fo:margin-left="0cm" fo:margin-right="0cm" fo:margin-top="0.494cm" fo:margin-bottom="0.494cm" style:contextual-spacing="false" fo:line-height="150%" fo:text-align="justify" style:justify-single-word="false" fo:text-indent="0.741cm" style:auto-text-indent="false"/>
    </style:style>
    <style:style style:name="P16" style:family="paragraph" style:parent-style-name="Normal_20__28_Web_29_">
      <style:paragraph-properties fo:margin-left="0cm" fo:margin-right="0cm" fo:margin-top="0.494cm" fo:margin-bottom="0.494cm" style:contextual-spacing="false" fo:line-height="150%" fo:text-align="justify" style:justify-single-word="false" fo:text-indent="0.744cm" style:auto-text-indent="false"/>
    </style:style>
    <style:style style:name="P17" style:family="paragraph" style:parent-style-name="Normal_20__28_Web_29_" style:list-style-name="WWNum9">
      <style:paragraph-properties fo:margin-top="0.494cm" fo:margin-bottom="0cm" style:contextual-spacing="false" fo:line-height="150%" fo:text-align="justify" style:justify-single-word="false"/>
    </style:style>
    <style:style style:name="P18" style:family="paragraph" style:parent-style-name="Normal_20__28_Web_29_" style:list-style-name="WWNum9">
      <style:paragraph-properties fo:margin-top="0cm" fo:margin-bottom="0.494cm" style:contextual-spacing="false" fo:line-height="150%" fo:text-align="justify" style:justify-single-word="false"/>
    </style:style>
    <style:style style:name="P19" style:family="paragraph" style:parent-style-name="Normal_20__28_Web_29_" style:list-style-name="WWNum9">
      <style:paragraph-properties fo:margin-top="0cm" fo:margin-bottom="0cm" style:contextual-spacing="false" fo:line-height="150%" fo:text-align="justify" style:justify-single-word="false"/>
    </style:style>
    <style:style style:name="P20" style:family="paragraph" style:parent-style-name="Normal_20__28_Web_29_" style:list-style-name="WWNum6">
      <style:paragraph-properties fo:margin-left="0cm" fo:margin-right="0cm" fo:margin-top="0.494cm" fo:margin-bottom="0cm" style:contextual-spacing="false" fo:line-height="150%" fo:text-align="justify" style:justify-single-word="false" fo:text-indent="0.744cm" style:auto-text-indent="false"/>
    </style:style>
    <style:style style:name="P21" style:family="paragraph" style:parent-style-name="Normal_20__28_Web_29_">
      <loext:graphic-properties draw:fill="solid" draw:fill-color="#ffffff"/>
      <style:paragraph-properties fo:margin-left="0cm" fo:margin-right="0cm" fo:margin-top="0cm" fo:margin-bottom="0.494cm" style:contextual-spacing="false" fo:line-height="150%" fo:text-align="justify" style:justify-single-word="false" fo:text-indent="0.744cm" style:auto-text-indent="false" fo:background-color="#ffffff"/>
    </style:style>
    <style:style style:name="P22" style:family="paragraph" style:parent-style-name="Normal_20__28_Web_29_">
      <loext:graphic-properties draw:fill="solid" draw:fill-color="#ffffff"/>
      <style:paragraph-properties fo:margin-left="0cm" fo:margin-right="0cm" fo:margin-top="0cm" fo:margin-bottom="0.494cm" style:contextual-spacing="false" fo:line-height="150%" fo:text-align="justify" style:justify-single-word="false" fo:text-indent="0.741cm" style:auto-text-indent="false" fo:background-color="#ffffff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 fo:background-color="#ffffff"/>
    </style:style>
    <style:style style:name="P24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</style:style>
    <style:style style:name="P25" style:family="paragraph" style:parent-style-name="Normal_20__28_Web_29_">
      <style:paragraph-properties fo:margin-left="1.27cm" fo:margin-right="0cm" fo:margin-top="0cm" fo:margin-bottom="0.494cm" style:contextual-spacing="false" fo:line-height="150%" fo:text-align="justify" style:justify-single-word="false" fo:text-indent="0.744cm" style:auto-text-indent="false"/>
    </style:style>
    <style:style style:name="P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.744cm" style:auto-text-indent="false" fo:background-color="#ffffff"/>
      <style:text-properties fo:font-size="14pt" fo:font-weight="bold" fo:background-color="#ffffff" style:font-name-asian="PT Sans" style:font-size-asian="14pt" style:font-weight-asian="bold" style:font-size-complex="14pt" style:font-weight-complex="bold"/>
    </style:style>
    <style:style style:name="P27" style:family="paragraph" style:parent-style-name="Normal_20__28_Web_29_">
      <style:paragraph-properties fo:margin-top="0cm" fo:margin-bottom="0.494cm" style:contextual-spacing="false" fo:line-height="150%" fo:text-align="center" style:justify-single-word="false"/>
      <style:text-properties fo:font-size="14pt" fo:font-weight="bold" fo:background-color="#ffffff" style:font-name-asian="PT Sans" style:font-size-asian="14pt" style:font-weight-asian="bold" style:font-size-complex="14pt" style:font-weight-complex="bold"/>
    </style:style>
    <style:style style:name="P28" style:family="paragraph" style:parent-style-name="Normal_20__28_Web_29_">
      <style:paragraph-properties fo:margin-left="0cm" fo:margin-right="0cm" fo:margin-top="0.494cm" fo:margin-bottom="0.494cm" style:contextual-spacing="false" fo:line-height="150%" fo:text-align="justify" style:justify-single-word="false" fo:text-indent="0.741cm" style:auto-text-indent="false"/>
      <style:text-properties fo:font-size="14pt" style:font-size-asian="14pt" style:font-size-complex="14pt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 fo:background-color="#ffffff"/>
      <style:text-properties fo:font-size="14pt" fo:background-color="#ffffff" style:font-name-asian="PT Sans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1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744cm" style:auto-text-indent="false"/>
    </style:style>
    <style:style style:name="P33" style:family="paragraph" style:parent-style-name="Standard">
      <loext:graphic-properties draw:fill="solid" draw:fill-color="#2b2b2b"/>
      <style:paragraph-properties fo:margin-top="0cm" fo:margin-bottom="0cm" style:contextual-spacing="false" fo:line-height="100%" fo:hyphenation-ladder-count="no-limit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solid" draw:fill-color="#2b2b2b"/>
      <style:paragraph-properties fo:margin-top="0cm" fo:margin-bottom="0.423cm" style:contextual-spacing="false" fo:line-height="100%" fo:hyphenation-ladder-count="no-limit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Calibri1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582cm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  <style:text-properties style:font-name="Times New Roman" fo:font-size="14pt" style:font-size-asian="14pt" style:font-name-complex="Times New Roman1"/>
    </style:style>
    <style:style style:name="P43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/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P51" style:family="paragraph" style:parent-style-name="Standard">
      <style:paragraph-properties fo:margin-left="0.58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imes New Roman" fo:font-size="14pt" fo:font-weight="bold" style:font-size-asian="14pt" style:font-weight-asian="bold" style:font-name-complex="Times New Roman1" style:font-weight-complex="bold" fo:hyphenate="true" fo:hyphenation-remain-char-count="2" fo:hyphenation-push-char-count="2" loext:hyphenation-no-caps="false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744cm" style:auto-text-indent="false"/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6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744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P63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en" fo:country="US" style:font-size-asian="14pt" style:font-name-complex="Times New Roman1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  <style:text-properties style:font-name="Times New Roman" fo:font-size="14pt" fo:language="en" fo:country="US" style:font-size-asian="14pt" style:font-name-complex="Times New Roman1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Times New Roman" fo:font-size="14pt" style:font-name-asian="SimSun1" style:font-size-asian="14pt" style:font-name-complex="Times New Roman1" style:font-size-complex="14pt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style:font-name-asian="Calibri1" style:font-size-asian="16pt" style:font-weight-asian="bold" style:font-name-complex="Times New Roman1" style:font-size-complex="16pt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language="ru" fo:country="RU" style:letter-kerning="false" style:language-complex="ar" style:country-complex="SA"/>
    </style:style>
    <style:style style:name="P68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language="ru" fo:country="RU" style:letter-kerning="false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ru" fo:country="RU" style:letter-kerning="false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73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74" style:family="paragraph" style:parent-style-name="Standard" style:list-style-name="WWNum1">
      <style:paragraph-properties fo:margin-top="0cm" fo:margin-bottom="0.282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75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fo:language="ru" fo:country="RU" officeooo:rsid="0005aab2" officeooo:paragraph-rsid="0005aab2" style:letter-kerning="false" style:language-complex="ar" style:country-complex="SA"/>
    </style:style>
    <style:style style:name="P76" style:family="paragraph" style:parent-style-name="Standard">
      <style:paragraph-properties fo:margin-left="0cm" fo:margin-right="0cm" fo:margin-top="0.494cm" fo:margin-bottom="0.494cm" style:contextual-spacing="false" fo:line-height="150%" fo:text-align="center" style:justify-single-word="false" fo:text-indent="0.744cm" style:auto-text-indent="false" fo:break-before="page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/>
    </style:style>
    <style:style style:name="P78" style:family="paragraph" style:parent-style-name="Standard" style:list-style-name="WWNum3">
      <style:paragraph-properties fo:margin-left="0cm" fo:margin-right="0cm" fo:line-height="150%" fo:text-align="center" style:justify-single-word="false" fo:text-indent="0.744cm" style:auto-text-indent="false"/>
    </style:style>
    <style:style style:name="P79" style:family="paragraph" style:parent-style-name="Standard" style:list-style-name="WWNum3"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/>
    </style:style>
    <style:style style:name="P80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81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</style:style>
    <style:style style:name="P82" style:family="paragraph" style:parent-style-name="Standard">
      <style:paragraph-properties fo:margin-left="0.582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83" style:family="paragraph" style:parent-style-name="Standard" style:list-style-name="WWNum6">
      <style:paragraph-properties fo:margin-left="0cm" fo:margin-right="0cm" fo:margin-top="0cm" fo:margin-bottom="0cm" style:contextual-spacing="false" fo:line-height="150%" fo:text-align="center" style:justify-single-word="false" fo:text-indent="0.744cm" style:auto-text-indent="false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.744cm" style:auto-text-indent="false"/>
    </style:style>
    <style:style style:name="P87" style:family="paragraph" style:parent-style-name="Standard" style:list-style-name="WWNum5">
      <style:paragraph-properties fo:margin-left="0cm" fo:margin-right="0cm" fo:line-height="150%" fo:text-align="justify" style:justify-single-word="false" fo:text-indent="0.744cm" style:auto-text-indent="false"/>
    </style:style>
    <style:style style:name="P88" style:family="paragraph" style:parent-style-name="Standard" style:list-style-name="WWNum6">
      <style:paragraph-properties fo:margin-left="0cm" fo:margin-right="0cm" fo:margin-top="0cm" fo:margin-bottom="0.494cm" style:contextual-spacing="false" fo:line-height="150%" fo:text-align="justify" style:justify-single-word="false" fo:text-indent="0.744cm" style:auto-text-indent="false"/>
    </style:style>
    <style:style style:name="P89" style:family="paragraph" style:parent-style-name="Standard" style:list-style-name="WWNum7">
      <style:paragraph-properties fo:margin-left="0cm" fo:margin-right="0cm" fo:margin-top="0.494cm" fo:margin-bottom="0cm" style:contextual-spacing="false" fo:line-height="150%" fo:text-align="justify" style:justify-single-word="false" fo:text-indent="0.741cm" style:auto-text-indent="false"/>
    </style:style>
    <style:style style:name="P90" style:family="paragraph" style:parent-style-name="Standard" style:list-style-name="WWNum7">
      <style:paragraph-properties fo:margin-left="0cm" fo:margin-right="0cm" fo:margin-top="0cm" fo:margin-bottom="0.494cm" style:contextual-spacing="false" fo:line-height="150%" fo:text-align="justify" style:justify-single-word="false" fo:text-indent="0.741cm" style:auto-text-indent="false"/>
    </style:style>
    <style:style style:name="P91" style:family="paragraph" style:parent-style-name="Standard" style:list-style-name="WWNum7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</style:style>
    <style:style style:name="P92" style:family="paragraph" style:parent-style-name="Standard" style:list-style-name="WWNum8">
      <style:paragraph-properties fo:margin-left="0cm" fo:margin-right="0cm" fo:margin-top="0cm" fo:margin-bottom="0.494cm" style:contextual-spacing="false" fo:line-height="150%" fo:text-align="justify" style:justify-single-word="false" fo:text-indent="0.741cm" style:auto-text-indent="false"/>
    </style:style>
    <style:style style:name="P93" style:family="paragraph" style:parent-style-name="Standard" style:list-style-name="WWNum8">
      <style:paragraph-properties fo:margin-left="0cm" fo:margin-right="0cm" fo:margin-top="0cm" fo:margin-bottom="0cm" style:contextual-spacing="false" fo:line-height="150%" fo:text-align="justify" style:justify-single-word="false" fo:text-indent="0.741cm" style:auto-text-indent="false"/>
    </style:style>
    <style:style style:name="P9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96" style:family="paragraph" style:parent-style-name="Standard">
      <style:paragraph-properties fo:margin-top="0cm" fo:margin-bottom="0cm" style:contextual-spacing="false" fo:line-height="150%"/>
    </style:style>
    <style:style style:name="P97" style:family="paragraph" style:parent-style-name="Standard">
      <style:paragraph-properties fo:line-height="150%"/>
    </style:style>
    <style:style style:name="P98" style:family="paragraph" style:parent-style-name="Standard">
      <style:paragraph-properties fo:margin-left="0cm" fo:margin-right="0cm" fo:line-height="150%" fo:text-indent="0.744cm" style:auto-text-indent="false"/>
    </style:style>
    <style:style style:name="P99" style:family="paragraph" style:parent-style-name="Standard">
      <style:paragraph-properties fo:margin-top="0cm" fo:margin-bottom="0cm" style:contextual-spacing="false" fo:text-align="end" style:justify-single-word="false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50%" fo:text-indent="0.847cm" style:auto-text-indent="false"/>
      <style:text-properties style:font-name="JetBrains Mono" fo:font-size="10pt" fo:language="en" fo:country="US" fo:font-weight="bold" style:font-size-asian="10pt" style:font-weight-asian="bold" style:font-name-complex="JetBrains Mono1" style:font-size-complex="10pt" style:font-weight-complex="bold"/>
    </style:style>
    <style:style style:name="P101" style:family="paragraph" style:parent-style-name="Standard">
      <style:paragraph-properties fo:margin-top="0cm" fo:margin-bottom="0cm" style:contextual-spacing="false" fo:line-height="150%"/>
      <style:text-properties style:font-name="JetBrains Mono" fo:font-size="10pt" fo:language="en" fo:country="US" fo:font-weight="bold" style:font-size-asian="10pt" style:font-weight-asian="bold" style:font-name-complex="JetBrains Mono1" style:font-size-complex="10pt" style:font-weight-complex="bold"/>
    </style:style>
    <style:style style:name="P10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JetBrains Mono" fo:font-size="10pt" fo:language="en" fo:country="US" fo:font-weight="bold" style:font-size-asian="10pt" style:font-weight-asian="bold" style:font-name-complex="JetBrains Mono1" style:font-size-complex="10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indent="0.531cm" style:auto-text-indent="false"/>
      <style:text-properties style:font-name="JetBrains Mono" fo:font-size="10pt" fo:language="en" fo:country="US" fo:font-weight="bold" style:font-size-asian="10pt" style:language-asian="zh" style:country-asian="CN" style:font-weight-asian="bold" style:font-name-complex="JetBrains Mono1" style:font-size-complex="10pt" style:font-weight-complex="bold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JetBrains Mono" fo:font-size="10pt" fo:language="en" fo:country="US" fo:font-weight="bold" style:font-size-asian="10pt" style:language-asian="zh" style:country-asian="CN" style:font-weight-asian="bold" style:font-name-complex="JetBrains Mono1" style:font-size-complex="10pt" style:font-weight-complex="bold"/>
    </style:style>
    <style:style style:name="P105" style:family="paragraph" style:parent-style-name="Standard">
      <style:text-properties style:font-name="JetBrains Mono" fo:font-size="10pt" fo:language="en" fo:country="US" fo:font-weight="bold" style:font-size-asian="10pt" style:language-asian="zh" style:country-asian="CN" style:font-weight-asian="bold" style:font-name-complex="JetBrains Mono1" style:font-size-complex="10pt" style:font-weight-complex="bold"/>
    </style:style>
    <style:style style:name="P10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JetBrains Mono" fo:font-size="10pt" fo:language="en" fo:country="US" fo:font-weight="bold" style:font-size-asian="10pt" style:language-asian="zh" style:country-asian="CN" style:font-weight-asian="bold" style:font-name-complex="JetBrains Mono1" style:font-size-complex="10pt" style:font-weight-complex="bold"/>
    </style:style>
    <style:style style:name="P107" style:family="paragraph" style:parent-style-name="Standard">
      <style:paragraph-properties fo:margin-top="0cm" fo:margin-bottom="0cm" style:contextual-spacing="false" fo:line-height="150%"/>
      <style:text-properties style:font-name="JetBrains Mono" fo:font-size="10pt" fo:language="en" fo:country="US" fo:font-weight="bold" style:font-size-asian="10pt" style:language-asian="zh" style:country-asian="CN" style:font-weight-asian="bold" style:font-name-complex="JetBrains Mono1" style:font-size-complex="10pt" style:font-weight-complex="bold"/>
    </style:style>
    <style:style style:name="P108" style:family="paragraph" style:parent-style-name="Standard">
      <style:paragraph-properties fo:line-height="150%"/>
      <style:text-properties fo:color="#5b9bd5" loext:opacity="100%" style:font-name="Times New Roman" fo:font-size="12pt" fo:font-weight="bold" style:font-size-asian="12pt" style:font-weight-asian="bold" style:font-size-complex="12pt" style:font-weight-complex="bold"/>
    </style:style>
    <style:style style:name="P109" style:family="paragraph" style:parent-style-name="Standard">
      <style:text-properties style:language-asian="ru" style:country-asian="RU"/>
    </style:style>
    <style:style style:name="P110" style:family="paragraph" style:parent-style-name="Standard">
      <style:paragraph-properties fo:margin-left="0cm" fo:margin-right="0cm" fo:line-height="150%" fo:text-indent="0.741cm" style:auto-text-indent="false"/>
      <style:text-properties fo:color="#231f20" loext:opacity="100%" style:font-name="Times New Roman" fo:font-size="14pt" style:font-name-asian="SimSun1" style:font-size-asian="14pt" style:language-asian="zh" style:country-asian="CN" style:font-name-complex="Times New Roman1" style:font-size-complex="14pt" style:language-complex="ar" style:country-complex="S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7" style:family="text">
      <style:text-properties style:font-name="Times New Roman" fo:font-size="14pt" fo:font-weight="bold" style:font-name-asian="SimSu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name-complex="Times New Roman1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T15" style:family="text">
      <style:text-properties style:font-name="Times New Roman" fo:font-size="14pt" fo:language="en" fo:country="US" fo:font-weight="bold" style:font-name-asian="SimSu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style:font-size-asian="14pt" style:font-name-complex="Times New Roman1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name-asian="SimSun1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style:font-name-asian="SimSun1" style:font-size-asian="14pt" style:language-asian="zh" style:country-asian="CN" style:font-name-complex="Times New Roman1" style:font-size-complex="14pt" style:language-complex="ar" style:country-complex="SA"/>
    </style:style>
    <style:style style:name="T20" style:family="text">
      <style:text-properties style:font-name="Times New Roman" fo:font-size="14pt" fo:language="en" fo:country="US" fo:font-style="italic" style:font-name-asian="SimSun1" style:font-size-asian="14pt" style:font-style-asian="italic" style:font-name-complex="Times New Roman1" style:font-size-complex="14pt" style:font-style-complex="italic"/>
    </style:style>
    <style:style style:name="T21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tyle-complex="italic" style:font-weight-complex="bold"/>
    </style:style>
    <style:style style:name="T22" style:family="text">
      <style:text-properties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4" style:family="text">
      <style:text-properties style:font-name="Times New Roman" fo:font-size="14pt" fo:language="ru" fo:country="RU" fo:background-color="#ffffff" loext:char-shading-value="0" style:font-name-asian="PT Sans" style:font-size-asian="14pt" style:font-size-complex="14pt"/>
    </style:style>
    <style:style style:name="T25" style:family="text">
      <style:text-properties style:font-name="Times New Roman" fo:font-size="14pt" fo:language="ru" fo:country="RU" style:font-name-asian="PT Sans" style:font-size-asian="14pt" style:font-size-complex="14pt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style:font-name-asian="SimSun1" style:font-size-asian="14pt" style:font-name-complex="Times New Roman1" style:font-size-complex="14pt"/>
    </style:style>
    <style:style style:name="T28" style:family="text">
      <style:text-properties style:font-name="Times New Roman" fo:font-size="14pt" style:font-name-asian="SimSun1" style:font-size-asian="14pt" style:language-asian="zh" style:country-asian="CN" style:font-name-complex="Times New Roman1" style:font-size-complex="14pt" style:language-complex="ar" style:country-complex="SA"/>
    </style:style>
    <style:style style:name="T29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3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tyle-complex="italic" style:font-weight-complex="bold"/>
    </style:style>
    <style:style style:name="T31" style:family="text">
      <style:text-properties style:font-name="Times New Roman" fo:font-size="14pt" fo:background-color="#ffffff" loext:char-shading-value="0" style:font-name-asian="PT Sans" style:font-size-asian="14pt" style:font-name-complex="Times New Roman1" style:font-size-complex="14pt"/>
    </style:style>
    <style:style style:name="T32" style:family="text">
      <style:text-properties style:font-name="Times New Roman" fo:font-size="14pt" fo:background-color="#ffffff" loext:char-shading-value="0" style:font-name-asian="PT Sans" style:font-size-asian="14pt" style:font-size-complex="14pt"/>
    </style:style>
    <style:style style:name="T33" style:family="text">
      <style:text-properties style:font-name="Times New Roman" fo:font-size="16pt" fo:font-weight="bold" style:font-name-asian="Calibri1" style:font-size-asian="16pt" style:font-weight-asian="bold" style:font-name-complex="Times New Roman1" style:font-size-complex="16pt"/>
    </style:style>
    <style:style style:name="T34" style:family="text">
      <style:text-properties style:font-name="Times New Roman" fo:font-size="10pt" style:font-name-asian="Calibri1" style:font-size-asian="10pt" style:font-name-complex="Times New Roman1"/>
    </style:style>
    <style:style style:name="T35" style:family="text">
      <style:text-properties style:font-name="Times New Roman" fo:font-size="9.5pt" style:font-name-asian="SimSun1" style:font-size-asian="9.5pt" style:font-name-complex="Times New Roman1" style:font-size-complex="9.5pt"/>
    </style:style>
    <style:style style:name="T36" style:family="text">
      <style:text-properties style:font-name="Times New Roman" fo:font-size="9.5pt" fo:font-weight="bold" style:font-name-asian="SimSun1" style:font-size-asian="9.5pt" style:font-weight-asian="bold" style:font-name-complex="Times New Roman1" style:font-size-complex="9.5pt" style:font-weight-complex="bold"/>
    </style:style>
    <style:style style:name="T37" style:family="text">
      <style:text-properties style:font-name="Times New Roman" style:font-name-complex="Times New Roman1"/>
    </style:style>
    <style:style style:name="T3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0" style:family="text">
      <style:text-properties style:font-name="Times New Roman" fo:font-size="12pt" style:font-size-asian="12pt" style:font-name-complex="Times New Roman1" style:font-size-complex="12pt"/>
    </style:style>
    <style:style style:name="T41" style:family="text">
      <style:text-properties style:font-name="Georgia" fo:font-size="14pt" style:font-name-asian="Calibri1" style:font-size-asian="14pt" style:font-name-complex="Times New Roman1" style:font-size-complex="14pt"/>
    </style:style>
    <style:style style:name="T4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font-size="14pt" fo:language="en" fo:country="US" fo:font-weight="bold" style:font-size-asian="14pt" style:font-weight-asian="bold" style:font-weight-complex="bold"/>
    </style:style>
    <style:style style:name="T44" style:family="text">
      <style:text-properties fo:font-size="14pt" fo:language="en" fo:country="US" style:font-size-asian="14pt" style:font-size-complex="14pt"/>
    </style:style>
    <style:style style:name="T45" style:family="text">
      <style:text-properties fo:font-size="14pt" fo:language="en" fo:country="US" style:font-name-asian="SimSun1" style:font-size-asian="14pt" style:font-size-complex="14pt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fo:font-weight="bold" fo:background-color="#ffffff" loext:char-shading-value="0" style:font-name-asian="PT Sans" style:font-size-asian="14pt" style:font-weight-asian="bold" style:font-size-complex="14pt" style:font-weight-complex="bold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style:font-name-asian="SimSun1" style:font-size-asian="14pt" style:font-size-complex="14pt"/>
    </style:style>
    <style:style style:name="T50" style:family="text">
      <style:text-properties fo:font-size="14pt" fo:background-color="#ffffff" loext:char-shading-value="0" style:font-name-asian="PT Sans" style:font-size-asian="14pt" style:font-size-complex="14pt"/>
    </style:style>
    <style:style style:name="T51" style:family="text">
      <style:text-properties fo:font-size="14pt" style:font-name-asian="PT Sans" style:font-size-asian="14pt" style:font-size-complex="14pt"/>
    </style:style>
    <style:style style:name="T52" style:family="text">
      <style:text-properties fo:font-size="14pt" fo:font-style="normal" fo:background-color="#ffffff" loext:char-shading-value="0" style:font-name-asian="PT Sans" style:font-size-asian="14pt" style:font-style-asian="normal" style:font-size-complex="14pt" style:font-style-complex="normal"/>
    </style:style>
    <style:style style:name="T53" style:family="text">
      <style:text-properties style:use-window-font-color="true" loext:opacity="0%" style:font-name="Times New Roman" fo:font-size="14pt" fo:font-weight="bold" fo:background-color="#ffffff" loext:char-shading-value="0" style:font-name-asian="PT Sans" style:font-size-asian="14pt" style:font-weight-asian="bold" style:font-name-complex="Times New Roman1" style:font-size-complex="14pt" style:font-weight-complex="bold"/>
    </style:style>
    <style:style style:name="T54" style:family="text">
      <style:text-properties style:use-window-font-color="true" loext:opacity="0%" style:font-name="Times New Roman" fo:font-size="14pt" fo:font-weight="bold" style:font-name-asian="PT Sans" style:font-size-asian="14pt" style:font-weight-asian="bold" style:font-name-complex="Times New Roman1" style:font-size-complex="14pt" style:font-weight-complex="bold"/>
    </style:style>
    <style:style style:name="T55" style:family="text">
      <style:text-properties style:use-window-font-color="true" loext:opacity="0%" fo:font-size="14pt" style:text-underline-style="none" fo:font-weight="bold" fo:background-color="#ffffff" loext:char-shading-value="0" style:font-name-asian="PT Sans" style:font-size-asian="14pt" style:font-weight-asian="bold" style:font-size-complex="14pt" style:font-weight-complex="bold"/>
    </style:style>
    <style:style style:name="T56" style:family="text">
      <style:text-properties fo:color="#cc7832" loext:opacity="100%" style:font-name="JetBrains Mono" fo:font-size="10pt" fo:language="en" fo:country="US" style:font-name-asian="Times New Roman1" style:font-size-asian="10pt" style:language-asian="ru" style:country-asian="RU" style:font-name-complex="JetBrains Mono1" style:font-size-complex="10pt"/>
    </style:style>
    <style:style style:name="T57" style:family="text">
      <style:text-properties fo:color="#cc7832" loext:opacity="100%" style:font-name="JetBrains Mono" fo:font-size="10pt" style:font-name-asian="Times New Roman1" style:font-size-asian="10pt" style:language-asian="ru" style:country-asian="RU" style:font-name-complex="JetBrains Mono1" style:font-size-complex="10pt"/>
    </style:style>
    <style:style style:name="T58" style:family="text">
      <style:text-properties fo:color="#a9b7c6" loext:opacity="100%" style:font-name="JetBrains Mono" fo:font-size="10pt" fo:language="en" fo:country="US" style:font-name-asian="Times New Roman1" style:font-size-asian="10pt" style:language-asian="ru" style:country-asian="RU" style:font-name-complex="JetBrains Mono1" style:font-size-complex="10pt"/>
    </style:style>
    <style:style style:name="T59" style:family="text">
      <style:text-properties fo:color="#a9b7c6" loext:opacity="100%" style:font-name="JetBrains Mono" fo:font-size="10pt" style:font-name-asian="Times New Roman1" style:font-size-asian="10pt" style:language-asian="ru" style:country-asian="RU" style:font-name-complex="JetBrains Mono1" style:font-size-complex="10pt"/>
    </style:style>
    <style:style style:name="T60" style:family="text">
      <style:text-properties fo:color="#6a8759" loext:opacity="100%" style:font-name="JetBrains Mono" fo:font-size="10pt" fo:language="en" fo:country="US" style:font-name-asian="Times New Roman1" style:font-size-asian="10pt" style:language-asian="ru" style:country-asian="RU" style:font-name-complex="JetBrains Mono1" style:font-size-complex="10pt"/>
    </style:style>
    <style:style style:name="T61" style:family="text">
      <style:text-properties fo:color="#6a8759" loext:opacity="100%" style:font-name="JetBrains Mono" fo:font-size="10pt" style:font-name-asian="Times New Roman1" style:font-size-asian="10pt" style:language-asian="ru" style:country-asian="RU" style:font-name-complex="JetBrains Mono1" style:font-size-complex="10pt"/>
    </style:style>
    <style:style style:name="T62" style:family="text">
      <style:text-properties fo:color="#6897bb" loext:opacity="100%" style:font-name="JetBrains Mono" fo:font-size="10pt" fo:language="en" fo:country="US" style:font-name-asian="Times New Roman1" style:font-size-asian="10pt" style:language-asian="ru" style:country-asian="RU" style:font-name-complex="JetBrains Mono1" style:font-size-complex="10pt"/>
    </style:style>
    <style:style style:name="T63" style:family="text">
      <style:text-properties style:font-name="JetBrains Mono" fo:font-size="10pt" fo:language="en" fo:country="US" fo:font-weight="bold" style:font-size-asian="10pt" style:font-weight-asian="bold" style:font-name-complex="JetBrains Mono1" style:font-size-complex="10pt" style:font-weight-complex="bold"/>
    </style:style>
    <style:style style:name="T64" style:family="text">
      <style:text-properties fo:color="#808080" loext:opacity="100%" style:font-name="JetBrains Mono" fo:font-size="10pt" style:font-name-asian="Times New Roman1" style:font-size-asian="10pt" style:language-asian="ru" style:country-asian="RU" style:font-name-complex="JetBrains Mono1" style:font-size-complex="10pt"/>
    </style:style>
    <style:style style:name="T65" style:family="text">
      <style:text-properties fo:color="#808080" loext:opacity="100%" style:font-name="JetBrains Mono" fo:font-size="10pt" fo:language="en" fo:country="US" style:font-name-asian="Times New Roman1" style:font-size-asian="10pt" style:language-asian="ru" style:country-asian="RU" style:font-name-complex="JetBrains Mono1" style:font-size-complex="10pt"/>
    </style:style>
    <style:style style:name="T66" style:family="text">
      <style:text-properties fo:color="#629755" loext:opacity="100%" style:font-name="JetBrains Mono" fo:font-size="10pt" fo:language="en" fo:country="US" fo:font-style="italic" style:font-name-asian="Times New Roman1" style:font-size-asian="10pt" style:language-asian="ru" style:country-asian="RU" style:font-style-asian="italic" style:font-name-complex="JetBrains Mono1" style:font-size-complex="10pt" style:font-style-complex="italic"/>
    </style:style>
    <style:style style:name="T67" style:family="text">
      <style:text-properties fo:color="#629755" loext:opacity="100%" style:font-name="JetBrains Mono" fo:font-size="10pt" fo:font-style="italic" style:font-name-asian="Times New Roman1" style:font-size-asian="10pt" style:language-asian="ru" style:country-asian="RU" style:font-style-asian="italic" style:font-name-complex="JetBrains Mono1" style:font-size-complex="10pt" style:font-style-complex="italic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fo:color="#231f20" loext:opacity="100%" style:font-name="Times New Roman" fo:font-size="14pt" fo:font-weight="bold" style:font-name-asian="SimSu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71" style:family="text">
      <style:text-properties fo:color="#231f20" loext:opacity="100%" style:font-name="Times New Roman" fo:font-size="14pt" style:font-name-asian="SimSun1" style:font-size-asian="14pt" style:language-asian="zh" style:country-asian="CN" style:font-name-complex="Times New Roman1" style:font-size-complex="14pt" style:language-complex="ar" style:country-complex="SA"/>
    </style:style>
    <style:style style:name="T72" style:family="text">
      <style:text-properties fo:color="#231f20" loext:opacity="100%" style:font-name="Times New Roman" fo:font-size="14pt" fo:language="en" fo:country="US" fo:font-weight="bold" style:font-name-asian="SimSu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">МИНИСТЕРСТВО ОБРАЗОВАНИЯ И НАУКИ РОССИЙСКОЙ ФЕДЕРАЦИИ</text:span></text:p>
      <text:p text:style-name="P30"><text:span text:style-name="T2">ФЕДЕРАЛЬНОЕ ГОСУДАРСТВЕННОЕ БЮДЖЕТНОЕ ОБРАЗОВАТЕЛЬНОЕ УЧРЕЖДЕНИЕ ВЫСШЕГО ОБРАЗОВАНИЯ</text:span></text:p>
      <text:p text:style-name="P30"><text:span text:style-name="T2">«САНКТ-ПЕТЕРБУРГСКИЙ ГОСУДАРСТВЕННЫЙ УНИВЕРСИТЕТ ПРОМЫШЛЕННЫХ ТЕХНОЛОГИЙ И ДИЗАЙНА</text:span><text:span text:style-name="T41">»</text:span></text:p>
      <text:p text:style-name="P35"/>
      <text:p text:style-name="P30"><text:span text:style-name="T2">Институт Информационных Технологий и Автоматизации</text:span></text:p>
      <text:p text:style-name="P35"/>
      <text:p text:style-name="P35"><draw:frame draw:style-name="fr1" draw:name="Врезка1" text:anchor-type="paragraph" svg:x="2.163cm" svg:y="0.566cm" svg:width="17.919cm" draw:z-index="0"><draw:text-box fo:min-height="0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69"><text:span text:style-name="T2">Кафедра:</text:span></text:p></table:table-cell><table:table-cell table:style-name="Таблица1.B1" office:value-type="string"><text:p text:style-name="P70"><text:span text:style-name="T2">Интеллектуальных Систем и Защиты Информации</text:span></text:p></table:table-cell></table:table-row><table:table-row table:style-name="Таблица1.2"><table:table-cell table:style-name="Таблица1.A1" office:value-type="string"><text:p text:style-name="P69"><text:span text:style-name="T2">Специальность:</text:span></text:p></table:table-cell><table:table-cell table:style-name="Таблица1.B2" office:value-type="string"><text:p text:style-name="P71"><text:span text:style-name="T2">09.03.02 Информационные Системы и Сетевые Технологии</text:span></text:p></table:table-cell></table:table-row></table:table></draw:text-box></draw:frame></text:p>
      <text:p text:style-name="P35"/>
      <text:p text:style-name="P35"/>
      <text:p text:style-name="P36"/>
      <text:p text:style-name="P30"><text:span text:style-name="T33">КУРСОВАЯ РАБОТА </text:span></text:p>
      <text:p text:style-name="P66"/>
      <text:p text:style-name="P30"><text:span text:style-name="T2">по дисциплине: «Системы проектирования программного продукта»</text:span></text:p>
      <text:p text:style-name="P30"><text:span text:style-name="T2">на тему: «Контроль и управление приложениями, системными объектами, устройствами и компьютерными сетями. </text:span><text:span text:style-name="T11">M-Beans. </text:span><text:span text:style-name="T2">Паттерны проектирования»</text:span></text:p>
      <text:p text:style-name="P35"/>
      <text:p text:style-name="P35"/>
      <text:p text:style-name="P3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2" office:value-type="string">
            <text:p text:style-name="P69"><text:span text:style-name="T2">Преподаватель:</text:span></text:p>
          </table:table-cell>
          <table:table-cell table:style-name="Таблица2.B1" office:value-type="string">
            <text:p text:style-name="P72"><text:span text:style-name="T2">Бусыгин К.Н.</text:span></text:p>
          </table:table-cell>
          <table:table-cell table:style-name="Таблица2.A1" office:value-type="string">
            <text:p text:style-name="P44"/>
          </table:table-cell>
          <table:table-cell table:style-name="Таблица2.B1" office:value-type="string">
            <text:p text:style-name="P44"/>
          </table:table-cell>
        </table:table-row>
        <table:table-row table:style-name="Таблица2.2">
          <table:covered-table-cell table:style-name="Таблица2.A2"/>
          <table:table-cell table:style-name="Таблица2.B2" office:value-type="string">
            <text:p text:style-name="P44"/>
            <text:p text:style-name="P72"><text:span text:style-name="T8">Алисова Е.А, Хитров Ф.Д.</text:span></text:p>
          </table:table-cell>
          <table:table-cell table:style-name="Таблица2.A1" office:value-type="string">
            <text:p text:style-name="P67"/>
          </table:table-cell>
          <table:table-cell table:style-name="Таблица2.D2" office:value-type="string">
            <text:p text:style-name="P72"><text:span text:style-name="T34">(подпись)</text:span></text:p>
          </table:table-cell>
        </table:table-row>
        <table:table-row table:style-name="Таблица2.1">
          <table:table-cell table:style-name="Таблица2.A1" table:number-rows-spanned="2" office:value-type="string">
            <text:p text:style-name="P69"><text:span text:style-name="T2">Обучающиеся:</text:span></text:p>
          </table:table-cell>
          <table:table-cell table:style-name="Таблица2.B1" office:value-type="string">
            <text:p text:style-name="P45"/>
          </table:table-cell>
          <table:table-cell table:style-name="Таблица2.A1" office:value-type="string">
            <text:p text:style-name="P67"/>
          </table:table-cell>
          <table:table-cell table:style-name="Таблица2.B1" office:value-type="string">
            <text:p text:style-name="P67"/>
          </table:table-cell>
        </table:table-row>
        <table:table-row table:style-name="Таблица2.4">
          <table:covered-table-cell table:style-name="Таблица2.A2"/>
          <table:table-cell table:style-name="Таблица2.B4" office:value-type="string">
            <text:p text:style-name="P44"/>
          </table:table-cell>
          <table:table-cell table:style-name="Таблица2.A1" office:value-type="string">
            <text:p text:style-name="P67"/>
          </table:table-cell>
          <table:table-cell table:style-name="Таблица2.D4" office:value-type="string">
            <text:p text:style-name="P72"><text:span text:style-name="T34">(подпись)</text:span></text:p>
          </table:table-cell>
        </table:table-row>
      </table:table>
      <text:p text:style-name="P3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2"><text:span text:style-name="T2">Курс</text:span></text:p>
          </table:table-cell>
          <table:table-cell table:style-name="Таблица3.B1" office:value-type="string">
            <text:p text:style-name="P72"><text:span text:style-name="T8">2</text:span></text:p>
          </table:table-cell>
          <table:table-cell table:style-name="Таблица3.A1" office:value-type="string">
            <text:p text:style-name="P72"><text:span text:style-name="T2">Учебная группа</text:span></text:p>
          </table:table-cell>
          <table:table-cell table:style-name="Таблица3.B1" office:value-type="string">
            <text:p text:style-name="P72"><text:span text:style-name="T8">МД-16</text:span></text:p>
          </table:table-cell>
        </table:table-row>
      </table:table>
      <text:p text:style-name="P35"/>
      <text:p text:style-name="P46"/>
      <text:p text:style-name="P46"/>
      <text:p text:style-name="P46"/>
      <text:p text:style-name="P46"/>
      <text:p text:style-name="P46"/>
      <text:p text:style-name="P46"/>
      <text:p text:style-name="P36"/>
      <text:p text:style-name="P37"/>
      <text:p text:style-name="P30"><text:span text:style-name="T2">Санкт-Петербург</text:span></text:p>
      <text:p text:style-name="P30"><text:span text:style-name="T2">2022</text:span></text:p>
      <text:p text:style-name="P30"><text:soft-page-break/><text:span text:style-name="T5">СОДЕРЖАНИЕ</text:span></text:p>
      <text:p text:style-name="P47"><draw:frame draw:style-name="fr1" draw:name="Врезка2" text:anchor-type="paragraph" svg:x="3.283cm" svg:y="0.817cm" svg:width="15.483cm" draw:z-index="1"><draw:text-box fo:min-height="0cm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73"><text:span text:style-name="T4">ВВЕДЕНИЕ</text:span></text:p></table:table-cell><table:table-cell table:style-name="Таблица4.A1" office:value-type="string"><text:p text:style-name="P73"><text:span text:style-name="T4">3</text:span></text:p></table:table-cell></table:table-row><table:table-row table:style-name="Таблица4.1"><table:table-cell table:style-name="Таблица4.A1" office:value-type="string"><text:list xml:id="list1030788767" text:style-name="WWNum1"><text:list-item><text:p text:style-name="P74"><text:span text:style-name="T4">Теоретическая часть</text:span></text:p></text:list-item></text:list></table:table-cell><table:table-cell table:style-name="Таблица4.A1" office:value-type="string"><text:p text:style-name="P73"><text:span text:style-name="T4">4</text:span></text:p></table:table-cell></table:table-row><table:table-row table:style-name="Таблица4.1"><table:table-cell table:style-name="Таблица4.A1" office:value-type="string"><text:p text:style-name="P68"><text:span text:style-name="T23">1.1 Технология </text:span><text:span text:style-name="T12">JMX</text:span></text:p></table:table-cell><table:table-cell table:style-name="Таблица4.A1" office:value-type="string"><text:p text:style-name="P73"><text:span text:style-name="T4">4</text:span></text:p></table:table-cell></table:table-row><table:table-row table:style-name="Таблица4.1"><table:table-cell table:style-name="Таблица4.A1" office:value-type="string"><text:p text:style-name="P68"><text:span text:style-name="T12">1.2 Instrumentation Level</text:span></text:p></table:table-cell><table:table-cell table:style-name="Таблица4.A1" office:value-type="string"><text:p text:style-name="P73"><text:span text:style-name="T4">5</text:span></text:p></table:table-cell></table:table-row><table:table-row table:style-name="Таблица4.5"><table:table-cell table:style-name="Таблица4.A1" office:value-type="string"><text:p text:style-name="P68"><text:span text:style-name="T12">1.3 Agent Level</text:span></text:p></table:table-cell><table:table-cell table:style-name="Таблица4.A1" office:value-type="string"><text:p text:style-name="P73"><text:span text:style-name="T4">7</text:span></text:p></table:table-cell></table:table-row><table:table-row table:style-name="Таблица4.1"><table:table-cell table:style-name="Таблица4.A1" office:value-type="string"><text:p text:style-name="P68"><text:span text:style-name="T12">1.4 Manager Level</text:span></text:p></table:table-cell><table:table-cell table:style-name="Таблица4.A1" office:value-type="string"><text:p text:style-name="P73"><text:span text:style-name="T4">8</text:span></text:p></table:table-cell></table:table-row><table:table-row table:style-name="Таблица4.1"><table:table-cell table:style-name="Таблица4.A1" office:value-type="string"><text:p text:style-name="P68"><text:span text:style-name="T12">1.5 JMX </text:span><text:span text:style-name="T23">и </text:span><text:span text:style-name="T12">Java SE 5.0</text:span></text:p></table:table-cell><table:table-cell table:style-name="Таблица4.A1" office:value-type="string"><text:p text:style-name="P73"><text:span text:style-name="T4">9</text:span></text:p></table:table-cell></table:table-row><table:table-row table:style-name="Таблица4.1"><table:table-cell table:style-name="Таблица4.A1" office:value-type="string"><text:p text:style-name="P68"><text:span text:style-name="T12">1.6 </text:span><text:span text:style-name="T23">Понятие паттерна проектирования</text:span></text:p></table:table-cell><table:table-cell table:style-name="Таблица4.A1" office:value-type="string"><text:p text:style-name="P73"><text:span text:style-name="T4">10</text:span></text:p></table:table-cell></table:table-row><table:table-row table:style-name="Таблица4.1"><table:table-cell table:style-name="Таблица4.A1" office:value-type="string"><text:list xml:id="list210306032835524" text:continue-numbering="true" text:style-name="WWNum1"><text:list-item><text:p text:style-name="P74"><text:span text:style-name="T4">Практическая часть</text:span></text:p></text:list-item></text:list></table:table-cell><table:table-cell table:style-name="Таблица4.A1" office:value-type="string"><text:p text:style-name="P73"><text:span text:style-name="T4">19</text:span></text:p></table:table-cell></table:table-row><table:table-row table:style-name="Таблица4.1"><table:table-cell table:style-name="Таблица4.A1" office:value-type="string"><text:p text:style-name="P68"><text:span text:style-name="T23">2.1 Примеры приложения, управляемого через </text:span><text:span text:style-name="T12">JMX</text:span></text:p></table:table-cell><table:table-cell table:style-name="Таблица4.A1" office:value-type="string"><text:p text:style-name="P73"><text:span text:style-name="T4">19</text:span></text:p></table:table-cell></table:table-row><table:table-row table:style-name="Таблица4.1"><table:table-cell table:style-name="Таблица4.A1" office:value-type="string"><text:p text:style-name="P68"><text:span text:style-name="T12">2.2 </text:span><text:span text:style-name="T23">Примеры паттернов проектирования</text:span></text:p></table:table-cell><table:table-cell table:style-name="Таблица4.A1" office:value-type="string"><text:p text:style-name="P73"><text:span text:style-name="T4">28</text:span></text:p></table:table-cell></table:table-row><table:table-row table:style-name="Таблица4.1"><table:table-cell table:style-name="Таблица4.A1" office:value-type="string"><text:p text:style-name="P68"><text:span text:style-name="T23">ЗАКЛЮЧЕНИЕ + Ссылка на </text:span><text:span text:style-name="T12">Git</text:span><text:span text:style-name="T23">-репозиторий</text:span></text:p></table:table-cell><table:table-cell table:style-name="Таблица4.A1" office:value-type="string"><text:p text:style-name="P75"><text:span text:style-name="T4">55</text:span></text:p></table:table-cell></table:table-row><table:table-row table:style-name="Таблица4.1"><table:table-cell table:style-name="Таблица4.A1" office:value-type="string"><text:p text:style-name="P73"><text:span text:style-name="T4">СПИСОК ИСПОЛЬЗОВАННОЙ ЛИТЕРАТУРЫ</text:span></text:p></table:table-cell><table:table-cell table:style-name="Таблица4.A1" office:value-type="string"><text:p text:style-name="P75"><text:span text:style-name="T4">56</text:span></text:p></table:table-cell></table:table-row></table:table></draw:text-box></draw:frame></text:p>
      <text:p text:style-name="P47"/>
      <text:p text:style-name="P56"/>
      <text:p text:style-name="P76"><text:bookmark-start text:name="_Toc28292053"/><text:span text:style-name="T6">ВВЕДЕНИЕ</text:span><text:bookmark-end text:name="_Toc28292053"/></text:p>
      <text:p text:style-name="P84"><text:span text:style-name="T10">Данная курсовая работа посвящена изучению технологии </text:span><text:span text:style-name="T17">JMX</text:span><text:span text:style-name="T10">, её компонентов: </text:span><text:span text:style-name="T17">MBeans</text:span><text:span text:style-name="T10">, </text:span><text:span text:style-name="T17">MBean</text:span><text:span text:style-name="T10">-</text:span><text:span text:style-name="T17">server</text:span><text:span text:style-name="T10"> и др., и использованию их на практике, а также изучение и использование паттернов проектирования на языке программирования </text:span><text:span text:style-name="T17">Java</text:span><text:span text:style-name="T10">. </text:span></text:p>
      <text:p text:style-name="P84"><text:span text:style-name="T10">Целью работы является приобретение знаний о технологии </text:span><text:span text:style-name="T17">JMX</text:span><text:span text:style-name="T10"> и практических навыков, связанных с данной технологией, изучение и применение на практике паттернов проектирования. </text:span></text:p>
      <text:p text:style-name="P38"/>
      <text:p text:style-name="P84"><text:span text:style-name="T10">Ставятся следующие задачи:</text:span></text:p>
      <text:list xml:id="list3224575559" text:style-name="WWNum2">
        <text:list-item>
          <text:p text:style-name="P7"><text:span text:style-name="T10"><text:s/>Изучить и освоить теоретические основы технологии </text:span><text:span text:style-name="T17">JMX</text:span><text:span text:style-name="T10">;</text:span></text:p>
        </text:list-item>
        <text:list-item>
          <text:p text:style-name="P7"><text:span text:style-name="T10"><text:s/>Изучить и освоить теоретические основы паттернов проектирования;</text:span></text:p>
        </text:list-item>
        <text:list-item>
          <text:p text:style-name="P7"><text:span text:style-name="T10"><text:s/>Реализовать приложение, управляемое через </text:span><text:span text:style-name="T17">JMX</text:span><text:span text:style-name="T10">;</text:span></text:p>
        </text:list-item>
        <text:list-item>
          <text:p text:style-name="P7"><text:span text:style-name="T10"><text:s/>Реализовать примеры паттернов проектирования;</text:span></text:p>
        </text:list-item>
        <text:list-item>
          <text:p text:style-name="P7"><text:span text:style-name="T10"><text:s/>Сформировать отчёт по проделанной работе.</text:span></text:p>
        </text:list-item>
      </text:list>
      <text:p text:style-name="P40"/>
      <text:p text:style-name="P14"><text:span text:style-name="T42">1.</text:span><text:span text:style-name="T46">ТЕОРЕТИЧЕСКАЯ ЧАСТЬ</text:span></text:p>
      <text:list xml:id="list320243293" text:style-name="WWNum3">
        <text:list-item>
          <text:list>
            <text:list-item>
              <text:p text:style-name="P11"><text:span text:style-name="T46">ТЕХНОЛОГИЯ </text:span><text:span text:style-name="T42">JMX</text:span></text:p>
            </text:list-item>
          </text:list>
        </text:list-item>
      </text:list>
      <text:p text:style-name="P15"><text:span text:style-name="T48">Технология JMX была разработана для упрощения разработки систем мониторинга и управления. Управлять можно фактически чем угодно – главное, чтобы языком приложения или программы была </text:span><text:span text:style-name="T44">Java</text:span><text:span text:style-name="T48">. </text:span></text:p>
      <text:p text:style-name="P15"><text:span text:style-name="T48">Это может быть микро-устройство типа считывателя отпечатка или система, включающая тысячи машин, каждая из которых предоставляет определённые сервисы.</text:span></text:p>
      <text:p text:style-name="P16"><text:span text:style-name="T46">Типичные варианты использования технологии JMX:</text:span></text:p>
      <text:list xml:id="list3639912890" text:style-name="WWNum9">
        <text:list-item>
          <text:p text:style-name="P17"><text:span text:style-name="T48">контроль и управление приложениями</text:span></text:p>
        </text:list-item>
        <text:list-item>
          <text:p text:style-name="P19"><text:span text:style-name="T48">сбор и публикация статистических данных о работе приложения</text:span></text:p>
        </text:list-item>
        <text:list-item>
          <text:p text:style-name="P18"><text:span text:style-name="T48">извещение о каких-либо неверных изменениях состояния</text:span></text:p>
        </text:list-item>
      </text:list>
      <text:p text:style-name="P15"><text:span text:style-name="T48">JMX – это набор стандартных агентов и служб, то есть с помощью этой технологии, фактически, пользователи могут использовать эти агенты и службы для реализации управления в любом приложении Java.</text:span></text:p>
      <text:p text:style-name="P86"><text:span text:style-name="T5">Преимущества </text:span><text:span text:style-name="T13">JMX:</text:span></text:p>
      <text:list xml:id="list2836734628" text:style-name="WWNum11">
        <text:list-item>
          <text:p text:style-name="P8"><text:span text:style-name="T10">Сделать приложение управляемым очень просто.</text:span></text:p>
        </text:list-item>
        <text:list-item>
          <text:p text:style-name="P8"><text:span text:style-name="T10">Обеспечьте хорошо масштабируемую архитектуру, каждую службу агента JMX можно легко поместить в агент, каждая реализация JMX предоставляет несколько основных служб агента, вы также можете написать свои собственные службы, службы можно легко развернуть, отменить развертывание.</text:span></text:p>
        </text:list-item>
        <text:list-item>
          <text:p text:style-name="P8"><text:soft-page-break/><text:span text:style-name="T10">Возможность расширять концепцию в будущем. JMX позволяет создавать гибкие решения. Например, JMX позволяет создавать удобные решения, которые могут находить различные сервисы.</text:span></text:p>
        </text:list-item>
        <text:list-item>
          <text:p text:style-name="P8"><text:span text:style-name="T10">Концентрация на управлении. JMX предоставляет сервис, разработанные для работы в распределенных средах и его API спроектировано для решений, которые управляют приложениями, сетями, сервисами и т.д.</text:span></text:p>
        </text:list-item>
      </text:list>
      <text:p text:style-name="P9"/>
      <text:p text:style-name="P85"><text:span text:style-name="T27">JMX позволяет создавать многоуровневую архитектуру, где управляемые ресурсы и управляющее приложение могут быть встроены в одно решение. Она позволяет управлять внутренним состоянием так называемых MBean-ов(</text:span><text:span text:style-name="T18">ManagedBeans</text:span><text:span text:style-name="T27">), которые по сути являются классами Java, предоставляющими доступ к части своих полей и методов извне. Эти самые </text:span><text:span text:style-name="T18">MBean</text:span><text:span text:style-name="T27">-ы регистрируются на основном сервере – MBean-server. Этот сервер действует как агент и может быть запущен практически везде, где есть JVM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210305490571186" text:continue-list="list320243293" text:style-name="WWNum3">
        <text:list-item>
          <text:list>
            <text:list-item>
              <text:p text:style-name="P78"><text:soft-page-break/><text:span text:style-name="T13">INSTRUMENTATION LEVEL</text:span></text:p>
            </text:list-item>
          </text:list>
        </text:list-item>
      </text:list>
      <text:p text:style-name="P85"><text:span text:style-name="T27">Говоря простым языком, это уровень, на котором предоставляется информация о файле и возможность операций изменения. Ресурсы могут быть управляемы, если они либо разработаны на Java, либо имеют какую-нибудь Java-обёртку. По сути ресурс становится объектом типа MBean.</text:span></text:p>
      <text:p text:style-name="P85"><text:span text:style-name="T27">Стандартные MBeans это Java-объекты, которые подчиняются определенным образцам проектирования (например, они должны иметь конструктор и сеттеры и геттеры). </text:span></text:p>
      <text:p text:style-name="P85"><text:span text:style-name="T27">Динамические MBeans разрабатываются согласно определённому интерфейсу, который предоставляет большую гибкость при исполнении.</text:span></text:p>
      <text:p text:style-name="P85"><text:span text:style-name="T27">Уровень инструментария позволяет MBean</text:span><text:span text:style-name="T18">s</text:span><text:span text:style-name="T27"> быть управляемыми на уровне агента однако на данном уровне разработчику не надо знать о том, как устроен агент с которым им придётся взаимодействовать.</text:span></text:p>
      <text:p text:style-name="P65"/>
      <text:p text:style-name="P86"><text:span text:style-name="T7">Основными компонентами </text:span><text:span text:style-name="T15">Instrumentation</text:span><text:span text:style-name="T7"> </text:span><text:span text:style-name="T15">Level</text:span><text:span text:style-name="T7"> являются:</text:span></text:p>
      <text:list xml:id="list4122058774" text:style-name="WWNum5">
        <text:list-item>
          <text:p text:style-name="P87"><text:span text:style-name="T15">MBeans</text:span><text:span text:style-name="T27"> </text:span><text:span text:style-name="T35"> </text:span><text:span text:style-name="T27">– это Java-объекты, которые реализуют определённый интерфейс. Интерфейс включает в себя: некоторые величины, которые могут быть доступны; операции, которые могут быть вызваны; извещения, которые могут быть посланы; конструкторы.</text:span></text:p>
        </text:list-item>
      </text:list>
      <text:p text:style-name="P85"><text:span text:style-name="T27">Существует</text:span><text:span text:style-name="T18"> 4 </text:span><text:span text:style-name="T27">типа</text:span><text:span text:style-name="T18"> MBeans:</text:span></text:p>
      <text:p text:style-name="P15"><text:span text:style-name="T44">1.Standard MBeans. </text:span><text:span text:style-name="T48">Самые простые бины. Их управляющий интерфейс определяется набором методов</text:span></text:p>
      <text:p text:style-name="P15"><text:span text:style-name="T48">2.Dynamic MBeans. Они реализуют специализированный интерфейс, который делают доступным во время исполнения.</text:span></text:p>
      <text:p text:style-name="P15"><text:soft-page-break/><text:span text:style-name="T48">3.Open MBeans. Это Dynamic MBeans, которые используют только основные типы данных для универсального управления.</text:span></text:p>
      <text:p text:style-name="P15"><text:span text:style-name="T48">4.Model MBeans. Это Dynamic MBeans, которые полностью конфигурируемы и могут показать своё описание во время исполнения (нечто вроде Reflection)</text:span></text:p>
      <text:p text:style-name="P65"/>
      <text:list xml:id="list210304493061708" text:continue-numbering="true" text:style-name="WWNum5">
        <text:list-item>
          <text:p text:style-name="P87"><text:span text:style-name="T15">Notification</text:span><text:span text:style-name="T7"> </text:span><text:span text:style-name="T15">Model</text:span><text:span text:style-name="T7"> </text:span><text:span text:style-name="T27">– JMX определяет базовую модель нотификаторов, которая основана на событиях </text:span><text:span text:style-name="T18">Java</text:span><text:span text:style-name="T27"> (</text:span><text:span text:style-name="T18">Event</text:span><text:span text:style-name="T27">). Используя нотификацию MBeans и JMX агенты могут пересылать необходимую информацию между собой.</text:span></text:p>
        </text:list-item>
      </text:list>
      <text:p text:style-name="P65"/>
      <text:p text:style-name="P84"><text:span text:style-name="T27">3.</text:span><text:span text:style-name="T15">MBean</text:span><text:span text:style-name="T7"> </text:span><text:span text:style-name="T15">Metadata</text:span><text:span text:style-name="T7"> </text:span><text:span text:style-name="T15">Classes</text:span><text:span text:style-name="T7"> </text:span><text:span text:style-name="T36"> </text:span><text:span text:style-name="T27">– Эти классы содержат структуры для описания всех компонентов MBeans интерфейсов: атрибуты, нотификаторы, операции, конструкторы. Для каждого из них метаданные включают имя, описание и определённые характеристики (например атрибут только для чтения или для чтения/записи и т.д)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210304496958172" text:continue-list="list210305490571186" text:style-name="WWNum3">
        <text:list-item>
          <text:list>
            <text:list-item>
              <text:p text:style-name="P78"><text:soft-page-break/><text:span text:style-name="T13">AGENT LEVEL</text:span></text:p>
            </text:list-item>
          </text:list>
        </text:list-item>
      </text:list>
      <text:p text:style-name="P15"><text:span text:style-name="T48">Этот слой включает JMX агента, который используется для «опубликования» и «запуска» MBeans. Другими словами именно агент является средой внутри которой могут исполнятся MBeans. Агент соответствует спецификации для агентов JMX, управляет ресурсами и делает их доступными для удалённого управления. Обычно агент располагается на той же машине, где установлены ресурсы, которыми он управляет, но это не является обязательным. Агент включает в себя следующие компоненты:</text:span></text:p>
      <text:list xml:id="list2211747221" text:style-name="WWNum6">
        <text:list-item>
          <text:p text:style-name="P20"><text:span text:style-name="T46">MBean Server</text:span><text:span text:style-name="T48"> – это реестр объектов, которые используются для управления. Любой объект зарегистрированный на сервере становится доступным для приложений. Следует отметить, что сервер публикует только интерфейсы и не даёт прямых ссылок на объекты. Любые ресурсы, которыми вы хотите управлять должны быть зарегистрированы на сервере как MBean. Сервер предоставляет стандартный интерфейс для доступа к MBean. Регистрировать MBean может любой другой MBean, сам агент или удаленное приложение через распределенные сервисы. Когда вы регистрируете MBean, вы должны дать ему уникальное имя, которое будет использовано для обращения к данному объекту.</text:span></text:p>
        </text:list-item>
        <text:list-item>
          <text:p text:style-name="P88"><text:span text:style-name="T5">Службы агента</text:span><text:span text:style-name="T10"> – объекты которые могут взаимодействовать с ресурсами в MBean (используются MBean для обращения к ресурсам). Для управления разработан JMX API, который включает в себя следующие сервисы:</text:span></text:p>
        </text:list-item>
      </text:list>
      <text:p text:style-name="P16"><text:span text:style-name="T46">1.</text:span><text:span text:style-name="T48">Dynamic Class Loader – с помощью management applet’а <text:s/>позволяет загружать классы и двоичные библиотеки из различных мест</text:span></text:p>
      <text:p text:style-name="P16"><text:span text:style-name="T46">2.</text:span><text:span text:style-name="T48">Мониторы – они наблюдают за изменениями величин (числовых или строковых) MBean и могут извещать об этих изменениях другие объекты.</text:span></text:p>
      <text:p text:style-name="P16"><text:soft-page-break/><text:span text:style-name="T46">3.</text:span><text:span text:style-name="T48">Таймеры – обеспечивают нотификацию по расписанию.</text:span></text:p>
      <text:p text:style-name="P16"><text:span text:style-name="T46">4.</text:span><text:span text:style-name="T48">Другие сервисы – определяют отношения между MBean на предопределенных типах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10304535284653" text:continue-list="list210304496958172" text:style-name="WWNum3">
        <text:list-item>
          <text:list>
            <text:list-item>
              <text:p text:style-name="P10"><text:soft-page-break/><text:span text:style-name="T42">MANAGER LEVEL</text:span></text:p>
            </text:list-item>
          </text:list>
        </text:list-item>
      </text:list>
      <text:p text:style-name="P15"><text:span text:style-name="T49">Этот слой содержит компоненты, которые позволяют приложениям взаимодействовать с агентом. Он обеспечивает интерфейс для реализации JMX</text:span><text:span text:style-name="T45">-</text:span><text:span text:style-name="T49">менеджеров</text:span><text:span text:style-name="T45">.</text:span></text:p>
      <text:list xml:id="list210305510808328" text:continue-numbering="true" text:style-name="WWNum3">
        <text:list-item>
          <text:list>
            <text:list-item>
              <text:p text:style-name="P10"><text:span text:style-name="T42">JMX </text:span><text:span text:style-name="T46">И </text:span><text:span text:style-name="T42">JAVA SE 5.0</text:span></text:p>
            </text:list-item>
          </text:list>
        </text:list-item>
      </text:list>
      <text:p text:style-name="P15"><text:span text:style-name="T48">Начиная с Java SE 5 сделана поддержка JMX 1.2 и JMX remote API 1.0 которые являются на сегодня официальной реализацией. Java SE включает в себя следующие подсистемы:</text:span></text:p>
      <text:list xml:id="list4147668359" text:style-name="WWNum7">
        <text:list-item>
          <text:p text:style-name="P89"><text:span text:style-name="T10">Инструментарий JVM – разработан для мониторинга и управления. Является встроенной возможностью для локального и удалённого доступа.</text:span></text:p>
        </text:list-item>
        <text:list-item>
          <text:p text:style-name="P91"><text:span text:style-name="T10">API мониторинга и управления – пакет </text:span><text:span text:style-name="T29">java.kang.management</text:span><text:span text:style-name="T10"> включает интерфейс для мониторинга и управления JVM. С помощью него можно получать различную информацию – количество загруженных классов, количество потоков, параметры памяти, статистику сборщика мусора и другое.</text:span></text:p>
        </text:list-item>
        <text:list-item>
          <text:p text:style-name="P90"><text:span text:style-name="T10">Management tools – различные утилиты. В частности JConsole с помощью которой можно подключиться к работающей JVM и получить её параметры.</text:span></text:p>
        </text:list-item>
      </text:list>
      <text:p text:style-name="P85"><text:span text:style-name="T27">Можно посмотреть параметры запущенной JVM с помощью утилиты JConsole. Можно сделать это локально – запустим какое-нибудь приложение и потом запустим </text:span><text:span text:style-name="T18">JC</text:span><text:span text:style-name="T27">onsole.</text:span></text:p>
      <text:p text:style-name="P85"><text:span text:style-name="T27">Утилита </text:span><text:span text:style-name="T18">JConsole</text:span><text:span text:style-name="T27"> находится в каталоге </text:span><text:span text:style-name="T20">javac</text:span><text:span text:style-name="T27"> или в папке </text:span><text:span text:style-name="T20">bin</text:span><text:span text:style-name="T27"> нашего </text:span><text:span text:style-name="T18">jdk</text:span><text:span text:style-name="T27">-</text:span><text:span text:style-name="T18">N</text:span><text:span text:style-name="T27">.</text:span></text:p>
      <text:p text:style-name="P42"><text:bookmark-start text:name="_Toc28292059"/></text:p>
      <text:p text:style-name="P42"/>
      <text:p text:style-name="P42"/>
      <text:list xml:id="list210304710199429" text:continue-list="list210305510808328" text:style-name="WWNum3">
        <text:list-item>
          <text:list>
            <text:list-item>
              <text:p text:style-name="P79"><text:soft-page-break/><text:span text:style-name="T6">ПОНЯТИЕ ПАТТЕРНА ПРОЕКТИРОВАНИЯ</text:span></text:p>
            </text:list-item>
          </text:list>
        </text:list-item>
      </text:list>
      <text:p text:style-name="P42"/>
      <text:p text:style-name="P42"/>
      <text:p text:style-name="P21"><text:span text:style-name="Strong"><text:span text:style-name="T50">Паттерн проектирования</text:span></text:span><text:span text:style-name="T50"> — описывают типичные способы решения часто встречающихся проблем при проектировании программ.</text:span></text:p>
      <text:p text:style-name="P22"><text:span text:style-name="T50">В отличие от готовых функций или би<text:tab/>блиотек, паттерн нельзя просто взять и скопировать в программу. Паттерн представляет собой не какой-то конкретный код, а общую концепцию решения той или иной проблемы, которую нужно будет ещё подстроить под нужды вашей программы.</text:span></text:p>
      <text:p text:style-name="P22"><text:span text:style-name="T50">Паттерны часто путают с алгоритмами, ведь оба понятия описывают типовые решения каких-то известных проблем. Но если алгоритм — это чёткий набор действий, то паттерн — это высокоуровневое описание решения, реализация которого может отличаться в двух разных программах.</text:span></text:p>
      <text:p text:style-name="P22"><text:span text:style-name="T50">Если привести аналогии, то алгоритм — это кулинарный рецепт с чёткими шагами, а паттерн — инженерный чертёж, на котором нарисовано решение, но не конкретные шаги его реализации.</text:span></text:p>
      <text:h text:style-name="P2" text:outline-level="2"><text:span text:style-name="T53">Из чего состоит паттерн?</text:span></text:h>
      <text:p text:style-name="P22"><text:span text:style-name="T50">Описания паттернов чаще всего состоят из таких пунктов:</text:span></text:p>
      <text:list xml:id="list2303786744" text:style-name="WWNum8">
        <text:list-item>
          <text:p text:style-name="P93"><text:span text:style-name="T31">проблема, которую решает паттерн;</text:span></text:p>
        </text:list-item>
        <text:list-item>
          <text:p text:style-name="P93"><text:span text:style-name="T31">мотивации к решению проблемы способом, который предлагает паттерн;</text:span></text:p>
        </text:list-item>
        <text:list-item>
          <text:p text:style-name="P93"><text:span text:style-name="T31">структуры классов, составляющих решение;</text:span></text:p>
        </text:list-item>
        <text:list-item>
          <text:p text:style-name="P93"><text:span text:style-name="T31">примера на одном из языков программирования;</text:span></text:p>
        </text:list-item>
        <text:list-item>
          <text:p text:style-name="P93"><text:span text:style-name="T31">особенностей реализации в различных контекстах;</text:span></text:p>
        </text:list-item>
        <text:list-item>
          <text:p text:style-name="P92"><text:soft-page-break/><text:span text:style-name="T31">связей с другими паттернами.</text:span></text:p>
        </text:list-item>
      </text:list>
      <text:p text:style-name="P23"><text:span text:style-name="T50">Такой формализм в описании позволил создать обширный каталог паттернов, проверив каждый из них на состоятельность.</text:span></text:p>
      <text:p text:style-name="P29"/>
      <text:p text:style-name="P29"/>
      <text:p text:style-name="P12"><text:span text:style-name="T47">НЕДОСТАТКИ ПАТТЕРНОВ</text:span></text:p>
      <text:p text:style-name="P26"/>
      <text:h text:style-name="P5" text:outline-level="4"><text:span text:style-name="T24">Костыли для слабого языка программирования</text:span><text:span text:style-name="T32"> </text:span></text:h>
      <text:p text:style-name="P22"><text:span text:style-name="T50">Нужда в паттернах появляется тогда, когда люди выбирают для своего проекта язык программирования с недостаточным уровнем абстракции. В этом случае, паттерны — это костыль, который придаёт этому языку суперспособности.</text:span></text:p>
      <text:p text:style-name="P22"><text:span text:style-name="T50">Например, паттерн </text:span><text:a xlink:type="simple" xlink:href="https://refactoring.guru/ru/design-patterns/strategy" text:style-name="Internet_20_link" text:visited-style-name="Visited_20_Internet_20_Link"><text:span text:style-name="Internet_20_link"><text:span text:style-name="T55">Стратегия</text:span></text:span></text:a><text:span text:style-name="T50"> в современных языках можно реализовать простой анонимной (лямбда) функцией.</text:span></text:p>
      <text:h text:style-name="P5" text:outline-level="4"><text:span text:style-name="T24">Неэффективные решения</text:span></text:h>
      <text:p text:style-name="P22"><text:span text:style-name="T50">Паттерны пытаются стандартизировать подходы, которые и так уже широко используются. Эта стандартизация кажется некоторым людям догмой и они реализуют паттерны «как в книжке», не приспосабливая паттерны к реалиям проекта.</text:span></text:p>
      <text:h text:style-name="P6" text:outline-level="4"><text:span text:style-name="T26">Неоправданное применение</text:span></text:h>
      <text:p text:style-name="P24"><text:span text:style-name="T48">Похожая проблема возникает у новичков, которые только-только познакомились с паттернами. Вникнув в паттерны, человек пытается применить свои знания везде. Даже там, где можно было бы обойтись кодом попроще.</text:span></text:p>
      <text:p text:style-name="P99"/>
      <text:p text:style-name="P26"/>
      <text:p text:style-name="P42"><text:soft-page-break/></text:p>
      <text:p text:style-name="P77"><text:span text:style-name="T6">КЛАССИФИКАЦИЯ ПАТТЕРНОВ</text:span></text:p>
      <text:p text:style-name="P42"/>
      <text:p text:style-name="P22"><text:span text:style-name="T50">Паттерны отличаются по уровню сложности, детализации и охвата проектируемой системы. Проводя аналогию со строительством, вы можете повысить безопасность перекрёстка, поставив светофор, а можете заменить перекрёсток целой автомобильной развязкой с подземными переходами.</text:span></text:p>
      <text:p text:style-name="P22"><text:span text:style-name="T50">Самые низкоуровневые и простые паттерны — </text:span><text:span text:style-name="Emphasis"><text:span text:style-name="T52">идиомы</text:span></text:span><text:span text:style-name="T50">. Они не универсальны, поскольку применимы только в рамках одного языка программирования.</text:span></text:p>
      <text:p text:style-name="P22"><text:span text:style-name="T50">Самые универсальные — </text:span><text:span text:style-name="Emphasis"><text:span text:style-name="T52">архитектурные паттерны</text:span></text:span><text:span text:style-name="T50">, которые можно реализовать практически на любом языке. Они нужны для проектирования всей программы, а не отдельных её элементов.</text:span></text:p>
      <text:p text:style-name="P22"><text:span text:style-name="T50">Кроме того, паттерны отличаются и предназначением. В этой книге будут рассмотрены три основные группы паттернов:</text:span></text:p>
      <text:p text:style-name="P25"><text:span text:style-name="Strong"><text:span text:style-name="T50">Порождающие паттерны</text:span></text:span><text:span text:style-name="T50"> беспокоятся о гибком создании объектов без внесения в программу лишних зависимостей.</text:span></text:p>
      <text:p text:style-name="P25"><text:span text:style-name="Strong"><text:span text:style-name="T50">Структурные паттерны</text:span></text:span><text:span text:style-name="T50"> показывают различные способы построения связей между объектами.</text:span></text:p>
      <text:p text:style-name="P25"><text:span text:style-name="Strong"><text:span text:style-name="T50">Поведенческие паттерны</text:span></text:span><text:span text:style-name="T50"> заботятся об эффективной коммуникации между объектами.</text:span></text:p>
      <text:p text:style-name="P27"/>
      <text:p text:style-name="P27"/>
      <text:p text:style-name="P27"/>
      <text:p text:style-name="P13"><text:soft-page-break/><text:span text:style-name="T47">ОПИСАНИЕ ПАТТЕРНОВ ПРОЕКТИРОВАНИЯ</text:span></text:p>
      <text:p text:style-name="P77"><text:span text:style-name="T6">Хранитель</text:span></text:p>
      <text:p text:style-name="P77"><text:span text:style-name="T30">Memento</text:span></text:p>
      <text:p text:style-name="P94"><text:span text:style-name="T6">Тип: </text:span><text:span text:style-name="T9">Поведенческий</text:span></text:p>
      <text:p text:style-name="P94"><text:span text:style-name="T9">Не нарушая инкапсуляцию, определяет и сохраняет внутреннее состояние объекта и позволяет позже восстановить объект в этом состоянии.</text:span></text:p>
      <text:p text:style-name="P48"/>
      <text:p text:style-name="P80"><text:span text:style-name="T6">Цепочка обязанностей</text:span></text:p>
      <text:p text:style-name="P80"><text:span text:style-name="T21">Chain</text:span><text:span text:style-name="T30"> </text:span><text:span text:style-name="T21">of</text:span><text:span text:style-name="T30"> </text:span><text:span text:style-name="T21">responsibility</text:span></text:p>
      <text:p text:style-name="P94"><text:span text:style-name="T6">Тип</text:span><text:span text:style-name="T9">: Поведенческий</text:span></text:p>
      <text:p text:style-name="P94"><text:span text:style-name="T9">Избегает связывания отправителя запроса с его получателем, давая</text:span></text:p>
      <text:p text:style-name="P94"><text:span text:style-name="T9">возможность обработать запрос более чем одному объекту. Связывает объекты-получатели и передаёт запрос по цепочке пока объект не обработает его.</text:span></text:p>
      <text:p text:style-name="P50"/>
      <text:p text:style-name="P80"><text:span text:style-name="T6">Наблюдатель</text:span></text:p>
      <text:p text:style-name="P80"><text:span text:style-name="T21">Observer</text:span></text:p>
      <text:p text:style-name="P94"><text:span text:style-name="T6">Тип: </text:span><text:span text:style-name="T9">Поведенческий</text:span></text:p>
      <text:p text:style-name="P94"><text:span text:style-name="T9">Определяет зависимость “один ко многим” между объектами так, что когда один объект меняет своё состояние, все зависимые объекты оповещаются и обновляются автоматически.</text:span></text:p>
      <text:p text:style-name="P43"/>
      <text:p text:style-name="P80"><text:span text:style-name="T6">Команда</text:span></text:p>
      <text:p text:style-name="P80"><text:span text:style-name="T21">Command</text:span></text:p>
      <text:p text:style-name="P94"><text:span text:style-name="T6">Тип</text:span><text:span text:style-name="T9">: Поведенческий</text:span></text:p>
      <text:p text:style-name="P94"><text:span text:style-name="T9">Инкапсулирует запрос в виде объекта, позволяя передавать их клиентам в</text:span></text:p>
      <text:p text:style-name="P94"><text:span text:style-name="T9">качестве параметров, ставить в очередь, логировать а также поддерживает отмену операций.</text:span></text:p>
      <text:p text:style-name="P52"/>
      <text:p text:style-name="P81"><text:span text:style-name="T6">Состояние</text:span></text:p>
      <text:p text:style-name="P80"><text:span text:style-name="T30">State</text:span></text:p>
      <text:p text:style-name="P94"><text:span text:style-name="T6">Тип: </text:span><text:span text:style-name="T9">Поведенческий</text:span></text:p>
      <text:p text:style-name="P94"><text:span text:style-name="T9">Позволяет объекту изменять своё поведение в зависимости от внутреннего состояния.</text:span></text:p>
      <text:p text:style-name="P80"><text:span text:style-name="T6">Интерпретатор</text:span></text:p>
      <text:p text:style-name="P80"><text:span text:style-name="T30">Interpreter</text:span></text:p>
      <text:p text:style-name="P94"><text:span text:style-name="T6">Тип</text:span><text:span text:style-name="T9">: Поведенческий</text:span></text:p>
      <text:p text:style-name="P94"><text:span text:style-name="T9">Получая формальный язык, определяет представление его грамматики</text:span></text:p>
      <text:p text:style-name="P94"><text:span text:style-name="T9">и интерпретатор, использующий это представление для обработки</text:span></text:p>
      <text:p text:style-name="P94"><text:span text:style-name="T9">выражений языка.</text:span></text:p>
      <text:p text:style-name="P80"><text:span text:style-name="T6">Стратегия</text:span></text:p>
      <text:p text:style-name="P80"><text:span text:style-name="T30">Strategy</text:span></text:p>
      <text:p text:style-name="P94"><text:span text:style-name="T6">Тип</text:span><text:span text:style-name="T9">: Поведенческий</text:span></text:p>
      <text:p text:style-name="P94"><text:span text:style-name="T9">Определяет группу алгоритмов, инкапсулирует их и делает взаимо-</text:span></text:p>
      <text:p text:style-name="P94"><text:span text:style-name="T9">заменяемыми. Позволяет изменять алгоритм независимо от клиентов,</text:span></text:p>
      <text:p text:style-name="P94"><text:span text:style-name="T9">его использующих.</text:span></text:p>
      <text:p text:style-name="P80"><text:span text:style-name="T6">Итератор</text:span></text:p>
      <text:p text:style-name="P80"><text:span text:style-name="T30">Iterator</text:span></text:p>
      <text:p text:style-name="P94"><text:span text:style-name="T6">Тип</text:span><text:span text:style-name="T9">: Поведенческий</text:span></text:p>
      <text:p text:style-name="P94"><text:span text:style-name="T9">Предоставляет способ последовательного доступа к элементам множества, независимо от его внутреннего устройства.</text:span></text:p>
      <text:p text:style-name="P80"><text:span text:style-name="T6">Шаблонный метод</text:span></text:p>
      <text:p text:style-name="P80"><text:span text:style-name="T30">Template method</text:span></text:p>
      <text:p text:style-name="P94"><text:span text:style-name="T6">Тип</text:span><text:span text:style-name="T9">: Поведенческий</text:span></text:p>
      <text:p text:style-name="P94"><text:span text:style-name="T9">Определяет алгоритм, некоторые этапы которого делегируются подклассам. Позволяет подклассам переопределить эти этапы, не меняя структуру алгоритма.</text:span></text:p>
      <text:p text:style-name="P80"><text:span text:style-name="T6">Посредник</text:span></text:p>
      <text:p text:style-name="P80"><text:soft-page-break/><text:span text:style-name="T30">Mediator</text:span></text:p>
      <text:p text:style-name="P94"><text:span text:style-name="T6">Тип</text:span><text:span text:style-name="T9">: Поведенческий</text:span></text:p>
      <text:p text:style-name="P94"><text:span text:style-name="T9">Определяет объект, инкапсулирующий способ взаимодействия объектов. Обеспечивает слабую связь, избавляя объекты от необходимости прямо ссылать друг на друга и даёт возможность независимо изменять их взаимодействие.</text:span></text:p>
      <text:p text:style-name="P80"><text:span text:style-name="T6">Посетитель</text:span></text:p>
      <text:p text:style-name="P80"><text:span text:style-name="T30">Visitor</text:span></text:p>
      <text:p text:style-name="P94"><text:span text:style-name="T6">Тип</text:span><text:span text:style-name="T9">: Поведенческий</text:span></text:p>
      <text:p text:style-name="P94"><text:span text:style-name="T9">Представляет собой операцию, которая будет выполнена над объектами группы классов. Даёт возможность определить новую операцию без изменения кода классов, над которами эта операция проводится.</text:span></text:p>
      <text:p text:style-name="P80"><text:span text:style-name="T6">Адаптер</text:span></text:p>
      <text:p text:style-name="P80"><text:span text:style-name="T30">Adapter</text:span></text:p>
      <text:p text:style-name="P94"><text:span text:style-name="T6">Тип</text:span><text:span text:style-name="T9">: Структурный</text:span></text:p>
      <text:p text:style-name="P94"><text:span text:style-name="T9">Конвертирует интерфейс класса в другой интерфейс, ожидаемый клиентом. Позволяет классам с разными интерфейсами работать вместе.</text:span></text:p>
      <text:p text:style-name="P80"><text:span text:style-name="T6">Прокси</text:span></text:p>
      <text:p text:style-name="P80"><text:span text:style-name="T30">Proxy</text:span></text:p>
      <text:p text:style-name="P94"><text:span text:style-name="T6">Тип</text:span><text:span text:style-name="T9">: Структурный</text:span></text:p>
      <text:p text:style-name="P94"><text:span text:style-name="T9">Предоставляет замену другого объекта для контроля доступа к нему.</text:span></text:p>
      <text:p text:style-name="P80"><text:span text:style-name="T6">Мост</text:span></text:p>
      <text:p text:style-name="P80"><text:span text:style-name="T21">Bridge</text:span></text:p>
      <text:p text:style-name="P94"><text:span text:style-name="T6">Тип</text:span><text:span text:style-name="T9">: Структурный</text:span></text:p>
      <text:p text:style-name="P94"><text:span text:style-name="T9">Разделяет абстракцию и реализацию так, чтобы они могли изменяться независимо.</text:span></text:p>
      <text:p text:style-name="P80"><text:span text:style-name="T6">Абстрактная фабрика</text:span></text:p>
      <text:p text:style-name="P80"><text:span text:style-name="T21">Abstract</text:span><text:span text:style-name="T30"> </text:span><text:span text:style-name="T21">factory</text:span></text:p>
      <text:p text:style-name="P94"><text:span text:style-name="T6">Тип</text:span><text:span text:style-name="T9">: Порождающий</text:span></text:p>
      <text:p text:style-name="P94"><text:soft-page-break/><text:span text:style-name="T9">Предоставляет интерфейс для создания групп связанных или зависимых объектов, не указывая их конкретный класс</text:span></text:p>
      <text:p text:style-name="P80"><text:span text:style-name="T6">Компоновщик</text:span></text:p>
      <text:p text:style-name="P80"><text:span text:style-name="T30">Composite</text:span></text:p>
      <text:p text:style-name="P94"><text:span text:style-name="T6">Тип</text:span><text:span text:style-name="T9">: Структурный</text:span></text:p>
      <text:p text:style-name="P94"><text:span text:style-name="T9">Компонует объекты в древовидную структуру, представляя их в виде иерархии. Позволяет клиенту одинаково обращаться как к отдельному объекту, так и к целому поддереву.</text:span></text:p>
      <text:p text:style-name="P80"><text:span text:style-name="T6">Строитель</text:span></text:p>
      <text:p text:style-name="P80"><text:span text:style-name="T30">Builder</text:span></text:p>
      <text:p text:style-name="P94"><text:span text:style-name="T6">Тип</text:span><text:span text:style-name="T9">: Порождающий</text:span></text:p>
      <text:p text:style-name="P94"><text:span text:style-name="T9">Разделяет создание сложного объекта и инициализацию его состояния так, что одинаковый процесс построения может создать объекты с разным состоянием.</text:span></text:p>
      <text:p text:style-name="P80"><text:span text:style-name="T6">Декоратор</text:span></text:p>
      <text:p text:style-name="P80"><text:span text:style-name="T30">Decorator</text:span></text:p>
      <text:p text:style-name="P94"><text:span text:style-name="T6">Тип</text:span><text:span text:style-name="T9">: Структурный</text:span></text:p>
      <text:p text:style-name="P94"><text:span text:style-name="T9">Динамически предоставляет объекту дополнительные возможности. Представляет собой гибкую альтернативу наследованию для расширения функциональности.</text:span></text:p>
      <text:p text:style-name="P80"><text:span text:style-name="T6">Фабричный метод </text:span></text:p>
      <text:p text:style-name="P80"><text:span text:style-name="T30">Factory method</text:span></text:p>
      <text:p text:style-name="P94"><text:span text:style-name="T6">Тип</text:span><text:span text:style-name="T9">: Порождающий</text:span></text:p>
      <text:p text:style-name="P94"><text:span text:style-name="T9">Определяет интерфейс для создания объекта, но позволяет подклассам решать, какой класс инстанцировать. Позволяет делегировать создание объекта подклассам.</text:span></text:p>
      <text:p text:style-name="P80"><text:span text:style-name="T6">Фасад</text:span></text:p>
      <text:p text:style-name="P80"><text:span text:style-name="T30">Facade</text:span></text:p>
      <text:p text:style-name="P94"><text:span text:style-name="T6">Тип</text:span><text:span text:style-name="T9">: Структурный</text:span></text:p>
      <text:p text:style-name="P94"><text:soft-page-break/><text:span text:style-name="T9">Предоставляет единый интерфейс к группе интерфейсов подсистемы. Определяет высокоуровневый интерфейс, делая подсистему проще для использования.</text:span></text:p>
      <text:p text:style-name="P80"><text:span text:style-name="T6">Прототип</text:span></text:p>
      <text:p text:style-name="P80"><text:span text:style-name="T30">Prototype</text:span></text:p>
      <text:p text:style-name="P94"><text:span text:style-name="T6">Тип</text:span><text:span text:style-name="T9">: Порождающий</text:span></text:p>
      <text:p text:style-name="P94"><text:span text:style-name="T9">Определяет несколько видов объектов, чтобы при создании использовать объект-прототип и создаёт новые объекты, копируя прототип.</text:span></text:p>
      <text:p text:style-name="P80"><text:span text:style-name="T6">Приспособленец</text:span></text:p>
      <text:p text:style-name="P80"><text:span text:style-name="T30">Flyweight</text:span></text:p>
      <text:p text:style-name="P94"><text:span text:style-name="T6">Тип</text:span><text:span text:style-name="T9">: Структурный</text:span></text:p>
      <text:p text:style-name="P94"><text:span text:style-name="T9">Благодаря совместному использованию, поддерживает эффективную работу с большим количеством объектов.</text:span></text:p>
      <text:p text:style-name="P80"><text:span text:style-name="T6">Одиночка</text:span></text:p>
      <text:p text:style-name="P80"><text:span text:style-name="T30">Singleton</text:span></text:p>
      <text:p text:style-name="P96"><text:span text:style-name="T6">Тип: </text:span><text:span text:style-name="T9">Порождающий</text:span></text:p>
      <text:p text:style-name="P96"><text:span text:style-name="T9">Гарантирует, что класс имеет только один экземпляр и предоставляет глобальную точку доступа к нему.</text:span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pan text:style-name="T14"/></text:p>
      <text:p text:style-name="P82"><text:soft-page-break/><text:span text:style-name="T14">2.</text:span><text:span text:style-name="T6">П</text:span><text:bookmark-start text:name="_Toc28292060"/><text:bookmark-end text:name="_Toc28292059"/><text:span text:style-name="T6">РАКТИЧЕСКАЯ ЧАСТЬ</text:span></text:p>
      <text:p text:style-name="P51"/>
      <text:p text:style-name="P51"><text:bookmark-end text:name="_Toc28292060"/></text:p>
      <text:list xml:id="list210304202423794" text:continue-list="list2211747221" text:style-name="WWNum6">
        <text:list-item>
          <text:list>
            <text:list-item>
              <text:p text:style-name="P83"><text:span text:style-name="T6">ПРИМЕР ПРИЛОЖЕНИЯ, УПРАВЛЯЕМОГО ЧЕРЕЗ </text:span><text:span text:style-name="T14">JMX</text:span></text:p>
            </text:list-item>
          </text:list>
        </text:list-item>
      </text:list>
      <text:p text:style-name="P42"/>
      <text:p text:style-name="P84"><text:span text:style-name="T9">В качестве примера мы спроектировали приложение, которое включает в себя методы, позволяющие запускать, отменять, профилировать и смотреть статус приложения с помощью </text:span><text:span text:style-name="T16">JMX.</text:span></text:p>
      <text:p text:style-name="P63"/>
      <text:p text:style-name="P96"><text:span text:style-name="T6">Класс</text:span><text:span text:style-name="T14"> Main:</text:span></text:p>
      <text:p text:style-name="P33"><text:span text:style-name="T56">package </text:span><text:span text:style-name="T58">JMX_Agent</text:span><text:span text:style-name="T56">;<text:line-break/><text:line-break/>import </text:span><text:span text:style-name="T58">javax.management.*</text:span><text:span text:style-name="T56">;<text:line-break/>import </text:span><text:span text:style-name="T58">java.lang.management.ManagementFactory</text:span><text:span text:style-name="T56">;<text:line-break/><text:line-break/>public class </text:span><text:span text:style-name="T58">Main {<text:line-break/> <text:s text:c="3"/></text:span><text:span text:style-name="T56">public static void </text:span><text:span text:style-name="T58">main(String[] args) </text:span><text:span text:style-name="T56">throws </text:span><text:span text:style-name="T58">MalformedObjectNameException</text:span><text:span text:style-name="T56">, </text:span><text:span text:style-name="T58">NotCompliantMBeanException</text:span><text:span text:style-name="T56">, </text:span><text:span text:style-name="T58">InstanceAlreadyExistsException</text:span><text:span text:style-name="T56">, </text:span><text:span text:style-name="T58">MBeanRegistrationException</text:span><text:span text:style-name="T56">, </text:span><text:span text:style-name="T58">InterruptedException {<text:line-break/> <text:s text:c="7"/>TaskList process = </text:span><text:span text:style-name="T56">new </text:span><text:span text:style-name="T58">TaskList()</text:span><text:span text:style-name="T56">;<text:line-break/> <text:s text:c="7"/></text:span><text:span text:style-name="T58">ManagementFactory.getPlatformMBeanServer().registerMBean(process</text:span><text:span text:style-name="T56">, new </text:span><text:span text:style-name="T58">ObjectName(</text:span><text:span text:style-name="T60">"TaskList:name=JMXAGENT"</text:span><text:span text:style-name="T58">)<text:line-break/> <text:s text:c="7"/>)</text:span><text:span text:style-name="T56">;<text:line-break/> <text:s text:c="7"/>while </text:span><text:span text:style-name="T58">(</text:span><text:span text:style-name="T56">true</text:span><text:span text:style-name="T58">){<text:line-break/> <text:s text:c="11"/>Thread.sleep(</text:span><text:span text:style-name="T62">10000</text:span><text:span text:style-name="T58">)</text:span><text:span text:style-name="T56">;<text:line-break/> <text:s text:c="7"/></text:span><text:span text:style-name="T58">}<text:line-break/> <text:s text:c="3"/>}<text:line-break/>}</text:span></text:p>
      <text:p text:style-name="P64"/>
      <text:p text:style-name="P64"/>
      <text:p text:style-name="P96"><text:span text:style-name="T6">Класс</text:span><text:span text:style-name="T14"> Tasks:</text:span></text:p>
      <text:p text:style-name="P33"><text:span text:style-name="T56">package </text:span><text:span text:style-name="T58">JMX_Agent</text:span><text:span text:style-name="T56">;<text:line-break/><text:line-break/>import </text:span><text:span text:style-name="T58">agent.MainTransformer</text:span><text:span text:style-name="T56">;<text:line-break/>import <text:s/></text:span><text:span text:style-name="T58">javassist.*</text:span><text:span text:style-name="T56">;<text:line-break/><text:line-break/>import </text:span><text:span text:style-name="T58">java.io.IOException</text:span><text:span text:style-name="T56">;<text:line-break/>import </text:span><text:span text:style-name="T58">java.lang.instrument.IllegalClassFormatException</text:span><text:span text:style-name="T56">;<text:line-break/>import </text:span><text:span text:style-name="T58">java.lang.reflect.InvocationTargetException</text:span><text:span text:style-name="T56">;<text:line-break/>import </text:span><text:span text:style-name="T58">java.net.MalformedURLException</text:span><text:span text:style-name="T56">;<text:line-break/>import </text:span><text:span text:style-name="T58">java.net.URL</text:span><text:span text:style-name="T56">;<text:line-break/>import </text:span><text:span text:style-name="T58">java.net.URLClassLoader</text:span><text:span text:style-name="T56">;<text:line-break/>import </text:span><text:span text:style-name="T58">java.nio.file.Path</text:span><text:span text:style-name="T56">;<text:line-break/>import </text:span><text:span text:style-name="T58">java.util.concurrent.Executors</text:span><text:span text:style-name="T56">;<text:line-break/>import </text:span><text:span text:style-name="T58">java.util.concurrent.ScheduledExecutorService</text:span><text:span text:style-name="T56">;<text:line-break/>import </text:span><text:span text:style-name="T58">java.util.concurrent.TimeUnit</text:span><text:span text:style-name="T56">;<text:line-break/><text:line-break/></text:span><text:soft-page-break/><text:span text:style-name="T56">public class </text:span><text:span text:style-name="T58">Tasks {<text:line-break/><text:line-break/> <text:s text:c="3"/></text:span><text:span text:style-name="T56">private </text:span><text:span text:style-name="T58">String name</text:span><text:span text:style-name="T56">;<text:line-break/> <text:s text:c="3"/>private final </text:span><text:span text:style-name="T58">String status</text:span><text:span text:style-name="T56">;<text:line-break/> <text:s text:c="3"/>private </text:span><text:span text:style-name="T58">String classpath</text:span><text:span text:style-name="T56">;<text:line-break/> <text:s text:c="3"/>private </text:span><text:span text:style-name="T58">String mainClass</text:span><text:span text:style-name="T56">;<text:line-break/> <text:s text:c="3"/>private </text:span><text:span text:style-name="T58">Integer period</text:span><text:span text:style-name="T56">;<text:line-break/> <text:s text:c="3"/>public boolean </text:span><text:span text:style-name="T58">isProfiled</text:span><text:span text:style-name="T56">;<text:line-break/> <text:s text:c="3"/>private final </text:span><text:span text:style-name="T58">ScheduledExecutorService scheduledExecutorService</text:span><text:span text:style-name="T56">;<text:line-break/><text:line-break/> <text:s text:c="3"/>public </text:span><text:span text:style-name="T58">Tasks() {<text:line-break/> <text:s text:c="7"/>name = </text:span><text:span text:style-name="T60">"Untitled"</text:span><text:span text:style-name="T56">;<text:line-break/> <text:s text:c="7"/></text:span><text:span text:style-name="T58">scheduledExecutorService = Executors.newScheduledThreadPool(</text:span><text:span text:style-name="T62">1</text:span><text:span text:style-name="T58">)</text:span><text:span text:style-name="T56">;<text:line-break/> <text:s text:c="7"/></text:span><text:span text:style-name="T58">status = </text:span><text:span text:style-name="T60">"running"</text:span><text:span text:style-name="T56">;<text:line-break/> <text:s text:c="7"/></text:span><text:span text:style-name="T58">isProfiled = </text:span><text:span text:style-name="T56">false;<text:line-break/> <text:s text:c="3"/></text:span><text:span text:style-name="T58">}<text:line-break/><text:line-break/></text:span><text:span text:style-name="T56">private void </text:span><text:span text:style-name="T58">Task(String taskpath</text:span><text:span text:style-name="T56">, </text:span><text:span text:style-name="T58">String mainClass) {<text:line-break/> <text:s text:c="7"/></text:span><text:span text:style-name="T56">var </text:span><text:span text:style-name="T58">path = Path.of(taskpath)</text:span><text:span text:style-name="T56">;<text:line-break/> <text:s text:c="7"/>try</text:span><text:span text:style-name="T58">{<text:line-break/> <text:s text:c="11"/>ClassLoader loader = </text:span><text:span text:style-name="T56">new </text:span><text:span text:style-name="T58">URLClassLoader(</text:span><text:span text:style-name="T56">new </text:span><text:span text:style-name="T58">URL[] {path.toUri().toURL()})</text:span><text:span text:style-name="T56">;<text:line-break/> <text:s text:c="11"/>var </text:span><text:span text:style-name="T58">clazz = loader.loadClass(mainClass)</text:span><text:span text:style-name="T56">;<text:line-break/> <text:s text:c="11"/></text:span><text:span text:style-name="T58">clazz.getMethod(</text:span><text:span text:style-name="T60">"run"</text:span><text:span text:style-name="T58">).invoke(</text:span><text:span text:style-name="T56">null</text:span><text:span text:style-name="T58">)</text:span><text:span text:style-name="T56">;<text:line-break/> <text:s text:c="7"/></text:span><text:span text:style-name="T58">} </text:span><text:span text:style-name="T56">catch </text:span><text:span text:style-name="T58">(MalformedURLException | ClassNotFoundException | NoSuchMethodException | IllegalAccessException | InvocationTargetException e) {<text:line-break/> <text:s text:c="11"/></text:span><text:span text:style-name="T56">this</text:span><text:span text:style-name="T58">.cancel()</text:span><text:span text:style-name="T56">;<text:line-break/> <text:s text:c="11"/></text:span><text:span text:style-name="T58">e.printStackTrace()</text:span><text:span text:style-name="T56">;<text:line-break/> <text:s text:c="7"/></text:span><text:span text:style-name="T58">}<text:line-break/> <text:s text:c="3"/>}<text:line-break/><text:line-break/> <text:s text:c="3"/></text:span><text:span text:style-name="T56">public </text:span><text:span text:style-name="T58">String getName() {<text:line-break/> <text:s text:c="7"/></text:span><text:span text:style-name="T56">return </text:span><text:span text:style-name="T58">name</text:span><text:span text:style-name="T56">;<text:line-break/> <text:s text:c="3"/></text:span><text:span text:style-name="T58">}<text:line-break/><text:line-break/> <text:s text:c="3"/></text:span><text:span text:style-name="T56">public void </text:span><text:span text:style-name="T58">submit(String name</text:span><text:span text:style-name="T56">, </text:span><text:span text:style-name="T58">String classpath</text:span><text:span text:style-name="T56">, </text:span><text:span text:style-name="T58">String mainClass</text:span><text:span text:style-name="T56">, int </text:span><text:span text:style-name="T58">period) {<text:line-break/> <text:s text:c="7"/></text:span><text:span text:style-name="T56">this</text:span><text:span text:style-name="T58">.name=name</text:span><text:span text:style-name="T56">;<text:line-break/> <text:s text:c="7"/>this</text:span><text:span text:style-name="T58">.mainClass = mainClass</text:span><text:span text:style-name="T56">;<text:line-break/> <text:s text:c="7"/>this</text:span><text:span text:style-name="T58">.classpath = classpath</text:span><text:span text:style-name="T56">;<text:line-break/> <text:s text:c="7"/>this</text:span><text:span text:style-name="T58">.period = period</text:span><text:span text:style-name="T56">;<text:line-break/> <text:s text:c="7"/></text:span><text:span text:style-name="T58">Runnable task = () -&gt; Task(classpath</text:span><text:span text:style-name="T56">,</text:span><text:span text:style-name="T58">mainClass)</text:span><text:span text:style-name="T56">;<text:line-break/> <text:s text:c="7"/></text:span><text:span text:style-name="T58">scheduledExecutorService.scheduleAtFixedRate(task</text:span><text:span text:style-name="T56">, </text:span><text:span text:style-name="T62">1</text:span><text:span text:style-name="T56">, </text:span><text:span text:style-name="T58">period</text:span><text:span text:style-name="T56">, </text:span><text:span text:style-name="T58">TimeUnit.SECONDS)</text:span><text:span text:style-name="T56">;<text:line-break/> <text:s text:c="3"/></text:span><text:span text:style-name="T58">}<text:line-break/><text:line-break/> <text:s text:c="3"/></text:span><text:span text:style-name="T56">public </text:span><text:span text:style-name="T58">String status() {<text:line-break/> <text:s text:c="7"/></text:span><text:span text:style-name="T56">return </text:span><text:span text:style-name="T58">status</text:span><text:span text:style-name="T56">;<text:line-break/> <text:s text:c="3"/></text:span><text:span text:style-name="T58">}<text:line-break/><text:line-break/><text:line-break/></text:span><text:span text:style-name="T56">public void </text:span><text:span text:style-name="T58">cancel() {<text:line-break/> <text:s text:c="7"/></text:span><text:span text:style-name="T56">this</text:span><text:span text:style-name="T58">.scheduledExecutorService.shutdown()</text:span><text:span text:style-name="T56">;<text:line-break/> <text:s text:c="7"/></text:span><text:span text:style-name="T58">System.out.println( </text:span><text:span text:style-name="T56">this</text:span><text:span text:style-name="T58">.name + <text:s/></text:span><text:span text:style-name="T60">" is stopped"</text:span><text:span text:style-name="T58">)</text:span><text:span text:style-name="T56">;<text:line-break/> <text:s text:c="3"/></text:span><text:span text:style-name="T58">}<text:line-break/><text:line-break/> <text:s text:c="3"/></text:span><text:span text:style-name="T56">public void </text:span><text:span text:style-name="T58">startProfiling() </text:span><text:span text:style-name="T56">throws </text:span><text:span text:style-name="T58">NotFoundException</text:span><text:span text:style-name="T56">, </text:span><text:span text:style-name="T58">IOException</text:span><text:span text:style-name="T56">, </text:span><text:span text:style-name="T58">CannotCompileException</text:span><text:span text:style-name="T56">, </text:span><text:span text:style-name="T58">IllegalClassFormatException {<text:line-break/> <text:s text:c="7"/>ClassPool classPool = ClassPool.getDefault()</text:span><text:span text:style-name="T56">;<text:line-break/> <text:s text:c="7"/></text:span><text:span text:style-name="T58">CtClass ctClass = classPool.get(mainClass)</text:span><text:span text:style-name="T56">;<text:line-break/> <text:s text:c="7"/></text:span><text:span text:style-name="T58">MainTransformer mainTransformer = </text:span><text:span text:style-name="T56">new </text:span><text:span text:style-name="T58">MainTransformer()</text:span><text:span text:style-name="T56">;<text:line-break/> <text:s text:c="7"/></text:span><text:span text:style-name="T58">mainTransformer.transform(</text:span><text:span text:style-name="T56">this</text:span><text:span text:style-name="T58">.scheduledExecutorService.getClass().getClassLoader()</text:span><text:span text:style-name="T56">,<text:line-break/> <text:s text:c="15"/>this</text:span><text:span text:style-name="T58">.scheduledExecutorService.getClass().getName()</text:span><text:span text:style-name="T56">,<text:line-break/> <text:s text:c="15"/>this</text:span><text:span text:style-name="T58">.scheduledExecutorService.getClass()</text:span><text:span text:style-name="T56">,<text:line-break/></text:span><text:soft-page-break/><text:span text:style-name="T56"> <text:s text:c="15"/>this</text:span><text:span text:style-name="T58">.scheduledExecutorService.getClass().getProtectionDomain()</text:span><text:span text:style-name="T56">,<text:line-break/> <text:s text:c="15"/></text:span><text:span text:style-name="T58">ctClass.toBytecode())</text:span><text:span text:style-name="T56">;<text:line-break/> <text:s text:c="7"/>this</text:span><text:span text:style-name="T58">.isProfiled = </text:span><text:span text:style-name="T56">true;<text:line-break/> <text:s text:c="3"/></text:span><text:span text:style-name="T58">}<text:line-break/><text:line-break/> <text:s text:c="3"/></text:span><text:span text:style-name="T56">public void </text:span><text:span text:style-name="T58">stopProfiling(){<text:line-break/> <text:s text:c="7"/></text:span><text:span text:style-name="T56">this</text:span><text:span text:style-name="T58">.scheduledExecutorService.shutdown()</text:span><text:span text:style-name="T56">;<text:line-break/> <text:s text:c="7"/></text:span><text:span text:style-name="T58">Runnable task = () -&gt; Task(</text:span><text:span text:style-name="T56">this</text:span><text:span text:style-name="T58">.classpath</text:span><text:span text:style-name="T56">,this</text:span><text:span text:style-name="T58">.mainClass)</text:span><text:span text:style-name="T56">;<text:line-break/> <text:s text:c="7"/></text:span><text:span text:style-name="T58">scheduledExecutorService.scheduleAtFixedRate(task</text:span><text:span text:style-name="T56">, </text:span><text:span text:style-name="T62">1</text:span><text:span text:style-name="T56">, this</text:span><text:span text:style-name="T58">.period</text:span><text:span text:style-name="T56">, </text:span><text:span text:style-name="T58">TimeUnit.SECONDS)</text:span><text:span text:style-name="T56">;<text:line-break/> <text:s text:c="7"/>this</text:span><text:span text:style-name="T58">.isProfiled = </text:span><text:span text:style-name="T56">false;<text:line-break/> <text:s text:c="3"/></text:span><text:span text:style-name="T58">}<text:line-break/>}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96"><text:span text:style-name="T6">Интерфейс</text:span><text:span text:style-name="T14"> TaskListMBean:</text:span></text:p>
      <text:p text:style-name="P33"><text:span text:style-name="T56">package </text:span><text:span text:style-name="T58">JMX_Agent</text:span><text:span text:style-name="T56">;<text:line-break/><text:line-break/>public interface </text:span><text:span text:style-name="T58">TaskListMBean {<text:line-break/> <text:s text:c="3"/></text:span><text:span text:style-name="T56">void </text:span><text:span text:style-name="T58">submit(String name</text:span><text:span text:style-name="T56">, </text:span><text:span text:style-name="T58">String classpath</text:span><text:span text:style-name="T56">, </text:span><text:span text:style-name="T58">String mainClass</text:span><text:span text:style-name="T56">, int </text:span><text:span text:style-name="T58">period) </text:span><text:span text:style-name="T56">throws </text:span><text:span text:style-name="T58">ClassNotFoundException</text:span><text:span text:style-name="T56">;<text:line-break/><text:line-break/> <text:s text:c="3"/></text:span><text:span text:style-name="T58">String status(String name)</text:span><text:span text:style-name="T56">;<text:line-break/> <text:s text:c="3"/>void </text:span><text:span text:style-name="T58">cancel(String name)</text:span><text:span text:style-name="T56">;<text:line-break/> <text:s text:c="3"/>void </text:span><text:span text:style-name="T58">startProfiling(String name)</text:span><text:span text:style-name="T56">;<text:line-break/> <text:s text:c="3"/>void </text:span><text:span text:style-name="T58">stopProfiling(String name)</text:span><text:span text:style-name="T56">;<text:line-break/></text:span><text:span text:style-name="T58">}</text:span></text:p>
      <text:p text:style-name="P101"/>
      <text:p text:style-name="P101"/>
      <text:p text:style-name="P96"><text:span text:style-name="T6">Класс</text:span><text:span text:style-name="T14"> TaskList:</text:span></text:p>
      <text:p text:style-name="P33"><text:span text:style-name="T56">package </text:span><text:span text:style-name="T58">JMX_Agent</text:span><text:span text:style-name="T56">;<text:line-break/><text:line-break/>import </text:span><text:span text:style-name="T58">javassist.CannotCompileException</text:span><text:span text:style-name="T56">;<text:line-break/>import </text:span><text:span text:style-name="T58">javassist.NotFoundException</text:span><text:span text:style-name="T56">;<text:line-break/>import </text:span><text:span text:style-name="T58">java.io.IOException</text:span><text:span text:style-name="T56">;<text:line-break/>import </text:span><text:span text:style-name="T58">java.lang.instrument.IllegalClassFormatException</text:span><text:span text:style-name="T56">;<text:line-break/>import </text:span><text:span text:style-name="T58">java.util.ArrayList</text:span><text:span text:style-name="T56">;<text:line-break/><text:line-break/>public class </text:span><text:span text:style-name="T58">TaskList </text:span><text:span text:style-name="T56">implements </text:span><text:span text:style-name="T58">TaskListMBean {<text:line-break/><text:line-break/> <text:s text:c="3"/>ArrayList&lt;Tasks&gt; tasks</text:span><text:span text:style-name="T56">;<text:line-break/><text:line-break/> <text:s text:c="3"/></text:span><text:span text:style-name="T58">TaskList(){<text:line-break/> <text:s text:c="7"/>tasks = </text:span><text:span text:style-name="T56">new </text:span><text:span text:style-name="T58">ArrayList&lt;&gt;(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submit(String name</text:span><text:span text:style-name="T56">, </text:span><text:span text:style-name="T58">String classpath</text:span><text:span text:style-name="T56">, </text:span><text:span text:style-name="T58">String mainClass</text:span><text:span text:style-name="T56">, int </text:span><text:span text:style-name="T58">period) {<text:line-break/> <text:s text:c="7"/>Tasks tasks = </text:span><text:span text:style-name="T56">new </text:span><text:span text:style-name="T58">Tasks()</text:span><text:span text:style-name="T56">;<text:line-break/> <text:s text:c="7"/></text:span><text:span text:style-name="T58">tasks.submit(name</text:span><text:span text:style-name="T56">, </text:span><text:span text:style-name="T58">classpath</text:span><text:span text:style-name="T56">, </text:span><text:span text:style-name="T58">mainClass</text:span><text:span text:style-name="T56">, </text:span><text:span text:style-name="T58">period)</text:span><text:span text:style-name="T56">;<text:line-break/></text:span><text:soft-page-break/><text:span text:style-name="T56"> <text:s text:c="7"/>this</text:span><text:span text:style-name="T58">.tasks.add(tasks)</text:span><text:span text:style-name="T56">;<text:line-break/> <text:s text:c="7"/></text:span><text:span text:style-name="T58">System.out.println(name + </text:span><text:span text:style-name="T60">" is started"</text:span><text:span text:style-name="T58">)</text:span><text:span text:style-name="T56">;<text:line-break/> <text:s text:c="3"/></text:span><text:span text:style-name="T58">}<text:line-break/> <text:s text:c="3"/>@Override<text:line-break/> <text:s text:c="3"/></text:span><text:span text:style-name="T56">public </text:span><text:span text:style-name="T58">String status(String name) {<text:line-break/> <text:s text:c="7"/></text:span><text:span text:style-name="T56">boolean </text:span><text:span text:style-name="T58">deleted = </text:span><text:span text:style-name="T56">false;<text:line-break/> <text:s text:c="7"/></text:span><text:span text:style-name="T58">String status = </text:span><text:span text:style-name="T56">null;<text:line-break/> <text:s text:c="7"/>for </text:span><text:span text:style-name="T58">(Tasks tasks : </text:span><text:span text:style-name="T56">this</text:span><text:span text:style-name="T58">.tasks) {<text:line-break/> <text:s text:c="11"/></text:span><text:span text:style-name="T56">if </text:span><text:span text:style-name="T58">(tasks.getName().equals(name)) {<text:line-break/> <text:s text:c="15"/>status = tasks.status()</text:span><text:span text:style-name="T56">;<text:line-break/> <text:s text:c="15"/></text:span><text:span text:style-name="T58">deleted = </text:span><text:span text:style-name="T56">true;<text:line-break/> <text:s text:c="11"/></text:span><text:span text:style-name="T58">}<text:line-break/> <text:s text:c="7"/>}<text:line-break/> <text:s text:c="7"/></text:span><text:span text:style-name="T56">if </text:span><text:span text:style-name="T58">(!(deleted))<text:line-break/> <text:s text:c="11"/>status = </text:span><text:span text:style-name="T60">"No such process"</text:span><text:span text:style-name="T56">;<text:line-break/> <text:s text:c="7"/>return </text:span><text:span text:style-name="T58">status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cancel(String name) {<text:line-break/> <text:s text:c="7"/></text:span><text:span text:style-name="T56">boolean </text:span><text:span text:style-name="T58">deleted = </text:span><text:span text:style-name="T56">false;<text:line-break/> <text:s text:c="7"/>for </text:span><text:span text:style-name="T58">(Tasks tasks : </text:span><text:span text:style-name="T56">this</text:span><text:span text:style-name="T58">.tasks) {<text:line-break/> <text:s text:c="11"/></text:span><text:span text:style-name="T56">if </text:span><text:span text:style-name="T58">(tasks.getName().equals(name)) {<text:line-break/> <text:s text:c="15"/>tasks.cancel()</text:span><text:span text:style-name="T56">;<text:line-break/> <text:s text:c="15"/>this</text:span><text:span text:style-name="T58">.tasks.remove(tasks)</text:span><text:span text:style-name="T56">;<text:line-break/> <text:s text:c="15"/></text:span><text:span text:style-name="T58">deleted = </text:span><text:span text:style-name="T56">true;<text:line-break/> <text:s text:c="11"/></text:span><text:span text:style-name="T58">}<text:line-break/> <text:s text:c="7"/>}<text:line-break/> <text:s text:c="7"/></text:span><text:span text:style-name="T56">if </text:span><text:span text:style-name="T58">(!(deleted))<text:line-break/> <text:s text:c="11"/>System.out.println(</text:span><text:span text:style-name="T60">"No such process"</text:span><text:span text:style-name="T58">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startProfiling(String name) {<text:line-break/> <text:s text:c="7"/></text:span><text:span text:style-name="T56">for </text:span><text:span text:style-name="T58">(Tasks tasks : </text:span><text:span text:style-name="T56">this</text:span><text:span text:style-name="T58">.tasks) {<text:line-break/> <text:s text:c="11"/></text:span><text:span text:style-name="T56">if </text:span><text:span text:style-name="T58">(tasks.getName().equals(name)) {<text:line-break/> <text:s text:c="15"/></text:span><text:span text:style-name="T56">try </text:span><text:span text:style-name="T58">{<text:line-break/> <text:s text:c="19"/></text:span><text:span text:style-name="T56">if </text:span><text:span text:style-name="T58">(!(tasks.isProfiled)) {<text:line-break/> <text:s text:c="23"/>tasks.startProfiling()</text:span><text:span text:style-name="T56">;<text:line-break/> <text:s text:c="19"/></text:span><text:span text:style-name="T58">}<text:line-break/> <text:s text:c="15"/>} </text:span><text:span text:style-name="T56">catch </text:span><text:span text:style-name="T58">(NotFoundException | IOException | CannotCompileException | IllegalClassFormatException e) {<text:line-break/> <text:s text:c="19"/>e.printStackTrace()</text:span><text:span text:style-name="T56">;<text:line-break/> <text:s text:c="15"/></text:span><text:span text:style-name="T58">}<text:line-break/> <text:s text:c="11"/>}<text:line-break/> <text:s text:c="7"/>}<text:line-break/> <text:s text:c="3"/>}<text:line-break/><text:line-break/> <text:s text:c="3"/>@Override<text:line-break/> <text:s text:c="3"/></text:span><text:span text:style-name="T56">public void </text:span><text:span text:style-name="T58">stopProfiling(String name) {<text:line-break/> <text:s text:c="7"/></text:span><text:span text:style-name="T56">for </text:span><text:span text:style-name="T58">(Tasks tasks : </text:span><text:span text:style-name="T56">this</text:span><text:span text:style-name="T58">.tasks) {<text:line-break/> <text:s text:c="11"/></text:span><text:span text:style-name="T56">if </text:span><text:span text:style-name="T58">(tasks.getName().equals(name)) {<text:line-break/> <text:s text:c="15"/></text:span><text:span text:style-name="T56">if </text:span><text:span text:style-name="T58">(tasks.isProfiled)<text:line-break/> <text:s text:c="19"/>tasks.stopProfiling()</text:span><text:span text:style-name="T56">;<text:line-break/> <text:s text:c="11"/></text:span><text:span text:style-name="T58">}<text:line-break/> <text:s text:c="7"/>}<text:line-break/> <text:s text:c="3"/>}<text:line-break/>}</text:span></text:p>
      <text:p text:style-name="P102"/>
      <text:p text:style-name="P101"/>
      <text:p text:style-name="P101"/>
      <text:p text:style-name="P101"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96"><text:span text:style-name="T6">Класс</text:span><text:span text:style-name="T14"> Premainer:</text:span></text:p>
      <text:p text:style-name="P33"><text:span text:style-name="T56">package </text:span><text:span text:style-name="T58">agent</text:span><text:span text:style-name="T56">;<text:line-break/><text:line-break/>import </text:span><text:span text:style-name="T58">java.lang.instrument.Instrumentation</text:span><text:span text:style-name="T56">;<text:line-break/><text:line-break/>public class </text:span><text:span text:style-name="T58">Premainer {<text:line-break/> <text:s text:c="3"/></text:span><text:span text:style-name="T56">public static void </text:span><text:span text:style-name="T58">premain(String args</text:span><text:span text:style-name="T56">, </text:span><text:span text:style-name="T58">Instrumentation instrumentation) {<text:line-break/> <text:s text:c="7"/>instrumentation.addTransformer(</text:span><text:span text:style-name="T56">new </text:span><text:span text:style-name="T58">MainTransformer())</text:span><text:span text:style-name="T56">;<text:line-break/> <text:s text:c="3"/></text:span><text:span text:style-name="T58">}<text:line-break/>}</text:span></text:p>
      <text:p text:style-name="P57"/>
      <text:p text:style-name="P96"><text:span text:style-name="T6">Класс</text:span><text:span text:style-name="T14"> MainTransformer:</text:span></text:p>
      <text:p text:style-name="P33"><text:span text:style-name="T56">package </text:span><text:span text:style-name="T58">agent</text:span><text:span text:style-name="T56">;<text:line-break/><text:line-break/>import </text:span><text:span text:style-name="T58">javassist.*</text:span><text:span text:style-name="T56">;<text:line-break/><text:line-break/>import </text:span><text:span text:style-name="T58">java.io.IOException</text:span><text:span text:style-name="T56">;<text:line-break/>import </text:span><text:span text:style-name="T58">java.lang.instrument.ClassFileTransformer</text:span><text:span text:style-name="T56">;<text:line-break/>import </text:span><text:span text:style-name="T58">java.lang.instrument.IllegalClassFormatException</text:span><text:span text:style-name="T56">;<text:line-break/>import </text:span><text:span text:style-name="T58">java.security.ProtectionDomain</text:span><text:span text:style-name="T56">;<text:line-break/><text:line-break/>public class </text:span><text:span text:style-name="T58">MainTransformer </text:span><text:span text:style-name="T56">implements </text:span><text:span text:style-name="T58">ClassFileTransformer {<text:line-break/><text:line-break/> <text:s text:c="3"/>@Override<text:line-break/> <text:s text:c="3"/></text:span><text:span text:style-name="T56">public byte</text:span><text:span text:style-name="T58">[] transform(ClassLoader loader</text:span><text:span text:style-name="T56">,<text:line-break/> <text:s text:c="27"/></text:span><text:span text:style-name="T58">String className</text:span><text:span text:style-name="T56">,<text:line-break/> <text:s text:c="27"/></text:span><text:span text:style-name="T58">Class&lt;?&gt; classBeingRedefined</text:span><text:span text:style-name="T56">,<text:line-break/> <text:s text:c="27"/></text:span><text:span text:style-name="T58">ProtectionDomain protectionDomain</text:span><text:span text:style-name="T56">,<text:line-break/> <text:s text:c="27"/>byte</text:span><text:span text:style-name="T58">[] classfileBuffer) </text:span><text:span text:style-name="T56">throws </text:span><text:span text:style-name="T58">IllegalClassFormatException {<text:line-break/> <text:s text:c="7"/></text:span><text:span text:style-name="T56">try</text:span><text:span text:style-name="T58">{<text:line-break/> <text:s text:c="11"/>ClassPool pool = ClassPool.getDefault()</text:span><text:span text:style-name="T56">;<text:line-break/> <text:s text:c="11"/></text:span><text:span text:style-name="T58">CtClass clazz = pool.get(className)</text:span><text:span text:style-name="T56">;<text:line-break/><text:line-break/> <text:s text:c="11"/></text:span><text:span text:style-name="T58">CtField startTimeField = CtField.make(</text:span><text:span text:style-name="T60">"private static double startTime = 0.0;"</text:span><text:span text:style-name="T56">,</text:span><text:span text:style-name="T58">clazz)</text:span><text:span text:style-name="T56">;<text:line-break/> <text:s text:c="11"/></text:span><text:span text:style-name="T58">clazz.addField(startTimeField)</text:span><text:span text:style-name="T56">;<text:line-break/><text:line-break/> <text:s text:c="11"/></text:span><text:span text:style-name="T58">CtField endTimeField = CtField.make(</text:span><text:span text:style-name="T60">"private static double endTime = 0.0;"</text:span><text:span text:style-name="T56">,</text:span><text:span text:style-name="T58">clazz)</text:span><text:span text:style-name="T56">;<text:line-break/> <text:s text:c="11"/></text:span><text:span text:style-name="T58">clazz.addField(endTimeField)</text:span><text:span text:style-name="T56">;<text:line-break/><text:line-break/> <text:s text:c="11"/></text:span><text:span text:style-name="T58">CtMethod StartTimer = CtMethod.make(</text:span><text:span text:style-name="T60">"""<text:line-break/> <text:s text:c="23"/>public static void StartTimer() {<text:line-break/> <text:s text:c="32"/>startTime = System.nanoTime();<text:line-break/> <text:s text:c="32"/>System.out.println("It's work");<text:line-break/> <text:s text:c="28"/>}<text:line-break/> <text:s text:c="23"/>"""</text:span><text:span text:style-name="T56">, </text:span><text:span text:style-name="T58">clazz)</text:span><text:span text:style-name="T56">;<text:line-break/> <text:s text:c="11"/></text:span><text:span text:style-name="T58">clazz.addMethod(StartTimer)</text:span><text:span text:style-name="T56">;<text:line-break/> <text:s text:c="11"/></text:span><text:span text:style-name="T58">clazz.getDeclaredMethod(</text:span><text:span text:style-name="T60">"run"</text:span><text:span text:style-name="T58">).insertBefore(</text:span><text:span text:style-name="T60">"StartTimer();"</text:span><text:span text:style-name="T58">)</text:span><text:span text:style-name="T56">;<text:line-break/></text:span><text:soft-page-break/><text:span text:style-name="T56"><text:line-break/> <text:s text:c="11"/></text:span><text:span text:style-name="T58">CtMethod StopTimer = CtMethod.make(</text:span><text:span text:style-name="T60">"""<text:line-break/> <text:s text:c="23"/>public static void StopTimer() {<text:line-break/> <text:s text:c="32"/>endTime = System.nanoTime();<text:line-break/> <text:s text:c="32"/>System.out.println(endTime - startTime);<text:line-break/> <text:s text:c="28"/>}<text:line-break/> <text:s text:c="23"/>"""</text:span><text:span text:style-name="T56">, </text:span><text:span text:style-name="T58">clazz)</text:span><text:span text:style-name="T56">;<text:line-break/> <text:s text:c="11"/></text:span><text:span text:style-name="T58">clazz.addMethod(StopTimer)</text:span><text:span text:style-name="T56">;<text:line-break/> <text:s text:c="11"/></text:span><text:span text:style-name="T58">clazz.getDeclaredMethod(</text:span><text:span text:style-name="T60">"run"</text:span><text:span text:style-name="T58">).insertAfter(</text:span><text:span text:style-name="T60">"StopTimer();"</text:span><text:span text:style-name="T58">)</text:span><text:span text:style-name="T56">;<text:line-break/><text:line-break/> <text:s text:c="11"/>return </text:span><text:span text:style-name="T58">clazz.toBytecode()</text:span><text:span text:style-name="T56">;<text:line-break/> <text:s text:c="7"/></text:span><text:span text:style-name="T58">} </text:span><text:span text:style-name="T56">catch </text:span><text:span text:style-name="T58">(NotFoundException | CannotCompileException | IOException e) {<text:line-break/> <text:s text:c="11"/>e.printStackTrace()</text:span><text:span text:style-name="T56">;<text:line-break/> <text:s text:c="11"/>throw new </text:span><text:span text:style-name="T58">RuntimeException()</text:span><text:span text:style-name="T56">;<text:line-break/> <text:s text:c="7"/></text:span><text:span text:style-name="T58">}<text:line-break/> <text:s text:c="3"/>}<text:line-break/>}</text:span></text:p>
      <text:p text:style-name="P57"/>
      <text:p text:style-name="P77"><text:span text:style-name="T6">2.2 ПРИМЕРЫ ПАТТЕРНОВ ПРОЕКТИРОВАНИЯ</text:span><text:bookmark-start text:name="_Toc28292061"/></text:p>
      <text:p text:style-name="P49"/>
      <text:p text:style-name="P32"><text:span text:style-name="T6">Паттерн </text:span><text:span text:style-name="T14">Abstract</text:span><text:span text:style-name="T6"> </text:span><text:span text:style-name="T14">Factory</text:span></text:p>
      <text:p text:style-name="P53"/>
      <text:p text:style-name="P33"><text:span text:style-name="T56">package </text:span><text:span text:style-name="T58">AbstractFactory</text:span><text:span text:style-name="T56">;<text:line-break/><text:line-break/>public class </text:span><text:span text:style-name="T58">AbstractFactoryMain {<text:line-break/> <text:s text:c="3"/></text:span><text:span text:style-name="T56">public static void </text:span><text:span text:style-name="T58">main(String[] args) {<text:line-break/> <text:s text:c="7"/>Factory factory = </text:span><text:span text:style-name="T56">new </text:span><text:span text:style-name="T58">AbstractFactory().createFactory(</text:span><text:span text:style-name="T60">"Car"</text:span><text:span text:style-name="T58">)</text:span><text:span text:style-name="T56">;<text:line-break/> <text:s text:c="7"/></text:span><text:span text:style-name="T58">Car car = factory.createCar(</text:span><text:span text:style-name="T60">"Bmw"</text:span><text:span text:style-name="T58">)</text:span><text:span text:style-name="T56">;<text:line-break/> <text:s text:c="7"/></text:span><text:span text:style-name="T58">car.drive()</text:span><text:span text:style-name="T56">;<text:line-break/> <text:s text:c="3"/></text:span><text:span text:style-name="T58">}<text:line-break/>}<text:line-break/><text:line-break/></text:span><text:span text:style-name="T56">interface </text:span><text:span text:style-name="T58">Car {<text:line-break/> <text:s text:c="3"/></text:span><text:span text:style-name="T56">void </text:span><text:span text:style-name="T58">drive()</text:span><text:span text:style-name="T56">;<text:line-break/></text:span><text:span text:style-name="T58">}<text:line-break/><text:line-break/></text:span><text:span text:style-name="T56">interface </text:span><text:span text:style-name="T58">Tank {<text:line-break/> <text:s text:c="3"/></text:span><text:span text:style-name="T56">void </text:span><text:span text:style-name="T58">bang()</text:span><text:span text:style-name="T56">;<text:line-break/></text:span><text:span text:style-name="T58">}<text:line-break/><text:line-break/></text:span><text:span text:style-name="T56">class </text:span><text:span text:style-name="T58">T34 </text:span><text:span text:style-name="T56">implements </text:span><text:span text:style-name="T58">Tank {<text:line-break/><text:line-break/> <text:s text:c="3"/>@Override<text:line-break/> <text:s text:c="3"/></text:span><text:span text:style-name="T56">public void </text:span><text:span text:style-name="T58">bang() {<text:line-break/> <text:s text:c="7"/>System.out.println(</text:span><text:span text:style-name="T60">"T34 is banging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Armata </text:span><text:span text:style-name="T56">implements </text:span><text:span text:style-name="T58">Tank {<text:line-break/><text:line-break/> <text:s text:c="3"/>@Override<text:line-break/> <text:s text:c="3"/></text:span><text:span text:style-name="T56">public void </text:span><text:span text:style-name="T58">bang() {<text:line-break/> <text:s text:c="7"/>System.out.println(</text:span><text:span text:style-name="T60">"Armata is banging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Bmw </text:span><text:span text:style-name="T56">implements </text:span><text:span text:style-name="T58">Car {<text:line-break/></text:span><text:soft-page-break/><text:span text:style-name="T58"><text:line-break/> <text:s text:c="3"/>@Override<text:line-break/> <text:s text:c="3"/></text:span><text:span text:style-name="T56">public void </text:span><text:span text:style-name="T58">drive() {<text:line-break/> <text:s text:c="7"/>System.out.println(</text:span><text:span text:style-name="T60">"BMW POWER!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Jeep </text:span><text:span text:style-name="T56">implements </text:span><text:span text:style-name="T58">Car {<text:line-break/><text:line-break/> <text:s text:c="3"/>@Override<text:line-break/> <text:s text:c="3"/></text:span><text:span text:style-name="T56">public void </text:span><text:span text:style-name="T58">drive() {<text:line-break/> <text:s text:c="7"/>System.out.println(</text:span><text:span text:style-name="T60">"JEEP POWER!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CarFactory </text:span><text:span text:style-name="T56">implements </text:span><text:span text:style-name="T58">Factory {<text:line-break/> <text:s text:c="3"/></text:span><text:span text:style-name="T56">public </text:span><text:span text:style-name="T58">Car createCar(String model) {<text:line-break/> <text:s text:c="7"/></text:span><text:span text:style-name="T56">return switch </text:span><text:span text:style-name="T58">(model) {<text:line-break/> <text:s text:c="11"/></text:span><text:span text:style-name="T56">case </text:span><text:span text:style-name="T58">(</text:span><text:span text:style-name="T60">"Bmw"</text:span><text:span text:style-name="T58">) -&gt; </text:span><text:span text:style-name="T56">new </text:span><text:span text:style-name="T58">Bmw()</text:span><text:span text:style-name="T56">;<text:line-break/> <text:s text:c="11"/>case </text:span><text:span text:style-name="T58">(</text:span><text:span text:style-name="T60">"Jeep"</text:span><text:span text:style-name="T58">) -&gt; </text:span><text:span text:style-name="T56">new </text:span><text:span text:style-name="T58">Jeep()</text:span><text:span text:style-name="T56">;<text:line-break/> <text:s text:c="11"/>default </text:span><text:span text:style-name="T58">-&gt; </text:span><text:span text:style-name="T56">null;<text:line-break/> <text:s text:c="7"/></text:span><text:span text:style-name="T58">}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</text:span><text:span text:style-name="T58">Tank createTank(String model) {<text:line-break/> <text:s text:c="7"/></text:span><text:span text:style-name="T56">return null;<text:line-break/> <text:s text:c="3"/></text:span><text:span text:style-name="T58">}<text:line-break/>}<text:line-break/><text:line-break/></text:span><text:span text:style-name="T56">class </text:span><text:span text:style-name="T58">TankFactory </text:span><text:span text:style-name="T56">implements </text:span><text:span text:style-name="T58">Factory {<text:line-break/> <text:s text:c="3"/></text:span><text:span text:style-name="T56">public </text:span><text:span text:style-name="T58">Tank createTank(String model) {<text:line-break/> <text:s text:c="7"/></text:span><text:span text:style-name="T56">return switch </text:span><text:span text:style-name="T58">(model) {<text:line-break/> <text:s text:c="11"/></text:span><text:span text:style-name="T56">case </text:span><text:span text:style-name="T58">(</text:span><text:span text:style-name="T60">"T34"</text:span><text:span text:style-name="T58">) -&gt; </text:span><text:span text:style-name="T56">new </text:span><text:span text:style-name="T58">T34()</text:span><text:span text:style-name="T56">;<text:line-break/> <text:s text:c="11"/>case </text:span><text:span text:style-name="T58">(</text:span><text:span text:style-name="T60">"Armata"</text:span><text:span text:style-name="T58">) -&gt; </text:span><text:span text:style-name="T56">new </text:span><text:span text:style-name="T58">Armata()</text:span><text:span text:style-name="T56">;<text:line-break/> <text:s text:c="11"/>default </text:span><text:span text:style-name="T58">-&gt; </text:span><text:span text:style-name="T56">null;<text:line-break/> <text:s text:c="7"/></text:span><text:span text:style-name="T58">}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</text:span><text:span text:style-name="T58">Car createCar(String model) {<text:line-break/> <text:s text:c="7"/></text:span><text:span text:style-name="T56">return null;<text:line-break/> <text:s text:c="3"/></text:span><text:span text:style-name="T58">}<text:line-break/>}<text:line-break/><text:line-break/></text:span><text:span text:style-name="T56">interface </text:span><text:span text:style-name="T58">Factory {<text:line-break/> <text:s text:c="3"/>Car createCar(String model)</text:span><text:span text:style-name="T56">;<text:line-break/><text:line-break/> <text:s text:c="3"/></text:span><text:span text:style-name="T58">Tank createTank(String model)</text:span><text:span text:style-name="T56">;<text:line-break/></text:span><text:span text:style-name="T58">}<text:line-break/><text:line-break/></text:span><text:span text:style-name="T56">class </text:span><text:span text:style-name="T58">AbstractFactory {<text:line-break/> <text:s text:c="3"/>Factory createFactory(String typeOfFactory) {<text:line-break/> <text:s text:c="7"/></text:span><text:span text:style-name="T56">return switch </text:span><text:span text:style-name="T58">(typeOfFactory) {<text:line-break/> <text:s text:c="11"/></text:span><text:span text:style-name="T56">case </text:span><text:span text:style-name="T58">(</text:span><text:span text:style-name="T60">"Tank"</text:span><text:span text:style-name="T58">) -&gt; </text:span><text:span text:style-name="T56">new </text:span><text:span text:style-name="T58">TankFactory()</text:span><text:span text:style-name="T56">;<text:line-break/> <text:s text:c="11"/>case </text:span><text:span text:style-name="T58">(</text:span><text:span text:style-name="T60">"Car"</text:span><text:span text:style-name="T58">) -&gt; </text:span><text:span text:style-name="T56">new </text:span><text:span text:style-name="T58">CarFactory()</text:span><text:span text:style-name="T56">;<text:line-break/> <text:s text:c="11"/>default </text:span><text:span text:style-name="T58">-&gt; </text:span><text:span text:style-name="T56">null;<text:line-break/> <text:s text:c="7"/></text:span><text:span text:style-name="T58">}</text:span><text:span text:style-name="T56">;<text:line-break/> <text:s text:c="3"/></text:span><text:span text:style-name="T58">}<text:line-break/>}</text:span></text:p>
      <text:p text:style-name="P30"><text:soft-page-break/><text:span text:style-name="T6">Паттерн </text:span><text:span text:style-name="T14">Adapter</text:span></text:p>
      <text:p text:style-name="P54"/>
      <text:p text:style-name="P33"><text:span text:style-name="T57">package </text:span><text:span text:style-name="T59">Adapter</text:span><text:span text:style-name="T57">;<text:line-break/><text:line-break/></text:span><text:span text:style-name="T64">/*Превращает старый интерфейс в новый. По сути своя, это обертка,<text:line-break/>* которая позволяет запихнуть объект в метод, ожидающий другой объект.<text:line-break/>* Превращает один интерфейс в другой.*/<text:line-break/><text:line-break/>/*Что тут происходит? У нас есть класс Phone с методом зарядки,<text:line-break/>* также у нас есть класс Laptop со своей зарядкой. Чтобы<text:line-break/>* зарядить Лаптоп зарядкой от телефона, мы создаем обертку, которая<text:line-break/>* позволяет через chargePhone зарядить MyLaptop*/<text:line-break/><text:line-break/></text:span><text:span text:style-name="T57">public class </text:span><text:span text:style-name="T59">AdapterMain {<text:line-break/> <text:s text:c="3"/></text:span><text:span text:style-name="T57">public static void </text:span><text:span text:style-name="T59">main(String[] args) {<text:line-break/> <text:s text:c="7"/>Charging charging = </text:span><text:span text:style-name="T57">new </text:span><text:span text:style-name="T59">Charging()</text:span><text:span text:style-name="T57">;<text:line-break/> <text:s text:c="7"/></text:span><text:span text:style-name="T59">charging.chargePhone(</text:span><text:span text:style-name="T57">new </text:span><text:span text:style-name="T59">LaptopWrapper(</text:span><text:span text:style-name="T57">new </text:span><text:span text:style-name="T59">MyLaptop()))</text:span><text:span text:style-name="T57">;<text:line-break/> <text:s text:c="3"/></text:span><text:span text:style-name="T59">}<text:line-break/>}<text:line-break/><text:line-break/></text:span><text:span text:style-name="T57">class </text:span><text:span text:style-name="T59">LaptopWrapper </text:span><text:span text:style-name="T57">implements </text:span><text:span text:style-name="T59">Phone {<text:line-break/> <text:s text:c="3"/>Laptop laptop</text:span><text:span text:style-name="T57">;<text:line-break/> <text:s text:c="3"/>public </text:span><text:span text:style-name="T59">LaptopWrapper (Laptop laptop) {<text:line-break/> <text:s text:c="7"/></text:span><text:span text:style-name="T57">this</text:span><text:span text:style-name="T59">.laptop = laptop</text:span><text:span text:style-name="T57">;<text:line-break/> <text:s text:c="3"/></text:span><text:span text:style-name="T59">}<text:line-break/><text:line-break/> <text:s text:c="3"/>@Override<text:line-break/> <text:s text:c="3"/></text:span><text:span text:style-name="T57">public void </text:span><text:span text:style-name="T59">charge() {<text:line-break/> <text:s text:c="7"/>laptop.superLaptopCharge()</text:span><text:span text:style-name="T57">;<text:line-break/> <text:s text:c="3"/></text:span><text:span text:style-name="T59">}<text:line-break/>}<text:line-break/><text:line-break/></text:span><text:span text:style-name="T57">interface </text:span><text:span text:style-name="T59">Laptop {<text:line-break/> <text:s text:c="3"/></text:span><text:span text:style-name="T57">void </text:span><text:span text:style-name="T59">superLaptopCharge()</text:span><text:span text:style-name="T57">;<text:line-break/></text:span><text:span text:style-name="T59">}<text:line-break/><text:line-break/></text:span><text:span text:style-name="T57">class </text:span><text:span text:style-name="T59">MyLaptop </text:span><text:span text:style-name="T57">implements </text:span><text:span text:style-name="T59">Laptop {<text:line-break/><text:line-break/> <text:s text:c="3"/>@Override<text:line-break/> <text:s text:c="3"/></text:span><text:span text:style-name="T57">public void </text:span><text:span text:style-name="T59">superLaptopCharge() {<text:line-break/> <text:s text:c="7"/>System.out.println(</text:span><text:span text:style-name="T61">"LAPTOP IS CHARGING!"</text:span><text:span text:style-name="T59">)</text:span><text:span text:style-name="T57">;<text:line-break/> <text:s text:c="3"/></text:span><text:span text:style-name="T59">}<text:line-break/>}<text:line-break/><text:line-break/></text:span><text:span text:style-name="T57">interface </text:span><text:span text:style-name="T59">Phone {<text:line-break/> <text:s text:c="3"/></text:span><text:span text:style-name="T57">void </text:span><text:span text:style-name="T59">charge()</text:span><text:span text:style-name="T57">;<text:line-break/></text:span><text:span text:style-name="T59">}<text:line-break/><text:line-break/></text:span><text:span text:style-name="T57">class </text:span><text:span text:style-name="T59">Iphone </text:span><text:span text:style-name="T57">implements </text:span><text:span text:style-name="T59">Phone {<text:line-break/><text:line-break/> <text:s text:c="3"/>@Override<text:line-break/> <text:s text:c="3"/></text:span><text:span text:style-name="T57">public void </text:span><text:span text:style-name="T59">charge() {<text:line-break/> <text:s text:c="7"/>System.out.println(</text:span><text:span text:style-name="T61">"IS CHARGING"</text:span><text:span text:style-name="T59">)</text:span><text:span text:style-name="T57">;<text:line-break/> <text:s text:c="3"/></text:span><text:span text:style-name="T59">}<text:line-break/>}<text:line-break/><text:line-break/></text:span><text:span text:style-name="T57">class </text:span><text:span text:style-name="T59">Charging {<text:line-break/> <text:s text:c="3"/></text:span><text:span text:style-name="T57">public void </text:span><text:span text:style-name="T59">chargePhone (Phone phone) {<text:line-break/> <text:s text:c="7"/>phone.charge()</text:span><text:span text:style-name="T57">;<text:line-break/></text:span><text:soft-page-break/><text:span text:style-name="T57"> <text:s text:c="3"/></text:span><text:span text:style-name="T59">}<text:line-break/>}</text:span></text:p>
      <text:p text:style-name="P32"><text:span text:style-name="T6">Паттерн </text:span><text:span text:style-name="T14">Bridge</text:span></text:p>
      <text:p text:style-name="P33"><text:span text:style-name="T57">package </text:span><text:span text:style-name="T59">Bridge</text:span><text:span text:style-name="T57">;<text:line-break/><text:line-break/>import </text:span><text:span text:style-name="T59">java.util.ArrayList</text:span><text:span text:style-name="T57">;<text:line-break/>import </text:span><text:span text:style-name="T59">java.util.List</text:span><text:span text:style-name="T57">;<text:line-break/><text:line-break/></text:span><text:span text:style-name="T64">/*Отделить абстракцию от реализации таким образом,<text:line-break/> * чтобы мы смогли изменять независимо друг от друга и то, и другое.*/<text:line-break/><text:line-break/></text:span><text:span text:style-name="T56">public class </text:span><text:span text:style-name="T58">BridgeMain {<text:line-break/> <text:s text:c="3"/></text:span><text:span text:style-name="T56">public static void </text:span><text:span text:style-name="T58">main(String[] args) {<text:line-break/> <text:s text:c="7"/>List&lt;Program&gt; programs = </text:span><text:span text:style-name="T56">new </text:span><text:span text:style-name="T58">ArrayList&lt;&gt;()</text:span><text:span text:style-name="T56">;<text:line-break/> <text:s text:c="7"/></text:span><text:span text:style-name="T58">programs.add(</text:span><text:span text:style-name="T56">new </text:span><text:span text:style-name="T58">BankSystem(</text:span><text:span text:style-name="T56">new </text:span><text:span text:style-name="T58">JavaDeveloper()))</text:span><text:span text:style-name="T56">;<text:line-break/> <text:s text:c="7"/></text:span><text:span text:style-name="T58">programs.add(</text:span><text:span text:style-name="T56">new </text:span><text:span text:style-name="T58">Game(</text:span><text:span text:style-name="T56">new </text:span><text:span text:style-name="T58">CppDeveloper()))</text:span><text:span text:style-name="T56">;<text:line-break/> <text:s text:c="7"/></text:span><text:span text:style-name="T58">programs.add(</text:span><text:span text:style-name="T56">new </text:span><text:span text:style-name="T58">AndroidApp(</text:span><text:span text:style-name="T56">new </text:span><text:span text:style-name="T58">KotlinDeveloper()))</text:span><text:span text:style-name="T56">;<text:line-break/> <text:s text:c="7"/></text:span><text:span text:style-name="T58">programs.add(</text:span><text:span text:style-name="T56">new </text:span><text:span text:style-name="T58">AI(</text:span><text:span text:style-name="T56">new </text:span><text:span text:style-name="T58">JavaDeveloper()))</text:span><text:span text:style-name="T56">;<text:line-break/><text:line-break/> <text:s text:c="7"/>for </text:span><text:span text:style-name="T58">(Program program : programs) {<text:line-break/> <text:s text:c="11"/>program.developProgram()</text:span><text:span text:style-name="T56">;<text:line-break/> <text:s text:c="7"/></text:span><text:span text:style-name="T58">}<text:line-break/> <text:s text:c="3"/>}<text:line-break/>}<text:line-break/></text:span><text:span text:style-name="T65">/////////////////////////////////////////////////////////////////<text:line-break/></text:span><text:span text:style-name="T56">interface </text:span><text:span text:style-name="T58">Developer {<text:line-break/> <text:s text:c="3"/></text:span><text:span text:style-name="T56">void </text:span><text:span text:style-name="T58">writeCode()</text:span><text:span text:style-name="T56">;<text:line-break/></text:span><text:span text:style-name="T58">}<text:line-break/><text:line-break/></text:span><text:span text:style-name="T56">class </text:span><text:span text:style-name="T58">JavaDeveloper </text:span><text:span text:style-name="T56">implements </text:span><text:span text:style-name="T58">Developer {<text:line-break/><text:line-break/> <text:s text:c="3"/>@Override<text:line-break/> <text:s text:c="3"/></text:span><text:span text:style-name="T56">public void </text:span><text:span text:style-name="T58">writeCode() {<text:line-break/> <text:s text:c="7"/>System.out.println(</text:span><text:span text:style-name="T60">"Java developer write Java code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KotlinDeveloper </text:span><text:span text:style-name="T56">implements </text:span><text:span text:style-name="T58">Developer {<text:line-break/><text:line-break/> <text:s text:c="3"/>@Override<text:line-break/> <text:s text:c="3"/></text:span><text:span text:style-name="T56">public void </text:span><text:span text:style-name="T58">writeCode() {<text:line-break/> <text:s text:c="7"/>System.out.println(</text:span><text:span text:style-name="T60">"Kotlin developer write Kotlin code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CppDeveloper </text:span><text:span text:style-name="T56">implements </text:span><text:span text:style-name="T58">Developer {<text:line-break/><text:line-break/> <text:s text:c="3"/>@Override<text:line-break/> <text:s text:c="3"/></text:span><text:span text:style-name="T56">public void </text:span><text:span text:style-name="T58">writeCode() {<text:line-break/> <text:s text:c="7"/>System.out.println(</text:span><text:span text:style-name="T60">"C++ developer write C++ code"</text:span><text:span text:style-name="T58">)</text:span><text:span text:style-name="T56">;<text:line-break/> <text:s text:c="3"/></text:span><text:span text:style-name="T58">}<text:line-break/>}<text:line-break/></text:span><text:span text:style-name="T65">/////////////////////////////////////////////////////////////////<text:line-break/></text:span><text:span text:style-name="T56">abstract class </text:span><text:span text:style-name="T58">Program {<text:line-break/> <text:s text:c="3"/></text:span><text:span text:style-name="T56">protected </text:span><text:span text:style-name="T58">Developer developer</text:span><text:span text:style-name="T56">;<text:line-break/><text:line-break/> <text:s text:c="3"/>protected </text:span><text:span text:style-name="T58">Program(Developer developer) {<text:line-break/> <text:s text:c="7"/></text:span><text:span text:style-name="T56">this</text:span><text:span text:style-name="T58">.developer = developer</text:span><text:span text:style-name="T56">;<text:line-break/> <text:s text:c="3"/></text:span><text:span text:style-name="T58">}<text:line-break/><text:line-break/></text:span><text:soft-page-break/><text:span text:style-name="T58"> <text:s text:c="3"/></text:span><text:span text:style-name="T56">public abstract void </text:span><text:span text:style-name="T58">developProgram()</text:span><text:span text:style-name="T56">;<text:line-break/></text:span><text:span text:style-name="T58">}<text:line-break/></text:span><text:span text:style-name="T65">/////////////////////////////////////////////////////////////////<text:line-break/></text:span><text:span text:style-name="T56">class </text:span><text:span text:style-name="T58">BankSystem </text:span><text:span text:style-name="T56">extends </text:span><text:span text:style-name="T58">Program {<text:line-break/><text:line-break/> <text:s text:c="3"/></text:span><text:span text:style-name="T56">protected </text:span><text:span text:style-name="T58">BankSystem(Developer developer) {<text:line-break/> <text:s text:c="7"/></text:span><text:span text:style-name="T56">super</text:span><text:span text:style-name="T58">(developer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developProgram() {<text:line-break/> <text:s text:c="7"/>System.out.print(</text:span><text:span text:style-name="T60">"Bank system in progress: "</text:span><text:span text:style-name="T58">)</text:span><text:span text:style-name="T56">;<text:line-break/> <text:s text:c="7"/></text:span><text:span text:style-name="T58">developer.writeCode(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Game </text:span><text:span text:style-name="T56">extends </text:span><text:span text:style-name="T58">Program {<text:line-break/><text:line-break/> <text:s text:c="3"/></text:span><text:span text:style-name="T56">protected </text:span><text:span text:style-name="T58">Game(Developer developer) {<text:line-break/> <text:s text:c="7"/></text:span><text:span text:style-name="T56">super</text:span><text:span text:style-name="T58">(developer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developProgram() {<text:line-break/> <text:s text:c="7"/>System.out.print(</text:span><text:span text:style-name="T60">"Game dev in progress: "</text:span><text:span text:style-name="T58">)</text:span><text:span text:style-name="T56">;<text:line-break/> <text:s text:c="7"/></text:span><text:span text:style-name="T58">developer.writeCode(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AndroidApp </text:span><text:span text:style-name="T56">extends </text:span><text:span text:style-name="T58">Program {<text:line-break/><text:line-break/> <text:s text:c="3"/></text:span><text:span text:style-name="T56">protected </text:span><text:span text:style-name="T58">AndroidApp(Developer developer) {<text:line-break/> <text:s text:c="7"/></text:span><text:span text:style-name="T56">super</text:span><text:span text:style-name="T58">(developer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developProgram() {<text:line-break/> <text:s text:c="7"/>System.out.print(</text:span><text:span text:style-name="T60">"Android app is coming: "</text:span><text:span text:style-name="T58">)</text:span><text:span text:style-name="T56">;<text:line-break/> <text:s text:c="7"/></text:span><text:span text:style-name="T58">developer.writeCode(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AI </text:span><text:span text:style-name="T56">extends </text:span><text:span text:style-name="T58">Program {<text:line-break/><text:line-break/> <text:s text:c="3"/></text:span><text:span text:style-name="T56">protected </text:span><text:span text:style-name="T58">AI(Developer developer) {<text:line-break/> <text:s text:c="7"/></text:span><text:span text:style-name="T56">super</text:span><text:span text:style-name="T58">(developer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developProgram() {<text:line-break/> <text:s text:c="7"/>System.out.print(</text:span><text:span text:style-name="T60">"AI is coming: "</text:span><text:span text:style-name="T58">)</text:span><text:span text:style-name="T56">;<text:line-break/> <text:s text:c="7"/></text:span><text:span text:style-name="T58">developer.writeCode()</text:span><text:span text:style-name="T56">;<text:line-break/> <text:s text:c="3"/></text:span><text:span text:style-name="T58">}<text:line-break/>}</text:span></text:p>
      <text:p text:style-name="P103"/>
      <text:p text:style-name="P103"/>
      <text:p text:style-name="P60"/>
      <text:p text:style-name="P30"><text:span text:style-name="T6">Паттерн</text:span><text:span text:style-name="T14"> Builder</text:span></text:p>
      <text:p text:style-name="P61"/>
      <text:p text:style-name="P33"><text:soft-page-break/><text:span text:style-name="T56">package </text:span><text:span text:style-name="T58">Builder</text:span><text:span text:style-name="T56">;<text:line-break/><text:line-break/></text:span><text:span text:style-name="T65">/*</text:span><text:span text:style-name="T64">Разбивает</text:span><text:span text:style-name="T65"> </text:span><text:span text:style-name="T64">процесс</text:span><text:span text:style-name="T65"> </text:span><text:span text:style-name="T64">конструирования</text:span><text:span text:style-name="T65"> </text:span><text:span text:style-name="T64">объекта</text:span><text:span text:style-name="T65"> </text:span><text:span text:style-name="T64">на</text:span><text:span text:style-name="T65"> </text:span><text:span text:style-name="T64">отдельные</text:span><text:span text:style-name="T65"> </text:span><text:span text:style-name="T64">шаги</text:span><text:span text:style-name="T65">, </text:span><text:span text:style-name="T64">которые</text:span><text:span text:style-name="T65"> </text:span><text:span text:style-name="T64">необходимы</text:span><text:span text:style-name="T65">*/<text:line-break/><text:line-break/></text:span><text:span text:style-name="T56">public class </text:span><text:span text:style-name="T58">BuilderMain {<text:line-break/> <text:s text:c="3"/></text:span><text:span text:style-name="T56">public static void </text:span><text:span text:style-name="T58">main(String[] args) {<text:line-break/> <text:s text:c="7"/>SportCar bmw = </text:span><text:span text:style-name="T56">new </text:span><text:span text:style-name="T58">SportCar.Builder(</text:span><text:span text:style-name="T60">"BMW"</text:span><text:span text:style-name="T58">).setColor(</text:span><text:span text:style-name="T60">"black"</text:span><text:span text:style-name="T58">).setMaxSpeed(</text:span><text:span text:style-name="T62">400</text:span><text:span text:style-name="T58">).build()</text:span><text:span text:style-name="T56">;<text:line-break/> <text:s text:c="7"/></text:span><text:span text:style-name="T58">SportCar mercedes = </text:span><text:span text:style-name="T56">new </text:span><text:span text:style-name="T58">SportCar.Builder(</text:span><text:span text:style-name="T60">"MERCEDES"</text:span><text:span text:style-name="T58">).setColor(</text:span><text:span text:style-name="T60">"PINK"</text:span><text:span text:style-name="T58">).build()</text:span><text:span text:style-name="T56">;<text:line-break/> <text:s text:c="7"/></text:span><text:span text:style-name="T58">System.out.println(bmw.getName() + </text:span><text:span text:style-name="T60">" " </text:span><text:span text:style-name="T58">+ bmw.getMaxSpeed() + </text:span><text:span text:style-name="T60">" " </text:span><text:span text:style-name="T58">+ bmw.getColor())</text:span><text:span text:style-name="T56">;<text:line-break/> <text:s text:c="7"/></text:span><text:span text:style-name="T58">System.out.println(mercedes.getName() + </text:span><text:span text:style-name="T60">" " </text:span><text:span text:style-name="T58">+ mercedes.getColor())</text:span><text:span text:style-name="T56">;<text:line-break/><text:line-break/> <text:s text:c="3"/></text:span><text:span text:style-name="T58">}<text:line-break/>}<text:line-break/><text:line-break/></text:span><text:span text:style-name="T56">class </text:span><text:span text:style-name="T58">SportCar {<text:line-break/> <text:s text:c="3"/></text:span><text:span text:style-name="T56">private final </text:span><text:span text:style-name="T58">String name</text:span><text:span text:style-name="T56">;<text:line-break/> <text:s text:c="3"/>private final </text:span><text:span text:style-name="T58">String color</text:span><text:span text:style-name="T56">;<text:line-break/> <text:s text:c="3"/>private final int </text:span><text:span text:style-name="T58">maxSpeed</text:span><text:span text:style-name="T56">;<text:line-break/><text:line-break/> <text:s text:c="3"/></text:span><text:span text:style-name="T65">//etc...<text:line-break/><text:line-break/> <text:s text:c="3"/></text:span><text:span text:style-name="T56">public </text:span><text:span text:style-name="T58">String getName() {<text:line-break/> <text:s text:c="7"/></text:span><text:span text:style-name="T56">return </text:span><text:span text:style-name="T58">name</text:span><text:span text:style-name="T56">;<text:line-break/> <text:s text:c="3"/></text:span><text:span text:style-name="T58">}<text:line-break/><text:line-break/> <text:s text:c="3"/></text:span><text:span text:style-name="T56">public </text:span><text:span text:style-name="T58">String getColor() {<text:line-break/> <text:s text:c="7"/></text:span><text:span text:style-name="T56">return </text:span><text:span text:style-name="T58">color</text:span><text:span text:style-name="T56">;<text:line-break/> <text:s text:c="3"/></text:span><text:span text:style-name="T58">}<text:line-break/><text:line-break/> <text:s text:c="3"/></text:span><text:span text:style-name="T56">public int </text:span><text:span text:style-name="T58">getMaxSpeed() {<text:line-break/> <text:s text:c="7"/></text:span><text:span text:style-name="T56">return </text:span><text:span text:style-name="T58">maxSpeed</text:span><text:span text:style-name="T56">;<text:line-break/> <text:s text:c="3"/></text:span><text:span text:style-name="T58">}<text:line-break/><text:line-break/> <text:s text:c="3"/></text:span><text:span text:style-name="T56">private </text:span><text:span text:style-name="T58">SportCar(Builder builder) {<text:line-break/> <text:s text:c="7"/></text:span><text:span text:style-name="T56">this</text:span><text:span text:style-name="T58">.name = builder.name</text:span><text:span text:style-name="T56">;<text:line-break/> <text:s text:c="7"/>this</text:span><text:span text:style-name="T58">.color = builder.color</text:span><text:span text:style-name="T56">;<text:line-break/> <text:s text:c="7"/>this</text:span><text:span text:style-name="T58">.maxSpeed = builder.maxSpeed</text:span><text:span text:style-name="T56">;<text:line-break/> <text:s text:c="3"/></text:span><text:span text:style-name="T58">}<text:line-break/><text:line-break/> <text:s text:c="3"/></text:span><text:span text:style-name="T56">static class </text:span><text:span text:style-name="T58">Builder {<text:line-break/> <text:s text:c="7"/></text:span><text:span text:style-name="T56">private </text:span><text:span text:style-name="T58">String name</text:span><text:span text:style-name="T56">;<text:line-break/> <text:s text:c="7"/>private </text:span><text:span text:style-name="T58">String color</text:span><text:span text:style-name="T56">;<text:line-break/> <text:s text:c="7"/>private int </text:span><text:span text:style-name="T58">maxSpeed</text:span><text:span text:style-name="T56">;<text:line-break/><text:line-break/> <text:s text:c="7"/>public </text:span><text:span text:style-name="T58">Builder(String name) {<text:line-break/> <text:s text:c="11"/></text:span><text:span text:style-name="T56">this</text:span><text:span text:style-name="T58">.name = name</text:span><text:span text:style-name="T56">;<text:line-break/> <text:s text:c="7"/></text:span><text:span text:style-name="T58">}<text:line-break/><text:line-break/> <text:s text:c="7"/></text:span><text:span text:style-name="T56">public </text:span><text:span text:style-name="T58">String getColor() {<text:line-break/> <text:s text:c="11"/></text:span><text:span text:style-name="T56">return </text:span><text:span text:style-name="T58">color</text:span><text:span text:style-name="T56">;<text:line-break/> <text:s text:c="7"/></text:span><text:span text:style-name="T58">}<text:line-break/><text:line-break/> <text:s text:c="7"/></text:span><text:span text:style-name="T56">public </text:span><text:span text:style-name="T58">Builder setColor(String color) {<text:line-break/> <text:s text:c="11"/></text:span><text:span text:style-name="T56">this</text:span><text:span text:style-name="T58">.color = color</text:span><text:span text:style-name="T56">;<text:line-break/> <text:s text:c="11"/>return this;<text:line-break/> <text:s text:c="7"/></text:span><text:span text:style-name="T58">}<text:line-break/><text:line-break/> <text:s text:c="7"/></text:span><text:span text:style-name="T56">public int </text:span><text:span text:style-name="T58">getMaxSpeed() {<text:line-break/> <text:s text:c="11"/></text:span><text:span text:style-name="T56">return </text:span><text:span text:style-name="T58">maxSpeed</text:span><text:span text:style-name="T56">;<text:line-break/> <text:s text:c="7"/></text:span><text:span text:style-name="T58">}<text:line-break/><text:line-break/></text:span><text:soft-page-break/><text:span text:style-name="T58"> <text:s text:c="7"/></text:span><text:span text:style-name="T56">public </text:span><text:span text:style-name="T58">Builder setMaxSpeed(</text:span><text:span text:style-name="T56">int </text:span><text:span text:style-name="T58">maxSpeed) {<text:line-break/> <text:s text:c="11"/></text:span><text:span text:style-name="T56">this</text:span><text:span text:style-name="T58">.maxSpeed = maxSpeed</text:span><text:span text:style-name="T56">;<text:line-break/> <text:s text:c="11"/>return this;<text:line-break/> <text:s text:c="7"/></text:span><text:span text:style-name="T58">}<text:line-break/><text:line-break/> <text:s text:c="7"/></text:span><text:span text:style-name="T56">public </text:span><text:span text:style-name="T58">SportCar build() {<text:line-break/> <text:s text:c="11"/></text:span><text:span text:style-name="T56">return new </text:span><text:span text:style-name="T58">SportCar(</text:span><text:span text:style-name="T56">this</text:span><text:span text:style-name="T58">)</text:span><text:span text:style-name="T56">;<text:line-break/> <text:s text:c="7"/></text:span><text:span text:style-name="T58">}<text:line-break/> <text:s text:c="3"/>}<text:line-break/>}</text:span></text:p>
      <text:p text:style-name="P104"/>
      <text:p text:style-name="P104"/>
      <text:p text:style-name="P32"><text:span text:style-name="T6">Паттерн</text:span><text:span text:style-name="T14"> Chain Of Responsibility</text:span></text:p>
      <text:p text:style-name="P62"/>
      <text:p text:style-name="P33"><text:span text:style-name="T56">package </text:span><text:span text:style-name="T58">ChainOfResponsibility</text:span><text:span text:style-name="T56">;<text:line-break/><text:line-break/>abstract class </text:span><text:span text:style-name="T58">Logger {<text:line-break/> <text:s text:c="3"/></text:span><text:span text:style-name="T56">public static int </text:span><text:span text:style-name="T58">ERR = </text:span><text:span text:style-name="T62">3</text:span><text:span text:style-name="T56">;<text:line-break/> <text:s text:c="3"/>public static int </text:span><text:span text:style-name="T58">NOTICE = </text:span><text:span text:style-name="T62">5</text:span><text:span text:style-name="T56">;<text:line-break/> <text:s text:c="3"/>public static int </text:span><text:span text:style-name="T58">DEBUG = </text:span><text:span text:style-name="T62">7</text:span><text:span text:style-name="T56">;<text:line-break/> <text:s text:c="3"/>protected int </text:span><text:span text:style-name="T58">mask</text:span><text:span text:style-name="T56">;<text:line-break/> <text:s text:c="3"/></text:span><text:span text:style-name="T65">// The next element in the chain of responsibility<text:line-break/> <text:s text:c="3"/></text:span><text:span text:style-name="T56">protected </text:span><text:span text:style-name="T58">Logger next</text:span><text:span text:style-name="T56">;<text:line-break/> <text:s text:c="3"/>public </text:span><text:span text:style-name="T58">Logger setNext(Logger log) {<text:line-break/> <text:s text:c="7"/>next = log</text:span><text:span text:style-name="T56">;<text:line-break/> <text:s text:c="7"/>return </text:span><text:span text:style-name="T58">log</text:span><text:span text:style-name="T56">;<text:line-break/> <text:s text:c="3"/></text:span><text:span text:style-name="T58">}<text:line-break/> <text:s text:c="3"/></text:span><text:span text:style-name="T56">public void </text:span><text:span text:style-name="T58">message(String msg</text:span><text:span text:style-name="T56">, int </text:span><text:span text:style-name="T58">priority) {<text:line-break/> <text:s text:c="7"/></text:span><text:span text:style-name="T56">if </text:span><text:span text:style-name="T58">(priority &lt;= mask) {<text:line-break/> <text:s text:c="11"/>writeMessage(msg)</text:span><text:span text:style-name="T56">;<text:line-break/> <text:s text:c="7"/></text:span><text:span text:style-name="T58">}<text:line-break/> <text:s text:c="7"/></text:span><text:span text:style-name="T56">if </text:span><text:span text:style-name="T58">(next != </text:span><text:span text:style-name="T56">null</text:span><text:span text:style-name="T58">) {<text:line-break/> <text:s text:c="11"/>next.message(msg</text:span><text:span text:style-name="T56">, </text:span><text:span text:style-name="T58">priority)</text:span><text:span text:style-name="T56">;<text:line-break/> <text:s text:c="7"/></text:span><text:span text:style-name="T58">}<text:line-break/> <text:s text:c="3"/>}<text:line-break/> <text:s text:c="3"/></text:span><text:span text:style-name="T56">abstract protected void </text:span><text:span text:style-name="T58">writeMessage(String msg)</text:span><text:span text:style-name="T56">;<text:line-break/></text:span><text:span text:style-name="T58">}<text:line-break/></text:span><text:span text:style-name="T56">class </text:span><text:span text:style-name="T58">StdoutLogger </text:span><text:span text:style-name="T56">extends </text:span><text:span text:style-name="T58">Logger {<text:line-break/> <text:s text:c="3"/></text:span><text:span text:style-name="T56">public </text:span><text:span text:style-name="T58">StdoutLogger(</text:span><text:span text:style-name="T56">int </text:span><text:span text:style-name="T58">mask) {<text:line-break/> <text:s text:c="7"/></text:span><text:span text:style-name="T56">this</text:span><text:span text:style-name="T58">.mask = mask</text:span><text:span text:style-name="T56">;<text:line-break/> <text:s text:c="3"/></text:span><text:span text:style-name="T58">}<text:line-break/> <text:s text:c="3"/></text:span><text:span text:style-name="T56">protected void </text:span><text:span text:style-name="T58">writeMessage(String msg) {<text:line-break/> <text:s text:c="7"/>System.out.println(</text:span><text:span text:style-name="T60">"Writing to stdout: " </text:span><text:span text:style-name="T58">+ msg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EmailLogger </text:span><text:span text:style-name="T56">extends </text:span><text:span text:style-name="T58">Logger {<text:line-break/> <text:s text:c="3"/></text:span><text:span text:style-name="T56">public </text:span><text:span text:style-name="T58">EmailLogger(</text:span><text:span text:style-name="T56">int </text:span><text:span text:style-name="T58">mask) {<text:line-break/> <text:s text:c="7"/></text:span><text:span text:style-name="T56">this</text:span><text:span text:style-name="T58">.mask = mask</text:span><text:span text:style-name="T56">;<text:line-break/> <text:s text:c="3"/></text:span><text:span text:style-name="T58">}<text:line-break/> <text:s text:c="3"/></text:span><text:span text:style-name="T56">protected void </text:span><text:span text:style-name="T58">writeMessage(String msg) {<text:line-break/> <text:s text:c="7"/>System.out.println(</text:span><text:span text:style-name="T60">"Sending via email: " </text:span><text:span text:style-name="T58">+ msg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StderrLogger </text:span><text:span text:style-name="T56">extends </text:span><text:span text:style-name="T58">Logger {<text:line-break/> <text:s text:c="3"/></text:span><text:span text:style-name="T56">public </text:span><text:span text:style-name="T58">StderrLogger(</text:span><text:span text:style-name="T56">int </text:span><text:span text:style-name="T58">mask) {<text:line-break/> <text:s text:c="7"/></text:span><text:span text:style-name="T56">this</text:span><text:span text:style-name="T58">.mask = mask</text:span><text:span text:style-name="T56">;<text:line-break/> <text:s text:c="3"/></text:span><text:span text:style-name="T58">}<text:line-break/> <text:s text:c="3"/></text:span><text:span text:style-name="T56">protected void </text:span><text:span text:style-name="T58">writeMessage(String msg) {<text:line-break/></text:span><text:soft-page-break/><text:span text:style-name="T58"> <text:s text:c="7"/>System.out.println(</text:span><text:span text:style-name="T60">"Sending to stderr: " </text:span><text:span text:style-name="T58">+ msg)</text:span><text:span text:style-name="T56">;<text:line-break/> <text:s text:c="3"/></text:span><text:span text:style-name="T58">}<text:line-break/>}<text:line-break/><text:line-break/></text:span><text:span text:style-name="T56">public class </text:span><text:span text:style-name="T58">ChainOfResponsibilityMain {<text:line-break/> <text:s text:c="3"/></text:span><text:span text:style-name="T56">public static void </text:span><text:span text:style-name="T58">main(String[] args) {<text:line-break/> <text:s text:c="7"/></text:span><text:span text:style-name="T65">// Build the chain of responsibility<text:line-break/> <text:s text:c="7"/></text:span><text:span text:style-name="T58">Logger logger</text:span><text:span text:style-name="T56">, </text:span><text:span text:style-name="T58">logger1</text:span><text:span text:style-name="T56">,</text:span><text:span text:style-name="T58">logger2</text:span><text:span text:style-name="T56">;<text:line-break/> <text:s text:c="7"/></text:span><text:span text:style-name="T58">logger = </text:span><text:span text:style-name="T56">new </text:span><text:span text:style-name="T58">StdoutLogger(Logger.DEBUG)</text:span><text:span text:style-name="T56">;<text:line-break/> <text:s text:c="7"/></text:span><text:span text:style-name="T58">logger1 = logger.setNext(</text:span><text:span text:style-name="T56">new </text:span><text:span text:style-name="T58">EmailLogger(Logger.NOTICE))</text:span><text:span text:style-name="T56">;<text:line-break/> <text:s text:c="7"/></text:span><text:span text:style-name="T58">logger2 = logger1.setNext(</text:span><text:span text:style-name="T56">new </text:span><text:span text:style-name="T58">StderrLogger(Logger.ERR))</text:span><text:span text:style-name="T56">;<text:line-break/> <text:s text:c="7"/></text:span><text:span text:style-name="T65">// Handled by StdoutLogger<text:line-break/> <text:s text:c="7"/></text:span><text:span text:style-name="T58">logger.message(</text:span><text:span text:style-name="T60">"Entering function y."</text:span><text:span text:style-name="T56">, </text:span><text:span text:style-name="T58">Logger.DEBUG)</text:span><text:span text:style-name="T56">;<text:line-break/> <text:s text:c="7"/></text:span><text:span text:style-name="T65">// Handled by StdoutLogger and EmailLogger<text:line-break/> <text:s text:c="7"/></text:span><text:span text:style-name="T58">logger.message(</text:span><text:span text:style-name="T60">"Step1 completed."</text:span><text:span text:style-name="T56">, </text:span><text:span text:style-name="T58">Logger.NOTICE)</text:span><text:span text:style-name="T56">;<text:line-break/> <text:s text:c="7"/></text:span><text:span text:style-name="T65">// Handled by all three loggers<text:line-break/> <text:s text:c="7"/></text:span><text:span text:style-name="T58">logger.message(</text:span><text:span text:style-name="T60">"An error has occurred."</text:span><text:span text:style-name="T56">, </text:span><text:span text:style-name="T58">Logger.ERR)</text:span><text:span text:style-name="T56">;<text:line-break/> <text:s text:c="3"/></text:span><text:span text:style-name="T58">}<text:line-break/>}</text:span></text:p>
      <text:p text:style-name="P58"/>
      <text:p text:style-name="P80"><text:span text:style-name="T6">Паттерн</text:span><text:span text:style-name="T14"> Command</text:span></text:p>
      <text:p text:style-name="P59"/>
      <text:p text:style-name="P33"><text:span text:style-name="T56">package </text:span><text:span text:style-name="T58">Command</text:span><text:span text:style-name="T56">;<text:line-break/><text:line-break/> <text:s text:c="7"/>import </text:span><text:span text:style-name="T58">CommandPattern.Database</text:span><text:span text:style-name="T56">;<text:line-break/> <text:s text:c="7"/>import </text:span><text:span text:style-name="T58">CommandPattern.DeleteCommand</text:span><text:span text:style-name="T56">;<text:line-break/> <text:s text:c="7"/>import </text:span><text:span text:style-name="T58">CommandPattern.Developer</text:span><text:span text:style-name="T56">;<text:line-break/> <text:s text:c="7"/>import </text:span><text:span text:style-name="T58">CommandPattern.InsertCommand</text:span><text:span text:style-name="T56">;<text:line-break/> <text:s text:c="7"/>import </text:span><text:span text:style-name="T58">CommandPattern.SelectCommand</text:span><text:span text:style-name="T56">;<text:line-break/> <text:s text:c="7"/>import </text:span><text:span text:style-name="T58">CommandPattern.UpdateCommand</text:span><text:span text:style-name="T56">;<text:line-break/><text:line-break/>public class </text:span><text:span text:style-name="T58">CommandMain {<text:line-break/> <text:s text:c="3"/></text:span><text:span text:style-name="T56">public static void </text:span><text:span text:style-name="T58">main(String[] args) {<text:line-break/> <text:s text:c="7"/>Database database = </text:span><text:span text:style-name="T56">new </text:span><text:span text:style-name="T58">Database()</text:span><text:span text:style-name="T56">;<text:line-break/><text:line-break/> <text:s text:c="7"/></text:span><text:span text:style-name="T58">Developer developer = </text:span><text:span text:style-name="T56">new </text:span><text:span text:style-name="T58">Developer(<text:line-break/> <text:s text:c="15"/></text:span><text:span text:style-name="T56">new </text:span><text:span text:style-name="T58">InsertCommand(database)</text:span><text:span text:style-name="T56">, new </text:span><text:span text:style-name="T58">UpdateCommand(database)</text:span><text:span text:style-name="T56">,<text:line-break/> <text:s text:c="15"/>new </text:span><text:span text:style-name="T58">SelectCommand(database)</text:span><text:span text:style-name="T56">, new </text:span><text:span text:style-name="T58">DeleteCommand(database)<text:line-break/> <text:s text:c="7"/>)</text:span><text:span text:style-name="T56">;<text:line-break/><text:line-break/> <text:s text:c="7"/></text:span><text:span text:style-name="T58">developer.insertRecord()</text:span><text:span text:style-name="T56">;<text:line-break/> <text:s text:c="7"/></text:span><text:span text:style-name="T58">developer.updateRecord()</text:span><text:span text:style-name="T56">;<text:line-break/> <text:s text:c="7"/></text:span><text:span text:style-name="T58">developer.selectRecord()</text:span><text:span text:style-name="T56">;<text:line-break/> <text:s text:c="7"/></text:span><text:span text:style-name="T58">developer.deleteRecord()</text:span><text:span text:style-name="T56">;<text:line-break/> <text:s text:c="3"/></text:span><text:span text:style-name="T58">}<text:line-break/>}<text:line-break/></text:span><text:span text:style-name="T56">package </text:span><text:span text:style-name="T58">CommandPattern</text:span><text:span text:style-name="T56">;<text:line-break/><text:line-break/>public interface </text:span><text:span text:style-name="T58">Command {<text:line-break/> <text:s text:c="3"/></text:span><text:span text:style-name="T56">public void </text:span><text:span text:style-name="T58">execute()</text:span><text:span text:style-name="T56">;<text:line-break/></text:span><text:span text:style-name="T58">}<text:line-break/></text:span><text:span text:style-name="T56">package </text:span><text:span text:style-name="T58">CommandPattern</text:span><text:span text:style-name="T56">;<text:line-break/>public class </text:span><text:span text:style-name="T58">Database {<text:line-break/> <text:s text:c="3"/></text:span><text:span text:style-name="T56">public void </text:span><text:span text:style-name="T58">insert() {<text:line-break/> <text:s text:c="7"/>System.out.println(</text:span><text:span text:style-name="T60">"Inserting record..."</text:span><text:span text:style-name="T58">)</text:span><text:span text:style-name="T56">;<text:line-break/> <text:s text:c="3"/></text:span><text:span text:style-name="T58">}<text:line-break/> <text:s text:c="3"/></text:span><text:span text:style-name="T56">public void </text:span><text:span text:style-name="T58">update() {<text:line-break/></text:span><text:soft-page-break/><text:span text:style-name="T58"> <text:s text:c="7"/>System.out.println(</text:span><text:span text:style-name="T60">"Updating record..."</text:span><text:span text:style-name="T58">)</text:span><text:span text:style-name="T56">;<text:line-break/> <text:s text:c="3"/></text:span><text:span text:style-name="T58">}<text:line-break/> <text:s text:c="3"/></text:span><text:span text:style-name="T56">public void </text:span><text:span text:style-name="T58">select() {<text:line-break/> <text:s text:c="7"/>System.out.println(</text:span><text:span text:style-name="T60">"Reading record..."</text:span><text:span text:style-name="T58">)</text:span><text:span text:style-name="T56">;<text:line-break/> <text:s text:c="3"/></text:span><text:span text:style-name="T58">}<text:line-break/> <text:s text:c="3"/></text:span><text:span text:style-name="T56">public void </text:span><text:span text:style-name="T58">delete() {<text:line-break/> <text:s text:c="7"/>System.out.println(</text:span><text:span text:style-name="T60">"Deleting record..."</text:span><text:span text:style-name="T58">)</text:span><text:span text:style-name="T56">;<text:line-break/> <text:s text:c="3"/></text:span><text:span text:style-name="T58">}<text:line-break/>}<text:line-break/><text:line-break/></text:span><text:span text:style-name="T56">package </text:span><text:span text:style-name="T58">CommandPattern</text:span><text:span text:style-name="T56">;<text:line-break/><text:line-break/>public class </text:span><text:span text:style-name="T58">InsertCommand </text:span><text:span text:style-name="T56">implements </text:span><text:span text:style-name="T58">Command {<text:line-break/><text:line-break/> <text:s text:c="3"/>Database database</text:span><text:span text:style-name="T56">;<text:line-break/><text:line-break/> <text:s text:c="3"/>public </text:span><text:span text:style-name="T58">InsertCommand(Database database) {<text:line-break/> <text:s text:c="7"/></text:span><text:span text:style-name="T56">this</text:span><text:span text:style-name="T58">.database = database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execute() {<text:line-break/> <text:s text:c="7"/>database.insert()</text:span><text:span text:style-name="T56">;<text:line-break/> <text:s text:c="3"/></text:span><text:span text:style-name="T58">}<text:line-break/>}<text:line-break/><text:line-break/><text:line-break/></text:span><text:span text:style-name="T56">package </text:span><text:span text:style-name="T58">CommandPattern</text:span><text:span text:style-name="T56">;<text:line-break/><text:line-break/>public class </text:span><text:span text:style-name="T58">SelectCommand </text:span><text:span text:style-name="T56">implements </text:span><text:span text:style-name="T58">Command {<text:line-break/><text:line-break/> <text:s text:c="3"/>Database database</text:span><text:span text:style-name="T56">;<text:line-break/><text:line-break/> <text:s text:c="3"/>public </text:span><text:span text:style-name="T58">SelectCommand(Database database) {<text:line-break/> <text:s text:c="7"/></text:span><text:span text:style-name="T56">this</text:span><text:span text:style-name="T58">.database = database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execute() {<text:line-break/> <text:s text:c="7"/>database.select()</text:span><text:span text:style-name="T56">;<text:line-break/> <text:s text:c="3"/></text:span><text:span text:style-name="T58">}<text:line-break/>}<text:line-break/></text:span><text:span text:style-name="T56">package </text:span><text:span text:style-name="T58">CommandPattern</text:span><text:span text:style-name="T56">;<text:line-break/><text:line-break/>public class </text:span><text:span text:style-name="T58">UpdateCommand </text:span><text:span text:style-name="T56">implements </text:span><text:span text:style-name="T58">Command {<text:line-break/><text:line-break/> <text:s text:c="3"/>Database database</text:span><text:span text:style-name="T56">;<text:line-break/><text:line-break/> <text:s text:c="3"/>public </text:span><text:span text:style-name="T58">UpdateCommand(Database database) {<text:line-break/> <text:s text:c="7"/></text:span><text:span text:style-name="T56">this</text:span><text:span text:style-name="T58">.database = database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execute() {<text:line-break/> <text:s text:c="7"/>database.update()</text:span><text:span text:style-name="T56">;<text:line-break/> <text:s text:c="3"/></text:span><text:span text:style-name="T58">}<text:line-break/><text:line-break/>}<text:line-break/><text:line-break/></text:span><text:span text:style-name="T56">package </text:span><text:span text:style-name="T58">CommandPattern</text:span><text:span text:style-name="T56">;<text:line-break/><text:line-break/></text:span><text:soft-page-break/><text:span text:style-name="T56">public class </text:span><text:span text:style-name="T58">DeleteCommand </text:span><text:span text:style-name="T56">implements </text:span><text:span text:style-name="T58">Command {<text:line-break/><text:line-break/> <text:s text:c="3"/>Database database</text:span><text:span text:style-name="T56">;<text:line-break/><text:line-break/> <text:s text:c="3"/>public </text:span><text:span text:style-name="T58">DeleteCommand(Database database) {<text:line-break/> <text:s text:c="7"/></text:span><text:span text:style-name="T56">this</text:span><text:span text:style-name="T58">.database = database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execute() {<text:line-break/> <text:s text:c="7"/>database.delete()</text:span><text:span text:style-name="T56">;<text:line-break/> <text:s text:c="3"/></text:span><text:span text:style-name="T58">}<text:line-break/>}<text:line-break/></text:span><text:span text:style-name="T56">package </text:span><text:span text:style-name="T58">CommandPattern</text:span><text:span text:style-name="T56">;<text:line-break/><text:line-break/>public class </text:span><text:span text:style-name="T58">Developer {<text:line-break/><text:line-break/> <text:s text:c="3"/>Command insert</text:span><text:span text:style-name="T56">;<text:line-break/> <text:s text:c="3"/></text:span><text:span text:style-name="T58">Command update</text:span><text:span text:style-name="T56">;<text:line-break/> <text:s text:c="3"/></text:span><text:span text:style-name="T58">Command select</text:span><text:span text:style-name="T56">;<text:line-break/> <text:s text:c="3"/></text:span><text:span text:style-name="T58">Command delete</text:span><text:span text:style-name="T56">;<text:line-break/><text:line-break/> <text:s text:c="3"/>public </text:span><text:span text:style-name="T58">Developer(Command insert</text:span><text:span text:style-name="T56">, </text:span><text:span text:style-name="T58">Command update</text:span><text:span text:style-name="T56">, </text:span><text:span text:style-name="T58">Command select</text:span><text:span text:style-name="T56">, </text:span><text:span text:style-name="T58">Command delete) {<text:line-break/> <text:s text:c="7"/></text:span><text:span text:style-name="T56">this</text:span><text:span text:style-name="T58">.insert = insert</text:span><text:span text:style-name="T56">;<text:line-break/> <text:s text:c="7"/>this</text:span><text:span text:style-name="T58">.update = update</text:span><text:span text:style-name="T56">;<text:line-break/> <text:s text:c="7"/>this</text:span><text:span text:style-name="T58">.select = select</text:span><text:span text:style-name="T56">;<text:line-break/> <text:s text:c="7"/>this</text:span><text:span text:style-name="T58">.delete = delete</text:span><text:span text:style-name="T56">;<text:line-break/> <text:s text:c="3"/></text:span><text:span text:style-name="T58">}<text:line-break/><text:line-break/> <text:s text:c="3"/></text:span><text:span text:style-name="T56">public void </text:span><text:span text:style-name="T58">insertRecord() {<text:line-break/> <text:s text:c="7"/>insert.execute()</text:span><text:span text:style-name="T56">;<text:line-break/> <text:s text:c="3"/></text:span><text:span text:style-name="T58">}<text:line-break/><text:line-break/> <text:s text:c="3"/></text:span><text:span text:style-name="T56">public void </text:span><text:span text:style-name="T58">updateRecord(){<text:line-break/> <text:s text:c="7"/>update.execute()</text:span><text:span text:style-name="T56">;<text:line-break/> <text:s text:c="3"/></text:span><text:span text:style-name="T58">}<text:line-break/><text:line-break/> <text:s text:c="3"/></text:span><text:span text:style-name="T56">public void </text:span><text:span text:style-name="T58">selectRecord(){<text:line-break/> <text:s text:c="7"/>select.execute()</text:span><text:span text:style-name="T56">;<text:line-break/> <text:s text:c="3"/></text:span><text:span text:style-name="T58">}<text:line-break/><text:line-break/> <text:s text:c="3"/></text:span><text:span text:style-name="T56">public void </text:span><text:span text:style-name="T58">deleteRecord(){<text:line-break/> <text:s text:c="7"/>delete.execute()</text:span><text:span text:style-name="T56">;<text:line-break/> <text:s text:c="3"/></text:span><text:span text:style-name="T58">}<text:line-break/>}</text:span></text:p>
      <text:p text:style-name="P105"/>
      <text:p text:style-name="P80"><text:span text:style-name="T6">Паттерн</text:span><text:span text:style-name="T14"> Composite</text:span></text:p>
      <text:p text:style-name="P33"><text:span text:style-name="T56">package </text:span><text:span text:style-name="T58">Composite</text:span><text:span text:style-name="T56">;<text:line-break/>import </text:span><text:span text:style-name="T58">java.util.ArrayList</text:span><text:span text:style-name="T56">;<text:line-break/>import </text:span><text:span text:style-name="T58">java.util.List</text:span><text:span text:style-name="T56">;<text:line-break/></text:span><text:span text:style-name="T65">// </text:span><text:span text:style-name="T64">Компонент</text:span><text:span text:style-name="T65"><text:line-break/></text:span><text:span text:style-name="T56">interface </text:span><text:span text:style-name="T58">Object {<text:line-break/> <text:s text:c="3"/></text:span><text:span text:style-name="T65">//</text:span><text:span text:style-name="T64">Выводит</text:span><text:span text:style-name="T65"> </text:span><text:span text:style-name="T64">объект</text:span><text:span text:style-name="T65"><text:line-break/> <text:s text:c="3"/></text:span><text:span text:style-name="T56">public void </text:span><text:span text:style-name="T58">print()</text:span><text:span text:style-name="T56">;<text:line-break/></text:span><text:span text:style-name="T58">}<text:line-break/></text:span><text:span text:style-name="T65">// </text:span><text:span text:style-name="T64">Компоновщик</text:span><text:span text:style-name="T65"><text:line-break/></text:span><text:span text:style-name="T56">class </text:span><text:span text:style-name="T58">Compositeobject </text:span><text:span text:style-name="T56">implements </text:span><text:span text:style-name="T58">Object {<text:line-break/> <text:s text:c="3"/></text:span><text:span text:style-name="T65">//</text:span><text:span text:style-name="T64">Коллекция</text:span><text:span text:style-name="T65"> </text:span><text:span text:style-name="T64">дочерних</text:span><text:span text:style-name="T65"> </text:span><text:span text:style-name="T64">объектов</text:span><text:span text:style-name="T65"><text:line-break/> <text:s text:c="3"/></text:span><text:span text:style-name="T56">private </text:span><text:span text:style-name="T58">List&lt;Object&gt; mChildobjects = </text:span><text:span text:style-name="T56">new </text:span><text:span text:style-name="T58">ArrayList&lt;Object&gt;()</text:span><text:span text:style-name="T56">;<text:line-break/></text:span><text:soft-page-break/><text:span text:style-name="T56"> <text:s text:c="3"/></text:span><text:span text:style-name="T65">//</text:span><text:span text:style-name="T64">Выводит</text:span><text:span text:style-name="T65"> </text:span><text:span text:style-name="T64">объект</text:span><text:span text:style-name="T65"><text:line-break/> <text:s text:c="3"/></text:span><text:span text:style-name="T56">public void </text:span><text:span text:style-name="T58">print() {<text:line-break/> <text:s text:c="7"/></text:span><text:span text:style-name="T56">for </text:span><text:span text:style-name="T58">(Object object : mChildobjects) {<text:line-break/> <text:s text:c="11"/>object.print()</text:span><text:span text:style-name="T56">;<text:line-break/> <text:s text:c="7"/></text:span><text:span text:style-name="T58">}<text:line-break/> <text:s text:c="3"/>}<text:line-break/> <text:s text:c="3"/></text:span><text:span text:style-name="T65">//</text:span><text:span text:style-name="T64">Добавляет</text:span><text:span text:style-name="T65"> </text:span><text:span text:style-name="T64">объект</text:span><text:span text:style-name="T65"> </text:span><text:span text:style-name="T64">в</text:span><text:span text:style-name="T65"> </text:span><text:span text:style-name="T64">структуру</text:span><text:span text:style-name="T65"><text:line-break/> <text:s text:c="3"/></text:span><text:span text:style-name="T56">public void </text:span><text:span text:style-name="T58">add(Object object) {<text:line-break/> <text:s text:c="7"/>mChildobjects.add(object)</text:span><text:span text:style-name="T56">;<text:line-break/> <text:s text:c="3"/></text:span><text:span text:style-name="T58">}<text:line-break/> <text:s text:c="3"/></text:span><text:span text:style-name="T65">//</text:span><text:span text:style-name="T64">Удаляет</text:span><text:span text:style-name="T65"> </text:span><text:span text:style-name="T64">объект</text:span><text:span text:style-name="T65"> </text:span><text:span text:style-name="T64">из</text:span><text:span text:style-name="T65"> </text:span><text:span text:style-name="T64">структуры</text:span><text:span text:style-name="T65"><text:line-break/> <text:s text:c="3"/></text:span><text:span text:style-name="T56">public void </text:span><text:span text:style-name="T58">remove(Object object) {<text:line-break/> <text:s text:c="7"/>mChildobjects.remove(object)</text:span><text:span text:style-name="T56">;<text:line-break/> <text:s text:c="3"/></text:span><text:span text:style-name="T58">}<text:line-break/>}<text:line-break/></text:span><text:span text:style-name="T65">// </text:span><text:span text:style-name="T64">Лист</text:span><text:span text:style-name="T65"><text:line-break/></text:span><text:span text:style-name="T56">class </text:span><text:span text:style-name="T58">TestObject </text:span><text:span text:style-name="T56">implements </text:span><text:span text:style-name="T58">Object {<text:line-break/> <text:s text:c="3"/></text:span><text:span text:style-name="T65">//</text:span><text:span text:style-name="T64">Выводит</text:span><text:span text:style-name="T65"> </text:span><text:span text:style-name="T64">Объект</text:span><text:span text:style-name="T65"><text:line-break/> <text:s text:c="3"/></text:span><text:span text:style-name="T56">public void </text:span><text:span text:style-name="T58">print() {<text:line-break/> <text:s text:c="7"/>System.out.println(</text:span><text:span text:style-name="T60">"TestObject"</text:span><text:span text:style-name="T58">)</text:span><text:span text:style-name="T56">;<text:line-break/> <text:s text:c="3"/></text:span><text:span text:style-name="T58">}<text:line-break/>}<text:line-break/></text:span><text:span text:style-name="T66">/**<text:line-break/> * </text:span><text:span text:style-name="T67">Клиент</text:span><text:span text:style-name="T66"><text:line-break/> */<text:line-break/></text:span><text:span text:style-name="T56">public class </text:span><text:span text:style-name="T58">CompositeMain {<text:line-break/> <text:s text:c="3"/></text:span><text:span text:style-name="T56">public static void </text:span><text:span text:style-name="T58">main(String[] args) {<text:line-break/> <text:s text:c="7"/></text:span><text:span text:style-name="T65">//</text:span><text:span text:style-name="T64">Инициализация</text:span><text:span text:style-name="T65"> </text:span><text:span text:style-name="T64">тестовых</text:span><text:span text:style-name="T65"> </text:span><text:span text:style-name="T64">объектов</text:span><text:span text:style-name="T65"><text:line-break/> <text:s text:c="7"/></text:span><text:span text:style-name="T58">TestObject TestObject1 = </text:span><text:span text:style-name="T56">new </text:span><text:span text:style-name="T58">TestObject()</text:span><text:span text:style-name="T56">;<text:line-break/> <text:s text:c="7"/></text:span><text:span text:style-name="T58">TestObject TestObject2 = </text:span><text:span text:style-name="T56">new </text:span><text:span text:style-name="T58">TestObject()</text:span><text:span text:style-name="T56">;<text:line-break/> <text:s text:c="7"/></text:span><text:span text:style-name="T58">TestObject TestObject3 = </text:span><text:span text:style-name="T56">new </text:span><text:span text:style-name="T58">TestObject()</text:span><text:span text:style-name="T56">;<text:line-break/> <text:s text:c="7"/></text:span><text:span text:style-name="T58">TestObject TestObject4 = </text:span><text:span text:style-name="T56">new </text:span><text:span text:style-name="T58">TestObject()</text:span><text:span text:style-name="T56">;<text:line-break/><text:line-break/> <text:s text:c="7"/></text:span><text:span text:style-name="T65">//</text:span><text:span text:style-name="T64">Инициализация</text:span><text:span text:style-name="T65"> </text:span><text:span text:style-name="T64">трех</text:span><text:span text:style-name="T65"> </text:span><text:span text:style-name="T64">комповощик</text:span><text:span text:style-name="T65">-</text:span><text:span text:style-name="T64">объектов</text:span><text:span text:style-name="T65"><text:line-break/> <text:s text:c="7"/></text:span><text:span text:style-name="T58">Compositeobject object = </text:span><text:span text:style-name="T56">new </text:span><text:span text:style-name="T58">Compositeobject()</text:span><text:span text:style-name="T56">;<text:line-break/> <text:s text:c="7"/></text:span><text:span text:style-name="T58">Compositeobject object1 = </text:span><text:span text:style-name="T56">new </text:span><text:span text:style-name="T58">Compositeobject()</text:span><text:span text:style-name="T56">;<text:line-break/> <text:s text:c="7"/></text:span><text:span text:style-name="T58">Compositeobject object2 = </text:span><text:span text:style-name="T56">new </text:span><text:span text:style-name="T58">Compositeobject()</text:span><text:span text:style-name="T56">;<text:line-break/><text:line-break/> <text:s text:c="7"/></text:span><text:span text:style-name="T65">//</text:span><text:span text:style-name="T64">Объеденияем</text:span><text:span text:style-name="T65"> </text:span><text:span text:style-name="T64">объекты</text:span><text:span text:style-name="T65"><text:line-break/> <text:s text:c="7"/></text:span><text:span text:style-name="T58">object1.add(TestObject1)</text:span><text:span text:style-name="T56">;<text:line-break/> <text:s text:c="7"/></text:span><text:span text:style-name="T58">object1.add(TestObject2)</text:span><text:span text:style-name="T56">;<text:line-break/> <text:s text:c="7"/></text:span><text:span text:style-name="T58">object1.add(TestObject3)</text:span><text:span text:style-name="T56">;<text:line-break/><text:line-break/> <text:s text:c="7"/></text:span><text:span text:style-name="T58">object2.add(TestObject4)</text:span><text:span text:style-name="T56">;<text:line-break/><text:line-break/> <text:s text:c="7"/></text:span><text:span text:style-name="T58">object.add(object1)</text:span><text:span text:style-name="T56">;<text:line-break/> <text:s text:c="7"/></text:span><text:span text:style-name="T58">object.add(object2)</text:span><text:span text:style-name="T56">;<text:line-break/><text:line-break/> <text:s text:c="7"/></text:span><text:span text:style-name="T65">//</text:span><text:span text:style-name="T64">Выводим</text:span><text:span text:style-name="T65"><text:line-break/> <text:s text:c="7"/></text:span><text:span text:style-name="T58">object.print()</text:span><text:span text:style-name="T56">;<text:line-break/> <text:s text:c="3"/></text:span><text:span text:style-name="T58">}<text:line-break/>}</text:span></text:p>
      <text:p text:style-name="P106"/>
      <text:p text:style-name="P80"><text:span text:style-name="T6">Паттерн</text:span><text:span text:style-name="T14"> Decorator</text:span></text:p>
      <text:p text:style-name="P59"/>
      <text:p text:style-name="P33"><text:span text:style-name="T56">package </text:span><text:span text:style-name="T58">Decorator</text:span><text:span text:style-name="T56">;<text:line-break/><text:line-break/>interface </text:span><text:span text:style-name="T58">InterfaceComponent {<text:line-break/></text:span><text:soft-page-break/><text:span text:style-name="T58"> <text:s text:c="3"/></text:span><text:span text:style-name="T56">void </text:span><text:span text:style-name="T58">doOperation()</text:span><text:span text:style-name="T56">;<text:line-break/></text:span><text:span text:style-name="T58">}<text:line-break/></text:span><text:span text:style-name="T56">class </text:span><text:span text:style-name="T58">MainComponent </text:span><text:span text:style-name="T56">implements </text:span><text:span text:style-name="T58">InterfaceComponent {<text:line-break/> <text:s text:c="3"/>@Override<text:line-break/> <text:s text:c="3"/></text:span><text:span text:style-name="T56">public void </text:span><text:span text:style-name="T58">doOperation() {<text:line-break/> <text:s text:c="7"/>System.out.print(</text:span><text:span text:style-name="T60">"World!"</text:span><text:span text:style-name="T58">)</text:span><text:span text:style-name="T56">;<text:line-break/> <text:s text:c="3"/></text:span><text:span text:style-name="T58">}<text:line-break/>}<text:line-break/><text:line-break/></text:span><text:span text:style-name="T56">abstract class </text:span><text:span text:style-name="T58">Decorator </text:span><text:span text:style-name="T56">implements </text:span><text:span text:style-name="T58">InterfaceComponent {<text:line-break/> <text:s text:c="3"/></text:span><text:span text:style-name="T56">protected </text:span><text:span text:style-name="T58">InterfaceComponent component</text:span><text:span text:style-name="T56">;<text:line-break/><text:line-break/> <text:s text:c="3"/>public </text:span><text:span text:style-name="T58">Decorator (InterfaceComponent c) {<text:line-break/> <text:s text:c="7"/>component = c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doOperation() {<text:line-break/> <text:s text:c="7"/>component.doOperation()</text:span><text:span text:style-name="T56">;<text:line-break/> <text:s text:c="3"/></text:span><text:span text:style-name="T58">}<text:line-break/> <text:s text:c="3"/></text:span><text:span text:style-name="T56">public void </text:span><text:span text:style-name="T58">newOperation() {<text:line-break/> <text:s text:c="7"/>System.out.println(</text:span><text:span text:style-name="T60">"Do Nothing"</text:span><text:span text:style-name="T58">)</text:span><text:span text:style-name="T56">;<text:line-break/> <text:s text:c="3"/></text:span><text:span text:style-name="T58">}<text:line-break/>}<text:line-break/></text:span><text:span text:style-name="T56">class </text:span><text:span text:style-name="T58">DecoratorSpace </text:span><text:span text:style-name="T56">extends </text:span><text:span text:style-name="T58">Decorator {<text:line-break/> <text:s text:c="3"/></text:span><text:span text:style-name="T56">public </text:span><text:span text:style-name="T58">DecoratorSpace(InterfaceComponent c) {<text:line-break/> <text:s text:c="7"/></text:span><text:span text:style-name="T56">super</text:span><text:span text:style-name="T58">(c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doOperation() {<text:line-break/> <text:s text:c="7"/>System.out.print(</text:span><text:span text:style-name="T60">" "</text:span><text:span text:style-name="T58">)</text:span><text:span text:style-name="T56">;<text:line-break/> <text:s text:c="7"/>super</text:span><text:span text:style-name="T58">.doOperation(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newOperation() {<text:line-break/> <text:s text:c="7"/>System.out.println(</text:span><text:span text:style-name="T60">"New space operation"</text:span><text:span text:style-name="T58">)</text:span><text:span text:style-name="T56">;<text:line-break/> <text:s text:c="3"/></text:span><text:span text:style-name="T58">}<text:line-break/>}<text:line-break/></text:span><text:span text:style-name="T56">class </text:span><text:span text:style-name="T58">DecoratorComma </text:span><text:span text:style-name="T56">extends </text:span><text:span text:style-name="T58">Decorator {<text:line-break/> <text:s text:c="3"/></text:span><text:span text:style-name="T56">public </text:span><text:span text:style-name="T58">DecoratorComma(InterfaceComponent c) {<text:line-break/> <text:s text:c="7"/></text:span><text:span text:style-name="T56">super</text:span><text:span text:style-name="T58">(c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doOperation() {<text:line-break/> <text:s text:c="7"/>System.out.print(</text:span><text:span text:style-name="T60">","</text:span><text:span text:style-name="T58">)</text:span><text:span text:style-name="T56">;<text:line-break/> <text:s text:c="7"/>super</text:span><text:span text:style-name="T58">.doOperation(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newOperation() {<text:line-break/> <text:s text:c="7"/>System.out.println(</text:span><text:span text:style-name="T60">"New comma operation"</text:span><text:span text:style-name="T58">)</text:span><text:span text:style-name="T56">;<text:line-break/> <text:s text:c="3"/></text:span><text:span text:style-name="T58">}<text:line-break/>}<text:line-break/></text:span><text:span text:style-name="T56">class </text:span><text:span text:style-name="T58">DecoratorHello </text:span><text:span text:style-name="T56">extends </text:span><text:span text:style-name="T58">Decorator {<text:line-break/> <text:s text:c="3"/></text:span><text:span text:style-name="T56">public </text:span><text:span text:style-name="T58">DecoratorHello(InterfaceComponent c) {<text:line-break/> <text:s text:c="7"/></text:span><text:span text:style-name="T56">super</text:span><text:span text:style-name="T58">(c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doOperation() {<text:line-break/> <text:s text:c="7"/>System.out.print(</text:span><text:span text:style-name="T60">"Hello"</text:span><text:span text:style-name="T58">)</text:span><text:span text:style-name="T56">;<text:line-break/> <text:s text:c="7"/>super</text:span><text:span text:style-name="T58">.doOperation()</text:span><text:span text:style-name="T56">;<text:line-break/> <text:s text:c="3"/></text:span><text:span text:style-name="T58">}<text:line-break/> <text:s text:c="3"/>@Override<text:line-break/></text:span><text:soft-page-break/><text:span text:style-name="T58"> <text:s text:c="3"/></text:span><text:span text:style-name="T56">public void </text:span><text:span text:style-name="T58">newOperation() {<text:line-break/> <text:s text:c="7"/>System.out.println(</text:span><text:span text:style-name="T60">"New hello operation"</text:span><text:span text:style-name="T58">)</text:span><text:span text:style-name="T56">;<text:line-break/> <text:s text:c="3"/></text:span><text:span text:style-name="T58">}<text:line-break/>}<text:line-break/></text:span><text:span text:style-name="T56">class </text:span><text:span text:style-name="T58">DecoderMain {<text:line-break/> <text:s text:c="3"/></text:span><text:span text:style-name="T56">public static void </text:span><text:span text:style-name="T58">main (String... s) {<text:line-break/> <text:s text:c="7"/>Decorator c = </text:span><text:span text:style-name="T56">new </text:span><text:span text:style-name="T58">DecoratorHello(</text:span><text:span text:style-name="T56">new </text:span><text:span text:style-name="T58">DecoratorComma(</text:span><text:span text:style-name="T56">new </text:span><text:span text:style-name="T58">DecoratorSpace(</text:span><text:span text:style-name="T56">new </text:span><text:span text:style-name="T58">MainComponent())))</text:span><text:span text:style-name="T56">;<text:line-break/> <text:s text:c="7"/></text:span><text:span text:style-name="T58">c.doOperation()</text:span><text:span text:style-name="T56">;<text:line-break/> <text:s text:c="7"/></text:span><text:span text:style-name="T58">c.newOperation()</text:span><text:span text:style-name="T56">;<text:line-break/> <text:s text:c="3"/></text:span><text:span text:style-name="T58">}<text:line-break/>}</text:span></text:p>
      <text:p text:style-name="P107"/>
      <text:p text:style-name="P107"/>
      <text:p text:style-name="P80"><text:span text:style-name="T6">Паттерн</text:span><text:span text:style-name="T14"> Facade</text:span></text:p>
      <text:p text:style-name="P57"/>
      <text:p text:style-name="P33"><text:span text:style-name="T57">package </text:span><text:span text:style-name="T59">Facade</text:span><text:span text:style-name="T57">;<text:line-break/></text:span><text:span text:style-name="T64">/* Как обеспечить унифицированный интерфейс с набором разрозненных реализаций или интерфейсов,<text:line-break/> например, с подсистемой,<text:line-break/> если нежелательно сильное связывание с этой подсистемой или реализация подсистемы может измениться?<text:line-break/> Решение:<text:line-break/> Определить одну точку взаимодействия с подсистемой — фасадный объект,<text:line-break/> обеспечивающий общий интерфейс с подсистемой,<text:line-break/> и возложить на него обязанность по взаимодействию с её компонентами.<text:line-break/> Фасад — это внешний объект, обеспечивающий единственную точку входа для служб подсистемы.<text:line-break/> Реализация других компонентов подсистемы закрыта и не видна внешним компонентам.<text:line-break/> Фасадный объект обеспечивает реализацию GRASP паттерна Устойчивый к изменениям (Protected Variations)<text:line-break/> с точки зрения защиты от изменений в реализации подсистемы.<text:line-break/></text:span><text:span text:style-name="T65">*/<text:line-break/></text:span><text:span text:style-name="T56">class </text:span><text:span text:style-name="T58">CPU {<text:line-break/> <text:s text:c="3"/></text:span><text:span text:style-name="T56">public void </text:span><text:span text:style-name="T58">freeze() {<text:line-break/> <text:s text:c="7"/>System.out.println(</text:span><text:span text:style-name="T60">"freeze"</text:span><text:span text:style-name="T58">)</text:span><text:span text:style-name="T56">;<text:line-break/> <text:s text:c="3"/></text:span><text:span text:style-name="T58">}<text:line-break/> <text:s text:c="3"/></text:span><text:span text:style-name="T56">public void </text:span><text:span text:style-name="T58">jump(</text:span><text:span text:style-name="T56">long </text:span><text:span text:style-name="T58">position) {<text:line-break/> <text:s text:c="7"/>System.out.println(</text:span><text:span text:style-name="T60">"jump position = " </text:span><text:span text:style-name="T58">+ position)</text:span><text:span text:style-name="T56">;<text:line-break/> <text:s text:c="3"/></text:span><text:span text:style-name="T58">}<text:line-break/> <text:s text:c="3"/></text:span><text:span text:style-name="T56">public void </text:span><text:span text:style-name="T58">execute() {<text:line-break/> <text:s text:c="7"/>System.out.println(</text:span><text:span text:style-name="T60">"execute"</text:span><text:span text:style-name="T58">)</text:span><text:span text:style-name="T56">;<text:line-break/> <text:s text:c="3"/></text:span><text:span text:style-name="T58">}<text:line-break/>}<text:line-break/></text:span><text:span text:style-name="T56">class </text:span><text:span text:style-name="T58">Memory {<text:line-break/> <text:s text:c="3"/></text:span><text:span text:style-name="T56">public void </text:span><text:span text:style-name="T58">load(</text:span><text:span text:style-name="T56">long </text:span><text:span text:style-name="T58">position</text:span><text:span text:style-name="T56">, byte</text:span><text:span text:style-name="T58">[] data) {<text:line-break/> <text:s text:c="7"/>System.out.println(</text:span><text:span text:style-name="T60">"load position = " </text:span><text:span text:style-name="T58">+ position + </text:span><text:span text:style-name="T60">", data = " </text:span><text:span text:style-name="T58">+ data)</text:span><text:span text:style-name="T56">;<text:line-break/> <text:s text:c="3"/></text:span><text:span text:style-name="T58">}<text:line-break/>}<text:line-break/></text:span><text:span text:style-name="T56">class </text:span><text:span text:style-name="T58">HardDrive {<text:line-break/> <text:s text:c="3"/></text:span><text:span text:style-name="T56">public byte</text:span><text:span text:style-name="T58">[] read(</text:span><text:span text:style-name="T56">long </text:span><text:span text:style-name="T58">lba</text:span><text:span text:style-name="T56">, int </text:span><text:span text:style-name="T58">size) {<text:line-break/> <text:s text:c="7"/>System.out.println(</text:span><text:span text:style-name="T60">"read lba = " </text:span><text:span text:style-name="T58">+ lba + </text:span><text:span text:style-name="T60">", size = " </text:span><text:span text:style-name="T58">+ size)</text:span><text:span text:style-name="T56">;<text:line-break/> <text:s text:c="7"/>return new byte</text:span><text:span text:style-name="T58">[size]</text:span><text:span text:style-name="T56">;<text:line-break/> <text:s text:c="3"/></text:span><text:span text:style-name="T58">}<text:line-break/>}<text:line-break/></text:span><text:span text:style-name="T65">/* </text:span><text:span text:style-name="T64">Фасад</text:span><text:span text:style-name="T65"> */<text:line-break/></text:span><text:span text:style-name="T56">class </text:span><text:span text:style-name="T58">Computer {<text:line-break/></text:span><text:soft-page-break/><text:span text:style-name="T58"> <text:s text:c="3"/></text:span><text:span text:style-name="T56">private final static long </text:span><text:span text:style-name="T58">BOOT_ADDRESS = </text:span><text:span text:style-name="T62">1L</text:span><text:span text:style-name="T56">;<text:line-break/> <text:s text:c="3"/>private final static long </text:span><text:span text:style-name="T58">BOOT_SECTOR = </text:span><text:span text:style-name="T62">2L</text:span><text:span text:style-name="T56">;<text:line-break/> <text:s text:c="3"/>private final static int </text:span><text:span text:style-name="T58">SECTOR_SIZE = </text:span><text:span text:style-name="T62">3</text:span><text:span text:style-name="T56">;<text:line-break/><text:line-break/> <text:s text:c="3"/>private </text:span><text:span text:style-name="T58">CPU cpu</text:span><text:span text:style-name="T56">;<text:line-break/> <text:s text:c="3"/>private </text:span><text:span text:style-name="T58">Memory memory</text:span><text:span text:style-name="T56">;<text:line-break/> <text:s text:c="3"/>private </text:span><text:span text:style-name="T58">HardDrive hardDrive</text:span><text:span text:style-name="T56">;<text:line-break/><text:line-break/> <text:s text:c="3"/>public </text:span><text:span text:style-name="T58">Computer() {<text:line-break/> <text:s text:c="7"/></text:span><text:span text:style-name="T56">this</text:span><text:span text:style-name="T58">.cpu = </text:span><text:span text:style-name="T56">new </text:span><text:span text:style-name="T58">CPU()</text:span><text:span text:style-name="T56">;<text:line-break/> <text:s text:c="7"/>this</text:span><text:span text:style-name="T58">.memory = </text:span><text:span text:style-name="T56">new </text:span><text:span text:style-name="T58">Memory()</text:span><text:span text:style-name="T56">;<text:line-break/> <text:s text:c="7"/>this</text:span><text:span text:style-name="T58">.hardDrive = </text:span><text:span text:style-name="T56">new </text:span><text:span text:style-name="T58">HardDrive()</text:span><text:span text:style-name="T56">;<text:line-break/> <text:s text:c="3"/></text:span><text:span text:style-name="T58">}<text:line-break/> <text:s text:c="3"/></text:span><text:span text:style-name="T56">public void </text:span><text:span text:style-name="T58">startComputer() {<text:line-break/> <text:s text:c="7"/>cpu.freeze()</text:span><text:span text:style-name="T56">;<text:line-break/> <text:s text:c="7"/></text:span><text:span text:style-name="T58">memory.load(BOOT_ADDRESS</text:span><text:span text:style-name="T56">, </text:span><text:span text:style-name="T58">hardDrive.read(BOOT_SECTOR</text:span><text:span text:style-name="T56">, </text:span><text:span text:style-name="T58">SECTOR_SIZE))</text:span><text:span text:style-name="T56">;<text:line-break/> <text:s text:c="7"/></text:span><text:span text:style-name="T58">cpu.jump(BOOT_ADDRESS)</text:span><text:span text:style-name="T56">;<text:line-break/> <text:s text:c="7"/></text:span><text:span text:style-name="T58">cpu.execute()</text:span><text:span text:style-name="T56">;<text:line-break/> <text:s text:c="3"/></text:span><text:span text:style-name="T58">}<text:line-break/>}<text:line-break/></text:span><text:span text:style-name="T65">/* </text:span><text:span text:style-name="T64">Клиент</text:span><text:span text:style-name="T65"> */<text:line-break/></text:span><text:span text:style-name="T56">class </text:span><text:span text:style-name="T58">Application {<text:line-break/> <text:s text:c="3"/></text:span><text:span text:style-name="T56">public static void </text:span><text:span text:style-name="T58">main(String[] args) {<text:line-break/> <text:s text:c="7"/>Computer computer = </text:span><text:span text:style-name="T56">new </text:span><text:span text:style-name="T58">Computer()</text:span><text:span text:style-name="T56">;<text:line-break/> <text:s text:c="7"/></text:span><text:span text:style-name="T58">computer.startComputer()</text:span><text:span text:style-name="T56">;<text:line-break/> <text:s text:c="3"/></text:span><text:span text:style-name="T58">}<text:line-break/>}</text:span></text:p>
      <text:p text:style-name="P107"/>
      <text:p text:style-name="P80"><text:span text:style-name="T6">Паттерн</text:span><text:span text:style-name="T14"> Factory</text:span></text:p>
      <text:p text:style-name="P59"/>
      <text:p text:style-name="P33"><text:span text:style-name="T56">package </text:span><text:span text:style-name="T58">Factory</text:span><text:span text:style-name="T56">;<text:line-break/><text:line-break/></text:span><text:span text:style-name="T65">/*</text:span><text:span text:style-name="T64">Создание</text:span><text:span text:style-name="T65"> </text:span><text:span text:style-name="T64">фабрик</text:span><text:span text:style-name="T65"> </text:span><text:span text:style-name="T64">по</text:span><text:span text:style-name="T65"> </text:span><text:span text:style-name="T64">созданию</text:span><text:span text:style-name="T65"> </text:span><text:span text:style-name="T64">чего</text:span><text:span text:style-name="T65">-</text:span><text:span text:style-name="T64">либо</text:span><text:span text:style-name="T65">*/<text:line-break/><text:line-break/></text:span><text:span text:style-name="T56">public class </text:span><text:span text:style-name="T58">FactoryMain {<text:line-break/> <text:s text:c="3"/></text:span><text:span text:style-name="T56">public static void </text:span><text:span text:style-name="T58">main(String[] args) {<text:line-break/> <text:s text:c="7"/>PhoneFactory phoneFactory = </text:span><text:span text:style-name="T56">new </text:span><text:span text:style-name="T58">PhoneFactory()</text:span><text:span text:style-name="T56">;<text:line-break/> <text:s text:c="7"/></text:span><text:span text:style-name="T58">Phone phone = phoneFactory.createPhone(</text:span><text:span text:style-name="T60">"Samsung"</text:span><text:span text:style-name="T58">)</text:span><text:span text:style-name="T56">;<text:line-break/> <text:s text:c="7"/></text:span><text:span text:style-name="T58">phone.ring()</text:span><text:span text:style-name="T56">;<text:line-break/> <text:s text:c="7"/></text:span><text:span text:style-name="T58">phone.sleep()</text:span><text:span text:style-name="T56">;<text:line-break/> <text:s text:c="7"/></text:span><text:span text:style-name="T58">phone.wakeUp()</text:span><text:span text:style-name="T56">;<text:line-break/> <text:s text:c="3"/></text:span><text:span text:style-name="T58">}<text:line-break/>}<text:line-break/><text:line-break/></text:span><text:span text:style-name="T56">interface </text:span><text:span text:style-name="T58">Phone {<text:line-break/> <text:s text:c="3"/></text:span><text:span text:style-name="T56">void </text:span><text:span text:style-name="T58">ring()</text:span><text:span text:style-name="T56">;<text:line-break/> <text:s text:c="3"/>void </text:span><text:span text:style-name="T58">sleep()</text:span><text:span text:style-name="T56">;<text:line-break/> <text:s text:c="3"/>void </text:span><text:span text:style-name="T58">wakeUp()</text:span><text:span text:style-name="T56">;<text:line-break/></text:span><text:span text:style-name="T58">}<text:line-break/><text:line-break/></text:span><text:span text:style-name="T56">class </text:span><text:span text:style-name="T58">Iphone </text:span><text:span text:style-name="T56">implements </text:span><text:span text:style-name="T58">Phone {<text:line-break/><text:line-break/> <text:s text:c="3"/>@Override<text:line-break/> <text:s text:c="3"/></text:span><text:span text:style-name="T56">public void </text:span><text:span text:style-name="T58">ring() {<text:line-break/> <text:s text:c="7"/>System.out.println(</text:span><text:span text:style-name="T60">"RING-RING, IPHONE!"</text:span><text:span text:style-name="T58">)</text:span><text:span text:style-name="T56">;<text:line-break/> <text:s text:c="3"/></text:span><text:span text:style-name="T58">}<text:line-break/><text:line-break/> <text:s text:c="3"/>@Override<text:line-break/></text:span><text:soft-page-break/><text:span text:style-name="T58"> <text:s text:c="3"/></text:span><text:span text:style-name="T56">public void </text:span><text:span text:style-name="T58">sleep() {<text:line-break/> <text:s text:c="7"/></text:span><text:span text:style-name="T56">try </text:span><text:span text:style-name="T58">{<text:line-break/> <text:s text:c="11"/>Thread.sleep(</text:span><text:span text:style-name="T62">3000</text:span><text:span text:style-name="T58">)</text:span><text:span text:style-name="T56">;<text:line-break/> <text:s text:c="7"/></text:span><text:span text:style-name="T58">} </text:span><text:span text:style-name="T56">catch </text:span><text:span text:style-name="T58">(InterruptedException e) {<text:line-break/> <text:s text:c="11"/>e.printStackTrace()</text:span><text:span text:style-name="T56">;<text:line-break/> <text:s text:c="7"/></text:span><text:span text:style-name="T58">}<text:line-break/> <text:s text:c="3"/>}<text:line-break/><text:line-break/> <text:s text:c="3"/>@Override<text:line-break/> <text:s text:c="3"/></text:span><text:span text:style-name="T56">public void </text:span><text:span text:style-name="T58">wakeUp() {<text:line-break/> <text:s text:c="7"/>System.out.println(</text:span><text:span text:style-name="T60">"IM ALIVE!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Samsung </text:span><text:span text:style-name="T56">implements </text:span><text:span text:style-name="T58">Phone {<text:line-break/><text:line-break/> <text:s text:c="3"/>@Override<text:line-break/> <text:s text:c="3"/></text:span><text:span text:style-name="T56">public void </text:span><text:span text:style-name="T58">ring() {<text:line-break/> <text:s text:c="7"/>System.out.println(</text:span><text:span text:style-name="T60">"SAMSUNG IS RINGING!"</text:span><text:span text:style-name="T58">)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void </text:span><text:span text:style-name="T58">sleep() {<text:line-break/> <text:s text:c="7"/></text:span><text:span text:style-name="T56">try </text:span><text:span text:style-name="T58">{<text:line-break/> <text:s text:c="11"/>Thread.sleep(</text:span><text:span text:style-name="T62">4000</text:span><text:span text:style-name="T58">)</text:span><text:span text:style-name="T56">;<text:line-break/> <text:s text:c="7"/></text:span><text:span text:style-name="T58">} </text:span><text:span text:style-name="T56">catch </text:span><text:span text:style-name="T58">(InterruptedException e) {<text:line-break/> <text:s text:c="11"/>e.printStackTrace()</text:span><text:span text:style-name="T56">;<text:line-break/> <text:s text:c="7"/></text:span><text:span text:style-name="T58">}<text:line-break/> <text:s text:c="3"/>}<text:line-break/><text:line-break/> <text:s text:c="3"/>@Override<text:line-break/> <text:s text:c="3"/></text:span><text:span text:style-name="T56">public void </text:span><text:span text:style-name="T58">wakeUp() {<text:line-break/> <text:s text:c="7"/>System.out.println(</text:span><text:span text:style-name="T60">"IM ALIVE"</text:span><text:span text:style-name="T58">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PhoneFactory {<text:line-break/> <text:s text:c="3"/></text:span><text:span text:style-name="T56">public </text:span><text:span text:style-name="T58">Phone createPhone(String name) {<text:line-break/> <text:s text:c="7"/></text:span><text:span text:style-name="T56">switch </text:span><text:span text:style-name="T58">(name) {<text:line-break/> <text:s text:c="11"/></text:span><text:span text:style-name="T56">case </text:span><text:span text:style-name="T58">(</text:span><text:span text:style-name="T60">"Apple"</text:span><text:span text:style-name="T58">) : </text:span><text:span text:style-name="T56">return new </text:span><text:span text:style-name="T58">Iphone()</text:span><text:span text:style-name="T56">;<text:line-break/> <text:s text:c="11"/>case </text:span><text:span text:style-name="T58">(</text:span><text:span text:style-name="T60">"Samsung"</text:span><text:span text:style-name="T58">) : </text:span><text:span text:style-name="T56">return new </text:span><text:span text:style-name="T58">Samsung()</text:span><text:span text:style-name="T56">;<text:line-break/> <text:s text:c="11"/>default</text:span><text:span text:style-name="T58">: </text:span><text:span text:style-name="T56">return null;<text:line-break/> <text:s text:c="7"/></text:span><text:span text:style-name="T58">}<text:line-break/> <text:s text:c="3"/>}<text:line-break/>}</text:span></text:p>
      <text:p text:style-name="P107"/>
      <text:p text:style-name="P80"><text:span text:style-name="T6">Паттерн</text:span><text:span text:style-name="T14"> Factory Method</text:span></text:p>
      <text:p text:style-name="P59"/>
      <text:p text:style-name="P34"><text:span text:style-name="T56">package </text:span><text:span text:style-name="T58">FactoryMethod</text:span><text:span text:style-name="T56">;<text:line-break/><text:line-break/></text:span><text:span text:style-name="T65">/*</text:span><text:span text:style-name="T64">Метод</text:span><text:span text:style-name="T65">, </text:span><text:span text:style-name="T64">который</text:span><text:span text:style-name="T65"> </text:span><text:span text:style-name="T64">создает</text:span><text:span text:style-name="T65"> </text:span><text:span text:style-name="T64">сам</text:span><text:span text:style-name="T65"> </text:span><text:span text:style-name="T64">себя</text:span><text:span text:style-name="T65">*/<text:line-break/><text:line-break/></text:span><text:span text:style-name="T56">public class </text:span><text:span text:style-name="T58">FactoryMethodMain {<text:line-break/> <text:s text:c="3"/></text:span><text:span text:style-name="T56">public static void </text:span><text:span text:style-name="T58">main(String[] args) {<text:line-break/> <text:s text:c="7"/>Coffee coffee = Coffee.create()</text:span><text:span text:style-name="T56">;<text:line-break/> <text:s text:c="3"/></text:span><text:span text:style-name="T58">}<text:line-break/>}<text:line-break/><text:line-break/></text:span><text:soft-page-break/><text:span text:style-name="T56">class </text:span><text:span text:style-name="T58">Coffee {<text:line-break/> <text:s text:c="3"/></text:span><text:span text:style-name="T56">private </text:span><text:span text:style-name="T58">Coffee() {<text:line-break/> <text:s text:c="7"/></text:span><text:span text:style-name="T56">for </text:span><text:span text:style-name="T58">(</text:span><text:span text:style-name="T56">int </text:span><text:span text:style-name="T58">i = </text:span><text:span text:style-name="T62">1</text:span><text:span text:style-name="T56">; </text:span><text:span text:style-name="T58">i &lt; </text:span><text:span text:style-name="T62">10</text:span><text:span text:style-name="T56">; </text:span><text:span text:style-name="T58">i++) {<text:line-break/> <text:s text:c="11"/></text:span><text:span text:style-name="T56">if </text:span><text:span text:style-name="T58">(i % </text:span><text:span text:style-name="T62">2 </text:span><text:span text:style-name="T58">== </text:span><text:span text:style-name="T62">0</text:span><text:span text:style-name="T58">) {<text:line-break/> <text:s text:c="15"/>System.out.println(</text:span><text:span text:style-name="T60">"JUST COFFEE! " </text:span><text:span text:style-name="T58">+ i + </text:span><text:span text:style-name="T60">" CUPS!"</text:span><text:span text:style-name="T58">)</text:span><text:span text:style-name="T56">;<text:line-break/> <text:s text:c="11"/></text:span><text:span text:style-name="T58">}<text:line-break/> <text:s text:c="7"/>}<text:line-break/> <text:s text:c="3"/>}<text:line-break/><text:line-break/> <text:s text:c="3"/></text:span><text:span text:style-name="T56">public static </text:span><text:span text:style-name="T58">Coffee create() {<text:line-break/> <text:s text:c="7"/></text:span><text:span text:style-name="T56">return new </text:span><text:span text:style-name="T58">Coffee()</text:span><text:span text:style-name="T56">;<text:line-break/> <text:s text:c="3"/></text:span><text:span text:style-name="T58">}<text:line-break/>}</text:span></text:p>
      <text:p text:style-name="P59"/>
      <text:p text:style-name="P59"/>
      <text:p text:style-name="P57"/>
      <text:p text:style-name="P80"><text:span text:style-name="T6">Паттерн</text:span><text:span text:style-name="T14"> Flyweight</text:span></text:p>
      <text:p text:style-name="P59"/>
      <text:p text:style-name="P33"><text:span text:style-name="T56">package </text:span><text:span text:style-name="T58">Flyweight</text:span><text:span text:style-name="T56">;<text:line-break/></text:span><text:span text:style-name="T65">/*<text:line-break/></text:span><text:span text:style-name="T64">Оптимизация</text:span><text:span text:style-name="T65"> </text:span><text:span text:style-name="T64">работы</text:span><text:span text:style-name="T65"> </text:span><text:span text:style-name="T64">с</text:span><text:span text:style-name="T65"> </text:span><text:span text:style-name="T64">памятью</text:span><text:span text:style-name="T65"> </text:span><text:span text:style-name="T64">путём</text:span><text:span text:style-name="T65"> </text:span><text:span text:style-name="T64">предотвращения</text:span><text:span text:style-name="T65"> </text:span><text:span text:style-name="T64">создания</text:span><text:span text:style-name="T65"> </text:span><text:span text:style-name="T64">экземпляров</text:span><text:span text:style-name="T65"> </text:span><text:span text:style-name="T64">элементов</text:span><text:span text:style-name="T65">, </text:span><text:span text:style-name="T64">имеющих</text:span><text:span text:style-name="T65"> </text:span><text:span text:style-name="T64">общую</text:span><text:span text:style-name="T65"> </text:span><text:span text:style-name="T64">сущность</text:span><text:span text:style-name="T65">.<text:line-break/> */<text:line-break/></text:span><text:span text:style-name="T56">import </text:span><text:span text:style-name="T58">java.util.HashMap</text:span><text:span text:style-name="T56">;<text:line-break/>abstract class </text:span><text:span text:style-name="T58">EnglishCharacter {<text:line-break/> <text:s text:c="3"/></text:span><text:span text:style-name="T56">protected char </text:span><text:span text:style-name="T58">symbol</text:span><text:span text:style-name="T56">;<text:line-break/> <text:s text:c="3"/>protected int </text:span><text:span text:style-name="T58">width</text:span><text:span text:style-name="T56">;<text:line-break/> <text:s text:c="3"/>protected int </text:span><text:span text:style-name="T58">height</text:span><text:span text:style-name="T56">;<text:line-break/> <text:s text:c="3"/>public abstract void </text:span><text:span text:style-name="T58">printCharacter()</text:span><text:span text:style-name="T56">;<text:line-break/></text:span><text:span text:style-name="T58">}<text:line-break/></text:span><text:span text:style-name="T56">class </text:span><text:span text:style-name="T58">CharacterA </text:span><text:span text:style-name="T56">extends </text:span><text:span text:style-name="T58">EnglishCharacter {<text:line-break/> <text:s text:c="3"/></text:span><text:span text:style-name="T56">public </text:span><text:span text:style-name="T58">CharacterA(){<text:line-break/> <text:s text:c="7"/>symbol = </text:span><text:span text:style-name="T60">'A'</text:span><text:span text:style-name="T56">;<text:line-break/> <text:s text:c="7"/></text:span><text:span text:style-name="T58">width = </text:span><text:span text:style-name="T62">10</text:span><text:span text:style-name="T56">;<text:line-break/> <text:s text:c="7"/></text:span><text:span text:style-name="T58">height = </text:span><text:span text:style-name="T62">20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printCharacter() {<text:line-break/> <text:s text:c="7"/>System.out.println(</text:span><text:span text:style-name="T60">"Symbol = " </text:span><text:span text:style-name="T58">+ symbol + </text:span><text:span text:style-name="T60">" Width = " </text:span><text:span text:style-name="T58">+ width + </text:span><text:span text:style-name="T60">" Height = " </text:span><text:span text:style-name="T58">+ height)</text:span><text:span text:style-name="T56">;<text:line-break/> <text:s text:c="3"/></text:span><text:span text:style-name="T58">}<text:line-break/>}<text:line-break/></text:span><text:span text:style-name="T56">class </text:span><text:span text:style-name="T58">CharacterB </text:span><text:span text:style-name="T56">extends </text:span><text:span text:style-name="T58">EnglishCharacter {<text:line-break/> <text:s text:c="3"/></text:span><text:span text:style-name="T56">public </text:span><text:span text:style-name="T58">CharacterB(){<text:line-break/> <text:s text:c="7"/>symbol = </text:span><text:span text:style-name="T60">'B'</text:span><text:span text:style-name="T56">;<text:line-break/> <text:s text:c="7"/></text:span><text:span text:style-name="T58">width = </text:span><text:span text:style-name="T62">20</text:span><text:span text:style-name="T56">;<text:line-break/> <text:s text:c="7"/></text:span><text:span text:style-name="T58">height = </text:span><text:span text:style-name="T62">30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printCharacter() {<text:line-break/> <text:s text:c="7"/>System.out.println(</text:span><text:span text:style-name="T60">"Symbol = " </text:span><text:span text:style-name="T58">+ symbol + </text:span><text:span text:style-name="T60">" Width = " </text:span><text:span text:style-name="T58">+ width + </text:span><text:span text:style-name="T60">" Height = " </text:span><text:span text:style-name="T58">+ height)</text:span><text:span text:style-name="T56">;<text:line-break/> <text:s text:c="3"/></text:span><text:span text:style-name="T58">}<text:line-break/>}<text:line-break/></text:span><text:span text:style-name="T56">class </text:span><text:span text:style-name="T58">CharacterC </text:span><text:span text:style-name="T56">extends </text:span><text:span text:style-name="T58">EnglishCharacter {<text:line-break/> <text:s text:c="3"/></text:span><text:span text:style-name="T56">public </text:span><text:span text:style-name="T58">CharacterC(){<text:line-break/></text:span><text:soft-page-break/><text:span text:style-name="T58"> <text:s text:c="7"/>symbol = </text:span><text:span text:style-name="T60">'C'</text:span><text:span text:style-name="T56">;<text:line-break/> <text:s text:c="7"/></text:span><text:span text:style-name="T58">width = </text:span><text:span text:style-name="T62">40</text:span><text:span text:style-name="T56">;<text:line-break/> <text:s text:c="7"/></text:span><text:span text:style-name="T58">height = </text:span><text:span text:style-name="T62">50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printCharacter() {<text:line-break/> <text:s text:c="7"/>System.out.println(</text:span><text:span text:style-name="T60">"Symbol = " </text:span><text:span text:style-name="T58">+ symbol + </text:span><text:span text:style-name="T60">" Width = " </text:span><text:span text:style-name="T58">+ width + </text:span><text:span text:style-name="T60">" Height = " </text:span><text:span text:style-name="T58">+ height)</text:span><text:span text:style-name="T56">;<text:line-break/> <text:s text:c="3"/></text:span><text:span text:style-name="T58">}<text:line-break/>}<text:line-break/></text:span><text:span text:style-name="T56">class </text:span><text:span text:style-name="T58">FlyweightFactory {<text:line-break/> <text:s text:c="3"/></text:span><text:span text:style-name="T56">private </text:span><text:span text:style-name="T58">HashMap&lt;Integer</text:span><text:span text:style-name="T56">, </text:span><text:span text:style-name="T58">EnglishCharacter&gt; characters = </text:span><text:span text:style-name="T56">new </text:span><text:span text:style-name="T58">HashMap()</text:span><text:span text:style-name="T56">;<text:line-break/> <text:s text:c="3"/>public </text:span><text:span text:style-name="T58">EnglishCharacter getCharacter(</text:span><text:span text:style-name="T56">int </text:span><text:span text:style-name="T58">characterCode){<text:line-break/> <text:s text:c="7"/>EnglishCharacter character = characters.get(characterCode)</text:span><text:span text:style-name="T56">;<text:line-break/> <text:s text:c="7"/>if </text:span><text:span text:style-name="T58">(character == </text:span><text:span text:style-name="T56">null</text:span><text:span text:style-name="T58">){<text:line-break/> <text:s text:c="11"/></text:span><text:span text:style-name="T56">switch </text:span><text:span text:style-name="T58">(characterCode){<text:line-break/> <text:s text:c="15"/></text:span><text:span text:style-name="T56">case </text:span><text:span text:style-name="T62">1 </text:span><text:span text:style-name="T58">: {<text:line-break/> <text:s text:c="19"/>character = </text:span><text:span text:style-name="T56">new </text:span><text:span text:style-name="T58">CharacterA()</text:span><text:span text:style-name="T56">;<text:line-break/> <text:s text:c="19"/>break;<text:line-break/> <text:s text:c="15"/></text:span><text:span text:style-name="T58">}<text:line-break/> <text:s text:c="15"/></text:span><text:span text:style-name="T56">case </text:span><text:span text:style-name="T62">2 </text:span><text:span text:style-name="T58">: {<text:line-break/> <text:s text:c="19"/>character = </text:span><text:span text:style-name="T56">new </text:span><text:span text:style-name="T58">CharacterB()</text:span><text:span text:style-name="T56">;<text:line-break/> <text:s text:c="19"/>break;<text:line-break/> <text:s text:c="15"/></text:span><text:span text:style-name="T58">}<text:line-break/> <text:s text:c="15"/></text:span><text:span text:style-name="T56">case </text:span><text:span text:style-name="T62">3 </text:span><text:span text:style-name="T58">: {<text:line-break/> <text:s text:c="19"/>character = </text:span><text:span text:style-name="T56">new </text:span><text:span text:style-name="T58">CharacterC()</text:span><text:span text:style-name="T56">;<text:line-break/> <text:s text:c="19"/>break;<text:line-break/> <text:s text:c="15"/></text:span><text:span text:style-name="T58">}<text:line-break/> <text:s text:c="11"/>}<text:line-break/> <text:s text:c="11"/>characters.put(characterCode</text:span><text:span text:style-name="T56">, </text:span><text:span text:style-name="T58">character)</text:span><text:span text:style-name="T56">;<text:line-break/> <text:s text:c="7"/></text:span><text:span text:style-name="T58">}<text:line-break/> <text:s text:c="7"/></text:span><text:span text:style-name="T56">return </text:span><text:span text:style-name="T58">character</text:span><text:span text:style-name="T56">;<text:line-break/> <text:s text:c="3"/></text:span><text:span text:style-name="T58">}<text:line-break/>}<text:line-break/></text:span><text:span text:style-name="T65">/*<text:line-break/> * </text:span><text:span text:style-name="T64">Класс</text:span><text:span text:style-name="T65">, </text:span><text:span text:style-name="T64">показывающий</text:span><text:span text:style-name="T65"> </text:span><text:span text:style-name="T64">работу</text:span><text:span text:style-name="T65"> </text:span><text:span text:style-name="T64">шаблона</text:span><text:span text:style-name="T65"> </text:span><text:span text:style-name="T64">проектирования</text:span><text:span text:style-name="T65"> "</text:span><text:span text:style-name="T64">Приспособленец</text:span><text:span text:style-name="T65">".<text:line-break/> * */<text:line-break/></text:span><text:span text:style-name="T56">class </text:span><text:span text:style-name="T58">FlyweightMain {<text:line-break/> <text:s text:c="3"/></text:span><text:span text:style-name="T56">public static void </text:span><text:span text:style-name="T58">main (String [] args){<text:line-break/> <text:s text:c="7"/>FlyweightFactory factory = </text:span><text:span text:style-name="T56">new </text:span><text:span text:style-name="T58">FlyweightFactory()</text:span><text:span text:style-name="T56">;<text:line-break/> <text:s text:c="7"/>int </text:span><text:span text:style-name="T58">[] characterCodes = {</text:span><text:span text:style-name="T62">1</text:span><text:span text:style-name="T56">,</text:span><text:span text:style-name="T62">2</text:span><text:span text:style-name="T56">,</text:span><text:span text:style-name="T62">3</text:span><text:span text:style-name="T58">}</text:span><text:span text:style-name="T56">;<text:line-break/> <text:s text:c="7"/>for </text:span><text:span text:style-name="T58">(</text:span><text:span text:style-name="T56">int </text:span><text:span text:style-name="T58">nextCode : characterCodes){<text:line-break/> <text:s text:c="11"/>EnglishCharacter character = factory.getCharacter(nextCode)</text:span><text:span text:style-name="T56">;<text:line-break/> <text:s text:c="11"/></text:span><text:span text:style-name="T58">character.printCharacter()</text:span><text:span text:style-name="T56">;<text:line-break/> <text:s text:c="7"/></text:span><text:span text:style-name="T58">}<text:line-break/> <text:s text:c="3"/>}<text:line-break/>}</text:span></text:p>
      <text:p text:style-name="P107"/>
      <text:p text:style-name="P80"><text:span text:style-name="T6">Паттерн</text:span><text:span text:style-name="T14"> Interpreter</text:span></text:p>
      <text:p text:style-name="P59"/>
      <text:p text:style-name="P33"><text:span text:style-name="T56">package </text:span><text:span text:style-name="T58">Interpreter</text:span><text:span text:style-name="T56">;<text:line-break/><text:line-break/>public class </text:span><text:span text:style-name="T58">InterpreterMain {<text:line-break/> <text:s text:c="3"/></text:span><text:span text:style-name="T56">public static void </text:span><text:span text:style-name="T58">main(String[] args) {<text:line-break/> <text:s text:c="7"/>Expression isJava = getJavaExp()</text:span><text:span text:style-name="T56">;<text:line-break/> <text:s text:c="7"/></text:span><text:span text:style-name="T58">Expression isJavaEEDev = getJavaEEExp()</text:span><text:span text:style-name="T56">;<text:line-break/><text:line-break/> <text:s text:c="7"/></text:span><text:span text:style-name="T58">System.out.println(</text:span><text:span text:style-name="T60">"Does developer knows Java Core: " </text:span><text:span text:style-name="T58">+ isJava.interpret(</text:span><text:span text:style-name="T60">"Java"</text:span><text:span text:style-name="T58">))</text:span><text:span text:style-name="T56">;<text:line-break/> <text:s text:c="7"/></text:span><text:span text:style-name="T58">System.out.println(</text:span><text:span text:style-name="T60">"Does developer knows Java EE: " </text:span><text:span text:style-name="T58">+ isJavaEEDev.interpret(</text:span><text:span text:style-name="T60">"Java Spring"</text:span><text:span text:style-name="T58">))</text:span><text:span text:style-name="T56">;<text:line-break/></text:span><text:soft-page-break/><text:span text:style-name="T56"> <text:s text:c="3"/></text:span><text:span text:style-name="T58">}<text:line-break/><text:line-break/> <text:s text:c="3"/></text:span><text:span text:style-name="T56">public static </text:span><text:span text:style-name="T58">Expression getJavaExp(){<text:line-break/> <text:s text:c="7"/>Expression java = </text:span><text:span text:style-name="T56">new </text:span><text:span text:style-name="T58">TerminalExp(</text:span><text:span text:style-name="T60">"Java"</text:span><text:span text:style-name="T58">)</text:span><text:span text:style-name="T56">;<text:line-break/> <text:s text:c="7"/></text:span><text:span text:style-name="T58">Expression javaCore = </text:span><text:span text:style-name="T56">new </text:span><text:span text:style-name="T58">TerminalExp(</text:span><text:span text:style-name="T60">"Java Core"</text:span><text:span text:style-name="T58">)</text:span><text:span text:style-name="T56">;<text:line-break/><text:line-break/> <text:s text:c="7"/>return new </text:span><text:span text:style-name="T58">OrExp(java</text:span><text:span text:style-name="T56">, </text:span><text:span text:style-name="T58">javaCore)</text:span><text:span text:style-name="T56">;<text:line-break/> <text:s text:c="3"/></text:span><text:span text:style-name="T58">}<text:line-break/><text:line-break/><text:line-break/><text:line-break/> <text:s text:c="3"/></text:span><text:span text:style-name="T56">public static </text:span><text:span text:style-name="T58">Expression getJavaEEExp(){<text:line-break/> <text:s text:c="7"/>Expression java = </text:span><text:span text:style-name="T56">new </text:span><text:span text:style-name="T58">TerminalExp(</text:span><text:span text:style-name="T60">"Java"</text:span><text:span text:style-name="T58">)</text:span><text:span text:style-name="T56">;<text:line-break/> <text:s text:c="7"/></text:span><text:span text:style-name="T58">Expression spring = </text:span><text:span text:style-name="T56">new </text:span><text:span text:style-name="T58">TerminalExp(</text:span><text:span text:style-name="T60">"Spring"</text:span><text:span text:style-name="T58">)</text:span><text:span text:style-name="T56">;<text:line-break/><text:line-break/> <text:s text:c="7"/>return new </text:span><text:span text:style-name="T58">AndExp(java</text:span><text:span text:style-name="T56">, </text:span><text:span text:style-name="T58">spring)</text:span><text:span text:style-name="T56">;<text:line-break/> <text:s text:c="3"/></text:span><text:span text:style-name="T58">}<text:line-break/>}<text:line-break/><text:line-break/></text:span><text:span text:style-name="T56">package </text:span><text:span text:style-name="T58">Interpreter</text:span><text:span text:style-name="T56">;<text:line-break/><text:line-break/>public interface </text:span><text:span text:style-name="T58">Expression {<text:line-break/> <text:s text:c="3"/></text:span><text:span text:style-name="T56">public boolean </text:span><text:span text:style-name="T58">interpret(String context)</text:span><text:span text:style-name="T56">;<text:line-break/></text:span><text:span text:style-name="T58">}<text:line-break/><text:line-break/></text:span><text:span text:style-name="T56">package </text:span><text:span text:style-name="T58">Interpreter</text:span><text:span text:style-name="T56">;<text:line-break/><text:line-break/>public class </text:span><text:span text:style-name="T58">AndExp </text:span><text:span text:style-name="T56">implements </text:span><text:span text:style-name="T58">Expression{<text:line-break/><text:line-break/> <text:s text:c="3"/></text:span><text:span text:style-name="T56">private </text:span><text:span text:style-name="T58">Expression exp1</text:span><text:span text:style-name="T56">;<text:line-break/> <text:s text:c="3"/>private </text:span><text:span text:style-name="T58">Expression exp2</text:span><text:span text:style-name="T56">;<text:line-break/><text:line-break/> <text:s text:c="3"/>public </text:span><text:span text:style-name="T58">AndExp(Expression exp1</text:span><text:span text:style-name="T56">, </text:span><text:span text:style-name="T58">Expression exp2) {<text:line-break/> <text:s text:c="7"/></text:span><text:span text:style-name="T56">this</text:span><text:span text:style-name="T58">.exp1 = exp1</text:span><text:span text:style-name="T56">;<text:line-break/> <text:s text:c="7"/>this</text:span><text:span text:style-name="T58">.exp2 = exp2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boolean </text:span><text:span text:style-name="T58">interpret(String context) {<text:line-break/> <text:s text:c="7"/></text:span><text:span text:style-name="T56">return </text:span><text:span text:style-name="T58">exp1.interpret(context) &amp;&amp; exp2.interpret(context)</text:span><text:span text:style-name="T56">;<text:line-break/> <text:s text:c="3"/></text:span><text:span text:style-name="T58">}<text:line-break/><text:line-break/>}<text:line-break/><text:line-break/><text:line-break/><text:line-break/><text:line-break/></text:span><text:span text:style-name="T56">package </text:span><text:span text:style-name="T58">Interpreter</text:span><text:span text:style-name="T56">;<text:line-break/><text:line-break/>public class </text:span><text:span text:style-name="T58">OrExp </text:span><text:span text:style-name="T56">implements </text:span><text:span text:style-name="T58">Expression{<text:line-break/><text:line-break/> <text:s text:c="3"/></text:span><text:span text:style-name="T56">private </text:span><text:span text:style-name="T58">Expression exp1</text:span><text:span text:style-name="T56">;<text:line-break/> <text:s text:c="3"/>private </text:span><text:span text:style-name="T58">Expression exp2</text:span><text:span text:style-name="T56">;<text:line-break/><text:line-break/> <text:s text:c="3"/>public </text:span><text:span text:style-name="T58">OrExp(Expression exp1</text:span><text:span text:style-name="T56">, </text:span><text:span text:style-name="T58">Expression exp2) {<text:line-break/> <text:s text:c="7"/></text:span><text:span text:style-name="T56">this</text:span><text:span text:style-name="T58">.exp1 = exp1</text:span><text:span text:style-name="T56">;<text:line-break/> <text:s text:c="7"/>this</text:span><text:span text:style-name="T58">.exp2 = exp2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boolean </text:span><text:span text:style-name="T58">interpret(String context) {<text:line-break/></text:span><text:soft-page-break/><text:span text:style-name="T58"> <text:s text:c="7"/></text:span><text:span text:style-name="T56">return </text:span><text:span text:style-name="T58">exp1.interpret(context) || exp2.interpret(context)</text:span><text:span text:style-name="T56">;<text:line-break/> <text:s text:c="3"/></text:span><text:span text:style-name="T58">}<text:line-break/>}<text:line-break/><text:line-break/></text:span><text:span text:style-name="T56">package </text:span><text:span text:style-name="T58">Interpreter</text:span><text:span text:style-name="T56">;<text:line-break/><text:line-break/>public class </text:span><text:span text:style-name="T58">TerminalExp </text:span><text:span text:style-name="T56">implements </text:span><text:span text:style-name="T58">Expression{<text:line-break/><text:line-break/> <text:s text:c="3"/></text:span><text:span text:style-name="T56">private </text:span><text:span text:style-name="T58">String data</text:span><text:span text:style-name="T56">;<text:line-break/><text:line-break/> <text:s text:c="3"/>public </text:span><text:span text:style-name="T58">TerminalExp(String data) {<text:line-break/> <text:s text:c="7"/></text:span><text:span text:style-name="T56">this</text:span><text:span text:style-name="T58">.data = data</text:span><text:span text:style-name="T56">;<text:line-break/> <text:s text:c="3"/></text:span><text:span text:style-name="T58">}<text:line-break/><text:line-break/> <text:s text:c="3"/>@Override<text:line-break/> <text:s text:c="3"/></text:span><text:span text:style-name="T56">public boolean </text:span><text:span text:style-name="T58">interpret(String context) {<text:line-break/> <text:s text:c="7"/></text:span><text:span text:style-name="T56">if </text:span><text:span text:style-name="T58">(context.contains(data)) {<text:line-break/> <text:s text:c="11"/></text:span><text:span text:style-name="T56">return true ;<text:line-break/> <text:s text:c="7"/></text:span><text:span text:style-name="T58">}<text:line-break/> <text:s text:c="7"/></text:span><text:span text:style-name="T56">return false;<text:line-break/> <text:s text:c="3"/></text:span><text:span text:style-name="T58">}<text:line-break/>}</text:span></text:p>
      <text:p text:style-name="P80"><text:span text:style-name="T6">Паттерн</text:span><text:span text:style-name="T14"> Iterator</text:span></text:p>
      <text:p text:style-name="P59"/>
      <text:p text:style-name="P33"><text:span text:style-name="T56">package </text:span><text:span text:style-name="T58">Iterator</text:span><text:span text:style-name="T56">;<text:line-break/><text:line-break/>public class </text:span><text:span text:style-name="T58">Test {<text:line-break/> <text:s text:c="3"/></text:span><text:span text:style-name="T56">public static void </text:span><text:span text:style-name="T58">main(String[] args) {<text:line-break/> <text:s text:c="7"/>List list = </text:span><text:span text:style-name="T56">new </text:span><text:span text:style-name="T58">ListImpl()</text:span><text:span text:style-name="T56">;<text:line-break/> <text:s text:c="7"/></text:span><text:span text:style-name="T58">list.add(</text:span><text:span text:style-name="T60">"a"</text:span><text:span text:style-name="T58">)</text:span><text:span text:style-name="T56">;<text:line-break/> <text:s text:c="7"/></text:span><text:span text:style-name="T58">list.add(</text:span><text:span text:style-name="T60">"b"</text:span><text:span text:style-name="T58">)</text:span><text:span text:style-name="T56">;<text:line-break/> <text:s text:c="7"/></text:span><text:span text:style-name="T58">list.add(</text:span><text:span text:style-name="T60">"c"</text:span><text:span text:style-name="T58">)</text:span><text:span text:style-name="T56">;<text:line-break/><text:line-break/> <text:s text:c="7"/></text:span><text:span text:style-name="T58">Iterator it = list.iterator()</text:span><text:span text:style-name="T56">;<text:line-break/> <text:s text:c="7"/>while </text:span><text:span text:style-name="T58">(it.hasNext()) {<text:line-break/> <text:s text:c="11"/>System.out.println(it.next())</text:span><text:span text:style-name="T56">;<text:line-break/> <text:s text:c="7"/></text:span><text:span text:style-name="T58">}<text:line-break/> <text:s text:c="7"/>System.out.println(</text:span><text:span text:style-name="T60">"====="</text:span><text:span text:style-name="T58">)</text:span><text:span text:style-name="T56">;<text:line-break/><text:line-break/> <text:s text:c="7"/>for </text:span><text:span text:style-name="T58">(</text:span><text:span text:style-name="T56">int </text:span><text:span text:style-name="T58">i = </text:span><text:span text:style-name="T62">0</text:span><text:span text:style-name="T56">; </text:span><text:span text:style-name="T58">i &lt; list.getSize()</text:span><text:span text:style-name="T56">; </text:span><text:span text:style-name="T58">i++) {<text:line-break/> <text:s text:c="11"/>System.out.println(list.get(i))</text:span><text:span text:style-name="T56">;<text:line-break/> <text:s text:c="7"/></text:span><text:span text:style-name="T58">}<text:line-break/> <text:s text:c="3"/>}<text:line-break/>}<text:line-break/><text:line-break/></text:span><text:span text:style-name="T56">package </text:span><text:span text:style-name="T58">Iterator</text:span><text:span text:style-name="T56">;<text:line-break/><text:line-break/>public interface </text:span><text:span text:style-name="T58">Iterator {<text:line-break/> <text:s text:c="3"/>Object next()</text:span><text:span text:style-name="T56">;<text:line-break/> <text:s text:c="3"/>void </text:span><text:span text:style-name="T58">first()</text:span><text:span text:style-name="T56">;<text:line-break/> <text:s text:c="3"/>void </text:span><text:span text:style-name="T58">last()</text:span><text:span text:style-name="T56">;<text:line-break/> <text:s text:c="3"/>boolean </text:span><text:span text:style-name="T58">hasNext()</text:span><text:span text:style-name="T56">;<text:line-break/></text:span><text:span text:style-name="T58">}<text:line-break/><text:line-break/></text:span><text:span text:style-name="T56">package </text:span><text:span text:style-name="T58">Iterator</text:span><text:span text:style-name="T56">;<text:line-break/><text:line-break/>public interface </text:span><text:span text:style-name="T58">List {<text:line-break/> <text:s text:c="3"/>Iterator iterator()</text:span><text:span text:style-name="T56">;<text:line-break/></text:span><text:soft-page-break/><text:span text:style-name="T56"> <text:s text:c="3"/></text:span><text:span text:style-name="T58">Object get(</text:span><text:span text:style-name="T56">int </text:span><text:span text:style-name="T58">index)</text:span><text:span text:style-name="T56">;<text:line-break/> <text:s text:c="3"/>int </text:span><text:span text:style-name="T58">getSize()</text:span><text:span text:style-name="T56">;<text:line-break/> <text:s text:c="3"/>void </text:span><text:span text:style-name="T58">add(Object obj)</text:span><text:span text:style-name="T56">;<text:line-break/></text:span><text:span text:style-name="T58">}<text:line-break/><text:line-break/></text:span><text:span text:style-name="T56">package </text:span><text:span text:style-name="T58">Iterator</text:span><text:span text:style-name="T56">;<text:line-break/><text:line-break/>public class </text:span><text:span text:style-name="T58">IteratorImpl </text:span><text:span text:style-name="T56">implements </text:span><text:span text:style-name="T58">Iterator {<text:line-break/> <text:s text:c="3"/></text:span><text:span text:style-name="T56">private </text:span><text:span text:style-name="T58">List list</text:span><text:span text:style-name="T56">;<text:line-break/> <text:s text:c="3"/>private int </text:span><text:span text:style-name="T58">index</text:span><text:span text:style-name="T56">;<text:line-break/> <text:s text:c="3"/>public </text:span><text:span text:style-name="T58">IteratorImpl(List list) {<text:line-break/> <text:s text:c="7"/>index = </text:span><text:span text:style-name="T62">0</text:span><text:span text:style-name="T56">;<text:line-break/> <text:s text:c="7"/>this</text:span><text:span text:style-name="T58">.list = list</text:span><text:span text:style-name="T56">;<text:line-break/> <text:s text:c="3"/></text:span><text:span text:style-name="T58">}<text:line-break/> <text:s text:c="3"/></text:span><text:span text:style-name="T56">public void </text:span><text:span text:style-name="T58">first() {<text:line-break/> <text:s text:c="7"/>index = </text:span><text:span text:style-name="T62">0</text:span><text:span text:style-name="T56">;<text:line-break/> <text:s text:c="3"/></text:span><text:span text:style-name="T58">}<text:line-break/> <text:s text:c="3"/></text:span><text:span text:style-name="T56">public void </text:span><text:span text:style-name="T58">last() {<text:line-break/> <text:s text:c="7"/>index = list.getSize()</text:span><text:span text:style-name="T56">;<text:line-break/> <text:s text:c="3"/></text:span><text:span text:style-name="T58">}<text:line-break/> <text:s text:c="3"/></text:span><text:span text:style-name="T56">public </text:span><text:span text:style-name="T58">Object next() {<text:line-break/> <text:s text:c="7"/>Object obj = list.get(index)</text:span><text:span text:style-name="T56">;<text:line-break/> <text:s text:c="7"/></text:span><text:span text:style-name="T58">index++</text:span><text:span text:style-name="T56">;<text:line-break/> <text:s text:c="7"/>return </text:span><text:span text:style-name="T58">obj</text:span><text:span text:style-name="T56">;<text:line-break/> <text:s text:c="3"/></text:span><text:span text:style-name="T58">}<text:line-break/> <text:s text:c="3"/></text:span><text:span text:style-name="T56">public boolean </text:span><text:span text:style-name="T58">hasNext() {<text:line-break/> <text:s text:c="7"/></text:span><text:span text:style-name="T56">return </text:span><text:span text:style-name="T58">index &lt; list.getSize()</text:span><text:span text:style-name="T56">;<text:line-break/> <text:s text:c="3"/></text:span><text:span text:style-name="T58">}<text:line-break/>}<text:line-break/><text:line-break/></text:span><text:span text:style-name="T56">package </text:span><text:span text:style-name="T58">Iterator</text:span><text:span text:style-name="T56">;<text:line-break/><text:line-break/>class </text:span><text:span text:style-name="T58">ListImpl </text:span><text:span text:style-name="T56">implements </text:span><text:span text:style-name="T58">List {<text:line-break/> <text:s text:c="3"/></text:span><text:span text:style-name="T56">private </text:span><text:span text:style-name="T58">Object[] list</text:span><text:span text:style-name="T56">;<text:line-break/> <text:s text:c="3"/>private int </text:span><text:span text:style-name="T58">index</text:span><text:span text:style-name="T56">;<text:line-break/> <text:s text:c="3"/>private int </text:span><text:span text:style-name="T58">size</text:span><text:span text:style-name="T56">;<text:line-break/> <text:s text:c="3"/>public </text:span><text:span text:style-name="T58">ListImpl() {<text:line-break/> <text:s text:c="7"/>index = </text:span><text:span text:style-name="T62">0</text:span><text:span text:style-name="T56">;<text:line-break/> <text:s text:c="7"/></text:span><text:span text:style-name="T58">size = </text:span><text:span text:style-name="T62">0</text:span><text:span text:style-name="T56">;<text:line-break/> <text:s text:c="7"/></text:span><text:span text:style-name="T58">list = </text:span><text:span text:style-name="T56">new </text:span><text:span text:style-name="T58">Object[</text:span><text:span text:style-name="T62">100</text:span><text:span text:style-name="T58">]</text:span><text:span text:style-name="T56">;<text:line-break/> <text:s text:c="3"/></text:span><text:span text:style-name="T58">}<text:line-break/> <text:s text:c="3"/></text:span><text:span text:style-name="T56">public </text:span><text:span text:style-name="T58">Iterator iterator() {<text:line-break/> <text:s text:c="7"/></text:span><text:span text:style-name="T56">return new </text:span><text:span text:style-name="T58">IteratorImpl(</text:span><text:span text:style-name="T56">this</text:span><text:span text:style-name="T58">)</text:span><text:span text:style-name="T56">;<text:line-break/> <text:s text:c="3"/></text:span><text:span text:style-name="T58">}<text:line-break/> <text:s text:c="3"/></text:span><text:span text:style-name="T56">public </text:span><text:span text:style-name="T58">Object get(</text:span><text:span text:style-name="T56">int </text:span><text:span text:style-name="T58">index) {<text:line-break/> <text:s text:c="7"/></text:span><text:span text:style-name="T56">return </text:span><text:span text:style-name="T58">list[index]</text:span><text:span text:style-name="T56">;<text:line-break/> <text:s text:c="3"/></text:span><text:span text:style-name="T58">}<text:line-break/> <text:s text:c="3"/></text:span><text:span text:style-name="T56">public int </text:span><text:span text:style-name="T58">getSize() {<text:line-break/> <text:s text:c="7"/></text:span><text:span text:style-name="T56">return this</text:span><text:span text:style-name="T58">.size</text:span><text:span text:style-name="T56">;<text:line-break/> <text:s text:c="3"/></text:span><text:span text:style-name="T58">}<text:line-break/> <text:s text:c="3"/></text:span><text:span text:style-name="T56">public void </text:span><text:span text:style-name="T58">add(Object obj) {<text:line-break/> <text:s text:c="7"/>list[index++] = obj</text:span><text:span text:style-name="T56">;<text:line-break/> <text:s text:c="7"/></text:span><text:span text:style-name="T58">size++</text:span><text:span text:style-name="T56">;<text:line-break/> <text:s text:c="3"/></text:span><text:span text:style-name="T58">}<text:line-break/>}</text:span></text:p>
      <text:p text:style-name="P57"/>
      <text:p text:style-name="P80"><text:span text:style-name="T6">Паттерн</text:span><text:span text:style-name="T14"> Mediator</text:span></text:p>
      <text:p text:style-name="P59"/>
      <text:p text:style-name="P33"><text:soft-page-break/><text:span text:style-name="T56">package </text:span><text:span text:style-name="T58">Mediator</text:span><text:span text:style-name="T56">;<text:line-break/>abstract class </text:span><text:span text:style-name="T58">Colleague {<text:line-break/> <text:s text:c="3"/></text:span><text:span text:style-name="T56">protected </text:span><text:span text:style-name="T58">Mediator mediator</text:span><text:span text:style-name="T56">;<text:line-break/> <text:s text:c="3"/>public </text:span><text:span text:style-name="T58">Colleague(Mediator mediator) {<text:line-break/> <text:s text:c="7"/></text:span><text:span text:style-name="T56">this</text:span><text:span text:style-name="T58">.mediator = mediator</text:span><text:span text:style-name="T56">;<text:line-break/> <text:s text:c="3"/></text:span><text:span text:style-name="T58">}<text:line-break/> <text:s text:c="3"/></text:span><text:span text:style-name="T56">public void </text:span><text:span text:style-name="T58">send(String message) {<text:line-break/> <text:s text:c="7"/>mediator.send(message</text:span><text:span text:style-name="T56">, this</text:span><text:span text:style-name="T58">)</text:span><text:span text:style-name="T56">;<text:line-break/> <text:s text:c="3"/></text:span><text:span text:style-name="T58">}<text:line-break/> <text:s text:c="3"/></text:span><text:span text:style-name="T56">public abstract void </text:span><text:span text:style-name="T58">notify(String message)</text:span><text:span text:style-name="T56">;<text:line-break/></text:span><text:span text:style-name="T58">}<text:line-break/></text:span><text:span text:style-name="T56">abstract class </text:span><text:span text:style-name="T58">Mediator {<text:line-break/> <text:s text:c="3"/></text:span><text:span text:style-name="T56">public abstract void </text:span><text:span text:style-name="T58">send(String message</text:span><text:span text:style-name="T56">, </text:span><text:span text:style-name="T58">Colleague sender)</text:span><text:span text:style-name="T56">;<text:line-break/></text:span><text:span text:style-name="T58">}<text:line-break/></text:span><text:span text:style-name="T56">class </text:span><text:span text:style-name="T58">ConcreteColleague1 </text:span><text:span text:style-name="T56">extends </text:span><text:span text:style-name="T58">Colleague {<text:line-break/> <text:s text:c="3"/></text:span><text:span text:style-name="T56">public </text:span><text:span text:style-name="T58">ConcreteColleague1(Mediator mediator) {<text:line-break/> <text:s text:c="7"/></text:span><text:span text:style-name="T56">super</text:span><text:span text:style-name="T58">(mediator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notify(String message) {<text:line-break/> <text:s text:c="7"/>System.out.println(</text:span><text:span text:style-name="T60">"Colleague1 gets message: " </text:span><text:span text:style-name="T58">+ message)</text:span><text:span text:style-name="T56">;<text:line-break/> <text:s text:c="3"/></text:span><text:span text:style-name="T58">}<text:line-break/>}<text:line-break/></text:span><text:span text:style-name="T56">class </text:span><text:span text:style-name="T58">ConcreteColleague2 </text:span><text:span text:style-name="T56">extends </text:span><text:span text:style-name="T58">Colleague {<text:line-break/> <text:s text:c="3"/></text:span><text:span text:style-name="T56">public </text:span><text:span text:style-name="T58">ConcreteColleague2(Mediator mediator) {<text:line-break/> <text:s text:c="7"/></text:span><text:span text:style-name="T56">super</text:span><text:span text:style-name="T58">(mediator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notify(String message) {<text:line-break/> <text:s text:c="7"/>System.out.println(</text:span><text:span text:style-name="T60">"Colleague2 gets message: " </text:span><text:span text:style-name="T58">+ message)</text:span><text:span text:style-name="T56">;<text:line-break/> <text:s text:c="3"/></text:span><text:span text:style-name="T58">}<text:line-break/>}<text:line-break/></text:span><text:span text:style-name="T56">class </text:span><text:span text:style-name="T58">ConcreteMediator </text:span><text:span text:style-name="T56">extends </text:span><text:span text:style-name="T58">Mediator {<text:line-break/> <text:s text:c="3"/></text:span><text:span text:style-name="T56">private </text:span><text:span text:style-name="T58">ConcreteColleague1 colleague1</text:span><text:span text:style-name="T56">;<text:line-break/> <text:s text:c="3"/>private </text:span><text:span text:style-name="T58">ConcreteColleague2 colleague2</text:span><text:span text:style-name="T56">;<text:line-break/> <text:s text:c="3"/>public void </text:span><text:span text:style-name="T58">setColleague1(ConcreteColleague1 colleague) {<text:line-break/> <text:s text:c="7"/></text:span><text:span text:style-name="T56">this</text:span><text:span text:style-name="T58">.colleague1 = colleague</text:span><text:span text:style-name="T56">;<text:line-break/> <text:s text:c="3"/></text:span><text:span text:style-name="T58">}<text:line-break/> <text:s text:c="3"/></text:span><text:span text:style-name="T56">public void </text:span><text:span text:style-name="T58">setColleague2(ConcreteColleague2 colleague) {<text:line-break/> <text:s text:c="7"/></text:span><text:span text:style-name="T56">this</text:span><text:span text:style-name="T58">.colleague2 = colleague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send(String message</text:span><text:span text:style-name="T56">, </text:span><text:span text:style-name="T58">Colleague sender) {<text:line-break/> <text:s text:c="7"/></text:span><text:span text:style-name="T56">if </text:span><text:span text:style-name="T58">(sender.equals(colleague1)) {<text:line-break/> <text:s text:c="11"/>colleague2.notify(message)</text:span><text:span text:style-name="T56">;<text:line-break/> <text:s text:c="7"/></text:span><text:span text:style-name="T58">} </text:span><text:span text:style-name="T56">else </text:span><text:span text:style-name="T58">{<text:line-break/> <text:s text:c="11"/>colleague1.notify(message)</text:span><text:span text:style-name="T56">;<text:line-break/> <text:s text:c="7"/></text:span><text:span text:style-name="T58">}<text:line-break/> <text:s text:c="3"/>}<text:line-break/>}<text:line-break/></text:span><text:span text:style-name="T56">class </text:span><text:span text:style-name="T58">MediatorMain {<text:line-break/> <text:s text:c="3"/></text:span><text:span text:style-name="T56">public static void </text:span><text:span text:style-name="T58">main(String[] args) {<text:line-break/> <text:s text:c="7"/>ConcreteMediator m = </text:span><text:span text:style-name="T56">new </text:span><text:span text:style-name="T58">ConcreteMediator()</text:span><text:span text:style-name="T56">;<text:line-break/> <text:s text:c="7"/></text:span><text:span text:style-name="T58">ConcreteColleague1 c1 = </text:span><text:span text:style-name="T56">new </text:span><text:span text:style-name="T58">ConcreteColleague1(m)</text:span><text:span text:style-name="T56">;<text:line-break/> <text:s text:c="7"/></text:span><text:span text:style-name="T58">ConcreteColleague2 c2 = </text:span><text:span text:style-name="T56">new </text:span><text:span text:style-name="T58">ConcreteColleague2(m)</text:span><text:span text:style-name="T56">;<text:line-break/> <text:s text:c="7"/></text:span><text:span text:style-name="T58">m.setColleague1(c1)</text:span><text:span text:style-name="T56">;<text:line-break/> <text:s text:c="7"/></text:span><text:span text:style-name="T58">m.setColleague2(c2)</text:span><text:span text:style-name="T56">;<text:line-break/> <text:s text:c="7"/></text:span><text:span text:style-name="T58">c1.send(</text:span><text:span text:style-name="T60">"How are you?"</text:span><text:span text:style-name="T58">)</text:span><text:span text:style-name="T56">;<text:line-break/> <text:s text:c="7"/></text:span><text:span text:style-name="T58">c2.send(</text:span><text:span text:style-name="T60">"Fine, thanks"</text:span><text:span text:style-name="T58">)</text:span><text:span text:style-name="T56">;<text:line-break/> <text:s text:c="3"/></text:span><text:span text:style-name="T58">}<text:line-break/>}</text:span></text:p>
      <text:p text:style-name="P107"><text:soft-page-break/></text:p>
      <text:p text:style-name="P80"><text:span text:style-name="T6">Паттерн</text:span><text:span text:style-name="T14"> Memento</text:span></text:p>
      <text:p text:style-name="P59"/>
      <text:p text:style-name="P33"><text:span text:style-name="T56">package </text:span><text:span text:style-name="T58">Memento</text:span><text:span text:style-name="T56">;<text:line-break/><text:line-break/>class </text:span><text:span text:style-name="T58">Memento {<text:line-break/> <text:s text:c="3"/></text:span><text:span text:style-name="T56">private final </text:span><text:span text:style-name="T58">String state</text:span><text:span text:style-name="T56">;<text:line-break/> <text:s text:c="3"/>public </text:span><text:span text:style-name="T58">Memento(String state) {<text:line-break/> <text:s text:c="7"/></text:span><text:span text:style-name="T56">this</text:span><text:span text:style-name="T58">.state = state</text:span><text:span text:style-name="T56">;<text:line-break/> <text:s text:c="3"/></text:span><text:span text:style-name="T58">}<text:line-break/> <text:s text:c="3"/></text:span><text:span text:style-name="T56">public </text:span><text:span text:style-name="T58">String getState() {<text:line-break/> <text:s text:c="7"/></text:span><text:span text:style-name="T56">return </text:span><text:span text:style-name="T58">state</text:span><text:span text:style-name="T56">;<text:line-break/> <text:s text:c="3"/></text:span><text:span text:style-name="T58">}<text:line-break/>}<text:line-break/></text:span><text:span text:style-name="T56">class </text:span><text:span text:style-name="T58">Caretaker {<text:line-break/> <text:s text:c="3"/></text:span><text:span text:style-name="T56">private </text:span><text:span text:style-name="T58">Memento memento</text:span><text:span text:style-name="T56">;<text:line-break/> <text:s text:c="3"/>public </text:span><text:span text:style-name="T58">Memento getMemento() {<text:line-break/> <text:s text:c="7"/></text:span><text:span text:style-name="T56">return </text:span><text:span text:style-name="T58">memento</text:span><text:span text:style-name="T56">;<text:line-break/> <text:s text:c="3"/></text:span><text:span text:style-name="T58">}<text:line-break/> <text:s text:c="3"/></text:span><text:span text:style-name="T56">public void </text:span><text:span text:style-name="T58">setMemento(Memento memento) {<text:line-break/> <text:s text:c="7"/></text:span><text:span text:style-name="T56">this</text:span><text:span text:style-name="T58">.memento = memento</text:span><text:span text:style-name="T56">;<text:line-break/> <text:s text:c="3"/></text:span><text:span text:style-name="T58">}<text:line-break/>}<text:line-break/></text:span><text:span text:style-name="T56">class </text:span><text:span text:style-name="T58">Originator {<text:line-break/> <text:s text:c="3"/></text:span><text:span text:style-name="T56">private </text:span><text:span text:style-name="T58">String state</text:span><text:span text:style-name="T56">;<text:line-break/> <text:s text:c="3"/>public void </text:span><text:span text:style-name="T58">setState(String state) {<text:line-break/> <text:s text:c="7"/></text:span><text:span text:style-name="T56">this</text:span><text:span text:style-name="T58">.state = state</text:span><text:span text:style-name="T56">;<text:line-break/> <text:s text:c="3"/></text:span><text:span text:style-name="T58">}<text:line-break/> <text:s text:c="3"/></text:span><text:span text:style-name="T56">public </text:span><text:span text:style-name="T58">String getState() {<text:line-break/> <text:s text:c="7"/></text:span><text:span text:style-name="T56">return </text:span><text:span text:style-name="T58">state</text:span><text:span text:style-name="T56">;<text:line-break/> <text:s text:c="3"/></text:span><text:span text:style-name="T58">}<text:line-break/> <text:s text:c="3"/></text:span><text:span text:style-name="T56">public </text:span><text:span text:style-name="T58">Memento saveState() {<text:line-break/> <text:s text:c="7"/></text:span><text:span text:style-name="T56">return new </text:span><text:span text:style-name="T58">Memento(state)</text:span><text:span text:style-name="T56">;<text:line-break/> <text:s text:c="3"/></text:span><text:span text:style-name="T58">}<text:line-break/> <text:s text:c="3"/></text:span><text:span text:style-name="T56">public void </text:span><text:span text:style-name="T58">restoreState(Memento memento) {<text:line-break/> <text:s text:c="7"/></text:span><text:span text:style-name="T56">this</text:span><text:span text:style-name="T58">.state = memento.getState()</text:span><text:span text:style-name="T56">;<text:line-break/> <text:s text:c="3"/></text:span><text:span text:style-name="T58">}<text:line-break/>}<text:line-break/></text:span><text:span text:style-name="T56">public class </text:span><text:span text:style-name="T58">MementoMain {<text:line-break/> <text:s text:c="3"/></text:span><text:span text:style-name="T56">public static void </text:span><text:span text:style-name="T58">main(String[] args) {<text:line-break/> <text:s text:c="7"/>Originator originator = </text:span><text:span text:style-name="T56">new </text:span><text:span text:style-name="T58">Originator()</text:span><text:span text:style-name="T56">;<text:line-break/> <text:s text:c="7"/></text:span><text:span text:style-name="T58">Caretaker caretaker = </text:span><text:span text:style-name="T56">new </text:span><text:span text:style-name="T58">Caretaker()</text:span><text:span text:style-name="T56">;<text:line-break/> <text:s text:c="7"/></text:span><text:span text:style-name="T58">originator.setState(</text:span><text:span text:style-name="T60">"on"</text:span><text:span text:style-name="T58">)</text:span><text:span text:style-name="T56">;<text:line-break/> <text:s text:c="7"/></text:span><text:span text:style-name="T58">System.out.printf(</text:span><text:span text:style-name="T60">"State is %s</text:span><text:span text:style-name="T56">\n</text:span><text:span text:style-name="T60">"</text:span><text:span text:style-name="T56">, </text:span><text:span text:style-name="T58">originator.getState())</text:span><text:span text:style-name="T56">;<text:line-break/> <text:s text:c="7"/></text:span><text:span text:style-name="T58">caretaker.setMemento(originator.saveState())</text:span><text:span text:style-name="T56">;<text:line-break/> <text:s text:c="7"/></text:span><text:span text:style-name="T58">originator.setState(</text:span><text:span text:style-name="T60">"off"</text:span><text:span text:style-name="T58">)</text:span><text:span text:style-name="T56">;<text:line-break/> <text:s text:c="7"/></text:span><text:span text:style-name="T58">System.out.printf(</text:span><text:span text:style-name="T60">"State is %s</text:span><text:span text:style-name="T56">\n</text:span><text:span text:style-name="T60">"</text:span><text:span text:style-name="T56">, </text:span><text:span text:style-name="T58">originator.getState())</text:span><text:span text:style-name="T56">;<text:line-break/> <text:s text:c="7"/></text:span><text:span text:style-name="T58">originator.restoreState(caretaker.getMemento())</text:span><text:span text:style-name="T56">;<text:line-break/> <text:s text:c="7"/></text:span><text:span text:style-name="T58">System.out.printf(</text:span><text:span text:style-name="T60">"State is %s</text:span><text:span text:style-name="T56">\n</text:span><text:span text:style-name="T60">"</text:span><text:span text:style-name="T56">, </text:span><text:span text:style-name="T58">originator.getState())</text:span><text:span text:style-name="T56">;<text:line-break/> <text:s text:c="3"/></text:span><text:span text:style-name="T58">}<text:line-break/>}</text:span></text:p>
      <text:p text:style-name="P80"><text:span text:style-name="T6">Паттерн</text:span><text:span text:style-name="T14"> Object Pool</text:span></text:p>
      <text:p text:style-name="P33"><text:span text:style-name="T56">package </text:span><text:span text:style-name="T58">ObjectPool</text:span><text:span text:style-name="T56">;<text:line-break/><text:line-break/>import </text:span><text:span text:style-name="T58">java.util.LinkedList</text:span><text:span text:style-name="T56">;<text:line-break/>import </text:span><text:span text:style-name="T58">java.util.List</text:span><text:span text:style-name="T56">;<text:line-break/><text:line-break/></text:span><text:soft-page-break/><text:span text:style-name="T56">public class </text:span><text:span text:style-name="T58">ObjectPoolMain {<text:line-break/> <text:s text:c="3"/></text:span><text:span text:style-name="T56">public static void </text:span><text:span text:style-name="T58">main(String[] args) {<text:line-break/> <text:s text:c="7"/>ObjectPool objectPool = </text:span><text:span text:style-name="T56">new </text:span><text:span text:style-name="T58">ObjectPool()</text:span><text:span text:style-name="T56">;<text:line-break/> <text:s text:c="7"/></text:span><text:span text:style-name="T58">PooledObject pooledObject = objectPool.getPooledObject()</text:span><text:span text:style-name="T56">;<text:line-break/> <text:s text:c="7"/></text:span><text:span text:style-name="T58">objectPool.releasePooledObject(pooledObject)</text:span><text:span text:style-name="T56">;<text:line-break/> <text:s text:c="3"/></text:span><text:span text:style-name="T58">}<text:line-break/>}<text:line-break/></text:span><text:span text:style-name="T56">class </text:span><text:span text:style-name="T58">PooledObject {} <text:line-break/><text:line-break/></text:span><text:span text:style-name="T56">class </text:span><text:span text:style-name="T58">ObjectPool { <text:line-break/> <text:s text:c="3"/>List&lt;PooledObject&gt; free = </text:span><text:span text:style-name="T56">new </text:span><text:span text:style-name="T58">LinkedList&lt;&gt;()</text:span><text:span text:style-name="T56">; <text:line-break/> <text:s text:c="3"/></text:span><text:span text:style-name="T58">List&lt;PooledObject&gt; used = </text:span><text:span text:style-name="T56">new </text:span><text:span text:style-name="T58">LinkedList&lt;&gt;()</text:span><text:span text:style-name="T56">; <text:line-break/> <text:s text:c="3"/>public </text:span><text:span text:style-name="T58">PooledObject getPooledObject () {<text:line-break/><text:line-break/> <text:s text:c="7"/></text:span><text:span text:style-name="T56">if </text:span><text:span text:style-name="T58">(free.isEmpty()) {<text:line-break/> <text:s text:c="11"/>PooledObject pooledObject = </text:span><text:span text:style-name="T56">new </text:span><text:span text:style-name="T58">PooledObject()</text:span><text:span text:style-name="T56">;<text:line-break/> <text:s text:c="11"/></text:span><text:span text:style-name="T58">free.add(pooledObject)</text:span><text:span text:style-name="T56">;<text:line-break/> <text:s text:c="11"/>return </text:span><text:span text:style-name="T58">pooledObject</text:span><text:span text:style-name="T56">;<text:line-break/> <text:s text:c="7"/></text:span><text:span text:style-name="T58">} </text:span><text:span text:style-name="T56">else </text:span><text:span text:style-name="T58">{<text:line-break/> <text:s text:c="11"/>PooledObject pooledObject = free.get(</text:span><text:span text:style-name="T62">0</text:span><text:span text:style-name="T58">)</text:span><text:span text:style-name="T56">;<text:line-break/> <text:s text:c="11"/></text:span><text:span text:style-name="T58">used.add(pooledObject)</text:span><text:span text:style-name="T56">;<text:line-break/> <text:s text:c="11"/></text:span><text:span text:style-name="T58">free.remove(pooledObject)</text:span><text:span text:style-name="T56">;<text:line-break/> <text:s text:c="11"/>return </text:span><text:span text:style-name="T58">pooledObject</text:span><text:span text:style-name="T56">;<text:line-break/> <text:s text:c="7"/></text:span><text:span text:style-name="T58">}<text:line-break/> <text:s text:c="3"/>}<text:line-break/><text:line-break/> <text:s text:c="3"/></text:span><text:span text:style-name="T56">public void </text:span><text:span text:style-name="T58">releasePooledObject (PooledObject pooledObject) {<text:line-break/> <text:s text:c="7"/>used.remove(pooledObject)</text:span><text:span text:style-name="T56">;<text:line-break/> <text:s text:c="7"/></text:span><text:span text:style-name="T58">free.add(pooledObject)</text:span><text:span text:style-name="T56">;<text:line-break/> <text:s text:c="3"/></text:span><text:span text:style-name="T58">}<text:line-break/>}</text:span></text:p>
      <text:p text:style-name="P48"/>
      <text:p text:style-name="P80"><text:span text:style-name="T6">Паттерн</text:span><text:span text:style-name="T14"> Observer</text:span></text:p>
      <text:p text:style-name="P59"/>
      <text:p text:style-name="P33"><text:span text:style-name="T56">package </text:span><text:span text:style-name="T58">Observer</text:span><text:span text:style-name="T56">;<text:line-break/><text:line-break/>import </text:span><text:span text:style-name="T58">java.util.LinkedList</text:span><text:span text:style-name="T56">;<text:line-break/>import </text:span><text:span text:style-name="T58">java.util.List</text:span><text:span text:style-name="T56">;<text:line-break/><text:line-break/>class </text:span><text:span text:style-name="T58">WeatherStation {<text:line-break/> <text:s text:c="3"/></text:span><text:span text:style-name="T56">public static void </text:span><text:span text:style-name="T58">main(String[] args) {<text:line-break/> <text:s text:c="7"/>WeatherData weatherData = </text:span><text:span text:style-name="T56">new </text:span><text:span text:style-name="T58">WeatherData()</text:span><text:span text:style-name="T56">;<text:line-break/> <text:s text:c="7"/></text:span><text:span text:style-name="T58">Observer currentDisplay = </text:span><text:span text:style-name="T56">new </text:span><text:span text:style-name="T58">CurrentConditionsDisplay ()</text:span><text:span text:style-name="T56">;<text:line-break/> <text:s text:c="7"/></text:span><text:span text:style-name="T58">weatherData.registerObserver(currentDisplay)</text:span><text:span text:style-name="T56">;<text:line-break/> <text:s text:c="7"/></text:span><text:span text:style-name="T58">weatherData.setMeasurements(</text:span><text:span text:style-name="T62">29f</text:span><text:span text:style-name="T56">, </text:span><text:span text:style-name="T62">65f</text:span><text:span text:style-name="T56">, </text:span><text:span text:style-name="T62">745</text:span><text:span text:style-name="T58">)</text:span><text:span text:style-name="T56">;<text:line-break/> <text:s text:c="7"/></text:span><text:span text:style-name="T58">weatherData.setMeasurements(</text:span><text:span text:style-name="T62">39f</text:span><text:span text:style-name="T56">, </text:span><text:span text:style-name="T62">70f</text:span><text:span text:style-name="T56">, </text:span><text:span text:style-name="T62">760</text:span><text:span text:style-name="T58">)</text:span><text:span text:style-name="T56">;<text:line-break/> <text:s text:c="7"/></text:span><text:span text:style-name="T58">weatherData.setMeasurements(</text:span><text:span text:style-name="T62">42f</text:span><text:span text:style-name="T56">, </text:span><text:span text:style-name="T62">72f</text:span><text:span text:style-name="T56">, </text:span><text:span text:style-name="T62">763</text:span><text:span text:style-name="T58">)</text:span><text:span text:style-name="T56">;<text:line-break/> <text:s text:c="3"/></text:span><text:span text:style-name="T58">}<text:line-break/>}<text:line-break/><text:line-break/></text:span><text:span text:style-name="T56">interface </text:span><text:span text:style-name="T58">Observer {<text:line-break/> <text:s text:c="3"/></text:span><text:span text:style-name="T56">void </text:span><text:span text:style-name="T58">update (</text:span><text:span text:style-name="T56">float </text:span><text:span text:style-name="T58">temperature</text:span><text:span text:style-name="T56">, float </text:span><text:span text:style-name="T58">humidity</text:span><text:span text:style-name="T56">, int </text:span><text:span text:style-name="T58">pressure)</text:span><text:span text:style-name="T56">;<text:line-break/></text:span><text:span text:style-name="T58">}<text:line-break/></text:span><text:span text:style-name="T56">interface </text:span><text:span text:style-name="T58">Observable {<text:line-break/> <text:s text:c="3"/></text:span><text:span text:style-name="T56">void </text:span><text:span text:style-name="T58">registerObserver(Observer o)</text:span><text:span text:style-name="T56">;<text:line-break/> <text:s text:c="3"/>void </text:span><text:span text:style-name="T58">removeObserver(Observer o)</text:span><text:span text:style-name="T56">;<text:line-break/> <text:s text:c="3"/>void </text:span><text:span text:style-name="T58">notifyObservers()</text:span><text:span text:style-name="T56">;<text:line-break/></text:span><text:soft-page-break/><text:span text:style-name="T58">}<text:line-break/></text:span><text:span text:style-name="T56">class </text:span><text:span text:style-name="T58">WeatherData </text:span><text:span text:style-name="T56">implements </text:span><text:span text:style-name="T58">Observable {<text:line-break/> <text:s text:c="3"/></text:span><text:span text:style-name="T56">private </text:span><text:span text:style-name="T58">List&lt;Observer&gt; observers</text:span><text:span text:style-name="T56">;<text:line-break/> <text:s text:c="3"/>private float </text:span><text:span text:style-name="T58">temperature</text:span><text:span text:style-name="T56">;<text:line-break/> <text:s text:c="3"/>private float </text:span><text:span text:style-name="T58">humidity</text:span><text:span text:style-name="T56">;<text:line-break/> <text:s text:c="3"/>private int </text:span><text:span text:style-name="T58">pressure</text:span><text:span text:style-name="T56">;<text:line-break/> <text:s text:c="3"/>public </text:span><text:span text:style-name="T58">WeatherData() {<text:line-break/> <text:s text:c="7"/>observers = </text:span><text:span text:style-name="T56">new </text:span><text:span text:style-name="T58">LinkedList&lt;&gt;(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registerObserver(Observer o) {<text:line-break/> <text:s text:c="7"/>observers.add(o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removeObserver(Observer o) {<text:line-break/> <text:s text:c="7"/>observers.remove(o)</text:span><text:span text:style-name="T56">;<text:line-break/> <text:s text:c="3"/></text:span><text:span text:style-name="T58">}<text:line-break/> <text:s text:c="3"/>@Override<text:line-break/> <text:s text:c="3"/></text:span><text:span text:style-name="T56">public void </text:span><text:span text:style-name="T58">notifyObservers() {<text:line-break/> <text:s text:c="7"/></text:span><text:span text:style-name="T56">for </text:span><text:span text:style-name="T58">(Observer observer : observers)<text:line-break/> <text:s text:c="11"/>observer.update(temperature</text:span><text:span text:style-name="T56">, </text:span><text:span text:style-name="T58">humidity</text:span><text:span text:style-name="T56">, </text:span><text:span text:style-name="T58">pressure)</text:span><text:span text:style-name="T56">;<text:line-break/> <text:s text:c="3"/></text:span><text:span text:style-name="T58">}<text:line-break/> <text:s text:c="3"/></text:span><text:span text:style-name="T56">public void </text:span><text:span text:style-name="T58">setMeasurements(</text:span><text:span text:style-name="T56">float </text:span><text:span text:style-name="T58">temperature</text:span><text:span text:style-name="T56">, float </text:span><text:span text:style-name="T58">humidity</text:span><text:span text:style-name="T56">, int </text:span><text:span text:style-name="T58">pressure) {<text:line-break/> <text:s text:c="7"/></text:span><text:span text:style-name="T56">this</text:span><text:span text:style-name="T58">.temperature = temperature</text:span><text:span text:style-name="T56">;<text:line-break/> <text:s text:c="7"/>this</text:span><text:span text:style-name="T58">.humidity = humidity</text:span><text:span text:style-name="T56">;<text:line-break/> <text:s text:c="7"/>this</text:span><text:span text:style-name="T58">.pressure = pressure</text:span><text:span text:style-name="T56">;<text:line-break/> <text:s text:c="7"/></text:span><text:span text:style-name="T58">notifyObservers()</text:span><text:span text:style-name="T56">;<text:line-break/> <text:s text:c="3"/></text:span><text:span text:style-name="T58">}<text:line-break/>}<text:line-break/></text:span><text:span text:style-name="T56">class </text:span><text:span text:style-name="T58">CurrentConditionsDisplay </text:span><text:span text:style-name="T56">implements </text:span><text:span text:style-name="T58">Observer {<text:line-break/> <text:s text:c="3"/></text:span><text:span text:style-name="T56">private float </text:span><text:span text:style-name="T58">temperature</text:span><text:span text:style-name="T56">;<text:line-break/> <text:s text:c="3"/>private float </text:span><text:span text:style-name="T58">humidity</text:span><text:span text:style-name="T56">;<text:line-break/> <text:s text:c="3"/>private int </text:span><text:span text:style-name="T58">pressure</text:span><text:span text:style-name="T56">;<text:line-break/> <text:s text:c="3"/></text:span><text:span text:style-name="T58">@Override<text:line-break/> <text:s text:c="3"/></text:span><text:span text:style-name="T56">public void </text:span><text:span text:style-name="T58">update(</text:span><text:span text:style-name="T56">float </text:span><text:span text:style-name="T58">temperature</text:span><text:span text:style-name="T56">, float </text:span><text:span text:style-name="T58">humidity</text:span><text:span text:style-name="T56">, int </text:span><text:span text:style-name="T58">pressure) {<text:line-break/> <text:s text:c="7"/></text:span><text:span text:style-name="T56">this</text:span><text:span text:style-name="T58">.temperature = temperature</text:span><text:span text:style-name="T56">;<text:line-break/> <text:s text:c="7"/>this</text:span><text:span text:style-name="T58">.humidity = humidity</text:span><text:span text:style-name="T56">;<text:line-break/> <text:s text:c="7"/>this</text:span><text:span text:style-name="T58">.pressure = pressure</text:span><text:span text:style-name="T56">;<text:line-break/> <text:s text:c="7"/></text:span><text:span text:style-name="T58">display()</text:span><text:span text:style-name="T56">;<text:line-break/> <text:s text:c="3"/></text:span><text:span text:style-name="T58">}<text:line-break/> <text:s text:c="3"/></text:span><text:span text:style-name="T56">public void </text:span><text:span text:style-name="T58">display() {<text:line-break/> <text:s text:c="7"/>System.out.printf(</text:span><text:span text:style-name="T60">"</text:span><text:span text:style-name="T61">Сейчас</text:span><text:span text:style-name="T60"> </text:span><text:span text:style-name="T61">значения</text:span><text:span text:style-name="T60">:%.1f </text:span><text:span text:style-name="T61">градусов</text:span><text:span text:style-name="T60"> </text:span><text:span text:style-name="T61">цельсия</text:span><text:span text:style-name="T60"> </text:span><text:span text:style-name="T61">и</text:span><text:span text:style-name="T60"> %.1f %% </text:span><text:span text:style-name="T61">влажности</text:span><text:span text:style-name="T60">. </text:span><text:span text:style-name="T61">Давление %d мм рт. ст.</text:span><text:span text:style-name="T57">\n</text:span><text:span text:style-name="T61">"</text:span><text:span text:style-name="T57">, </text:span><text:span text:style-name="T59">temperature</text:span><text:span text:style-name="T57">, </text:span><text:span text:style-name="T59">humidity</text:span><text:span text:style-name="T57">, </text:span><text:span text:style-name="T59">pressure)</text:span><text:span text:style-name="T57">;<text:line-break/> <text:s text:c="3"/></text:span><text:span text:style-name="T59">}<text:line-break/>}</text:span></text:p>
      <text:p text:style-name="P101"/>
      <text:p text:style-name="P57"/>
      <text:p text:style-name="P80"><text:span text:style-name="T6">Паттерн</text:span><text:span text:style-name="T14"> Prototype</text:span></text:p>
      <text:p text:style-name="P59"/>
      <text:p text:style-name="P34"><text:span text:style-name="T57">package </text:span><text:span text:style-name="T59">Prototype</text:span><text:span text:style-name="T57">;<text:line-break/><text:line-break/></text:span><text:span text:style-name="T64">/*Суть данного паттерна заключается в том, чтобы<text:line-break/>* не создавать (не возвращать) каждый раз новый объект,<text:line-break/>* а возвращать его "клон". Он</text:span><text:span text:style-name="T65"> </text:span><text:span text:style-name="T64">позволяет</text:span><text:span text:style-name="T65"> </text:span><text:span text:style-name="T64">сэкономить</text:span><text:span text:style-name="T65"> </text:span><text:span text:style-name="T64">время</text:span><text:span text:style-name="T65"> </text:span><text:span text:style-name="T64">операции</text:span><text:span text:style-name="T65">*/<text:line-break/><text:line-break/></text:span><text:span text:style-name="T56">public class </text:span><text:span text:style-name="T58">PrototypeMain {<text:line-break/><text:line-break/></text:span><text:soft-page-break/><text:span text:style-name="T58"> <text:s text:c="3"/></text:span><text:span text:style-name="T56">public static void </text:span><text:span text:style-name="T58">main(String[] args) </text:span><text:span text:style-name="T56">throws </text:span><text:span text:style-name="T58">CloneNotSupportedException {<text:line-break/> <text:s text:c="7"/>Cash cash = </text:span><text:span text:style-name="T56">new </text:span><text:span text:style-name="T58">Cash()</text:span><text:span text:style-name="T56">;<text:line-break/> <text:s text:c="7"/></text:span><text:span text:style-name="T58">cash.setStudent(</text:span><text:span text:style-name="T56">new </text:span><text:span text:style-name="T58">Student())</text:span><text:span text:style-name="T56">;<text:line-break/> <text:s text:c="7"/></text:span><text:span text:style-name="T58">Student student = cash.getStudent(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Student </text:span><text:span text:style-name="T56">implements </text:span><text:span text:style-name="T58">Cloneable {<text:line-break/> <text:s text:c="3"/>@Override<text:line-break/> <text:s text:c="3"/></text:span><text:span text:style-name="T56">protected </text:span><text:span text:style-name="T58">Student clone() </text:span><text:span text:style-name="T56">throws </text:span><text:span text:style-name="T58">CloneNotSupportedException {<text:line-break/> <text:s text:c="7"/></text:span><text:span text:style-name="T56">return </text:span><text:span text:style-name="T58">(Student) </text:span><text:span text:style-name="T56">super</text:span><text:span text:style-name="T58">.clone(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Cash {<text:line-break/> <text:s text:c="3"/></text:span><text:span text:style-name="T56">private </text:span><text:span text:style-name="T58">Student student</text:span><text:span text:style-name="T56">;<text:line-break/><text:line-break/> <text:s text:c="3"/>public </text:span><text:span text:style-name="T58">Student getStudent() </text:span><text:span text:style-name="T56">throws </text:span><text:span text:style-name="T58">CloneNotSupportedException {<text:line-break/> <text:s text:c="7"/></text:span><text:span text:style-name="T56">return </text:span><text:span text:style-name="T58">student.clone()</text:span><text:span text:style-name="T56">; </text:span><text:span text:style-name="T65">// </text:span><text:span text:style-name="T64">Возвращается</text:span><text:span text:style-name="T65"> </text:span><text:span text:style-name="T64">не</text:span><text:span text:style-name="T65"> </text:span><text:span text:style-name="T64">сам</text:span><text:span text:style-name="T65"> </text:span><text:span text:style-name="T64">объект</text:span><text:span text:style-name="T65">, </text:span><text:span text:style-name="T64">а</text:span><text:span text:style-name="T65"> </text:span><text:span text:style-name="T64">его</text:span><text:span text:style-name="T65"> </text:span><text:span text:style-name="T64">клон</text:span><text:span text:style-name="T65">.<text:line-break/> <text:s text:c="3"/></text:span><text:span text:style-name="T58">}<text:line-break/><text:line-break/> <text:s text:c="3"/></text:span><text:span text:style-name="T57">public void </text:span><text:span text:style-name="T59">setStudent(Student student) {<text:line-break/> <text:s text:c="7"/></text:span><text:span text:style-name="T57">this</text:span><text:span text:style-name="T59">.student = student</text:span><text:span text:style-name="T57">;<text:line-break/> <text:s text:c="3"/></text:span><text:span text:style-name="T59">}<text:line-break/>}</text:span></text:p>
      <text:p text:style-name="P59"/>
      <text:p text:style-name="P80"><text:span text:style-name="T6">Паттерн</text:span><text:span text:style-name="T14"> Proxy</text:span></text:p>
      <text:p text:style-name="P33"><text:span text:style-name="T57">package </text:span><text:span text:style-name="T59">Proxy</text:span><text:span text:style-name="T57">;<text:line-break/></text:span><text:span text:style-name="T64">/*<text:line-break/> Необходимо контролировать доступ к объекту, не изменяя при этом поведение клиента.<text:line-break/> Необходимо иметь доступ к объекту так,<text:line-break/> чтобы не создавать реальные объекты непосредственно,<text:line-break/> а через другой объект, который может иметь дополнительную функциональность.<text:line-break/> Решение:<text:line-break/> Создать суррогат реального объекта. «Заместитель» хранит ссылку,<text:line-break/> которая позволяет заместителю обратиться к реальному субъекту (объект класса «Заместитель» может<text:line-break/> обращаться к объекту класса «Субъект», если интерфейсы «Реального Субъекта» и «Субъекта» одинаковы).<text:line-break/> Поскольку интерфейс «Реального Субъекта» идентичен интерфейсу «Субъекта», так, что «Заместителя»<text:line-break/> можно подставить вместо «Реального Субъекта», контролирует доступ к «Реальному Субъекту»,<text:line-break/> может отвечать за создание или удаление «Реального Субъекта». «Субъект» определяет общий<text:line-break/> для «Реального Субъекта» и «Заместителя» интерфейс так, что «Заместитель» может быть использован везде,<text:line-break/> где ожидается «Реальный Субъект».<text:line-break/> При</text:span><text:span text:style-name="T65"> </text:span><text:span text:style-name="T64">необходимости</text:span><text:span text:style-name="T65"> </text:span><text:span text:style-name="T64">запросы</text:span><text:span text:style-name="T65"> </text:span><text:span text:style-name="T64">могут</text:span><text:span text:style-name="T65"> </text:span><text:span text:style-name="T64">быть</text:span><text:span text:style-name="T65"> </text:span><text:span text:style-name="T64">переадресованы</text:span><text:span text:style-name="T65"> «</text:span><text:span text:style-name="T64">Заместителем</text:span><text:span text:style-name="T65">» «</text:span><text:span text:style-name="T64">Реальному</text:span><text:span text:style-name="T65"> </text:span><text:span text:style-name="T64">Субъекту</text:span><text:span text:style-name="T65">».<text:line-break/> */<text:line-break/></text:span><text:span text:style-name="T56">class </text:span><text:span text:style-name="T58">ProxyMain {<text:line-break/> <text:s text:c="3"/></text:span><text:span text:style-name="T56">public static void </text:span><text:span text:style-name="T58">main(String[] args) {<text:line-break/> <text:s text:c="7"/></text:span><text:span text:style-name="T65">// Create math proxy<text:line-break/> <text:s text:c="7"/></text:span><text:span text:style-name="T58">IMath p = </text:span><text:span text:style-name="T56">new </text:span><text:span text:style-name="T58">MathProxy()</text:span><text:span text:style-name="T56">;<text:line-break/> <text:s text:c="7"/></text:span><text:span text:style-name="T65">// Do the math<text:line-break/> <text:s text:c="7"/></text:span><text:span text:style-name="T58">System.out.println(</text:span><text:span text:style-name="T60">"4 + 2 = " </text:span><text:span text:style-name="T58">+ p.add(</text:span><text:span text:style-name="T62">4</text:span><text:span text:style-name="T56">, </text:span><text:span text:style-name="T62">2</text:span><text:span text:style-name="T58">))</text:span><text:span text:style-name="T56">;<text:line-break/></text:span><text:soft-page-break/><text:span text:style-name="T56"> <text:s text:c="7"/></text:span><text:span text:style-name="T58">System.out.println(</text:span><text:span text:style-name="T60">"4 - 2 = " </text:span><text:span text:style-name="T58">+ p.sub(</text:span><text:span text:style-name="T62">4</text:span><text:span text:style-name="T56">, </text:span><text:span text:style-name="T62">2</text:span><text:span text:style-name="T58">))</text:span><text:span text:style-name="T56">;<text:line-break/> <text:s text:c="7"/></text:span><text:span text:style-name="T58">System.out.println(</text:span><text:span text:style-name="T60">"4 * 2 = " </text:span><text:span text:style-name="T58">+ p.mul(</text:span><text:span text:style-name="T62">4</text:span><text:span text:style-name="T56">, </text:span><text:span text:style-name="T62">2</text:span><text:span text:style-name="T58">))</text:span><text:span text:style-name="T56">;<text:line-break/> <text:s text:c="7"/></text:span><text:span text:style-name="T58">System.out.println(</text:span><text:span text:style-name="T60">"4 / 2 = " </text:span><text:span text:style-name="T58">+ p.div(</text:span><text:span text:style-name="T62">4</text:span><text:span text:style-name="T56">, </text:span><text:span text:style-name="T62">2</text:span><text:span text:style-name="T58">))</text:span><text:span text:style-name="T56">;<text:line-break/> <text:s text:c="3"/></text:span><text:span text:style-name="T58">}<text:line-break/>}<text:line-break/></text:span><text:span text:style-name="T66">/**<text:line-break/> * "</text:span><text:span text:style-name="T67">Субъект</text:span><text:span text:style-name="T66">"<text:line-break/> */<text:line-break/></text:span><text:span text:style-name="T56">interface </text:span><text:span text:style-name="T58">IMath {<text:line-break/> <text:s text:c="3"/></text:span><text:span text:style-name="T56">public double </text:span><text:span text:style-name="T58">add(</text:span><text:span text:style-name="T56">double </text:span><text:span text:style-name="T58">x</text:span><text:span text:style-name="T56">, double </text:span><text:span text:style-name="T58">y)</text:span><text:span text:style-name="T56">;<text:line-break/> <text:s text:c="3"/>public double </text:span><text:span text:style-name="T58">sub(</text:span><text:span text:style-name="T56">double </text:span><text:span text:style-name="T58">x</text:span><text:span text:style-name="T56">, double </text:span><text:span text:style-name="T58">y)</text:span><text:span text:style-name="T56">;<text:line-break/> <text:s text:c="3"/>public double </text:span><text:span text:style-name="T58">mul(</text:span><text:span text:style-name="T56">double </text:span><text:span text:style-name="T58">x</text:span><text:span text:style-name="T56">, double </text:span><text:span text:style-name="T58">y)</text:span><text:span text:style-name="T56">;<text:line-break/> <text:s text:c="3"/>public double </text:span><text:span text:style-name="T58">div(</text:span><text:span text:style-name="T56">double </text:span><text:span text:style-name="T58">x</text:span><text:span text:style-name="T56">, double </text:span><text:span text:style-name="T58">y)</text:span><text:span text:style-name="T56">;<text:line-break/></text:span><text:span text:style-name="T58">}<text:line-break/></text:span><text:span text:style-name="T66">/**<text:line-break/> * "</text:span><text:span text:style-name="T67">Настоящий</text:span><text:span text:style-name="T66"> </text:span><text:span text:style-name="T67">Субъект</text:span><text:span text:style-name="T66">"<text:line-break/> */<text:line-break/></text:span><text:span text:style-name="T56">class </text:span><text:span text:style-name="T58">Math </text:span><text:span text:style-name="T56">implements </text:span><text:span text:style-name="T58">IMath {<text:line-break/> <text:s text:c="3"/></text:span><text:span text:style-name="T56">public double </text:span><text:span text:style-name="T58">add(</text:span><text:span text:style-name="T56">double </text:span><text:span text:style-name="T58">x</text:span><text:span text:style-name="T56">, double </text:span><text:span text:style-name="T58">y) {<text:line-break/> <text:s text:c="7"/></text:span><text:span text:style-name="T56">return </text:span><text:span text:style-name="T58">x + y</text:span><text:span text:style-name="T56">;<text:line-break/> <text:s text:c="3"/></text:span><text:span text:style-name="T58">}<text:line-break/> <text:s text:c="3"/></text:span><text:span text:style-name="T56">public double </text:span><text:span text:style-name="T58">sub(</text:span><text:span text:style-name="T56">double </text:span><text:span text:style-name="T58">x</text:span><text:span text:style-name="T56">, double </text:span><text:span text:style-name="T58">y) {<text:line-break/> <text:s text:c="7"/></text:span><text:span text:style-name="T56">return </text:span><text:span text:style-name="T58">x - y</text:span><text:span text:style-name="T56">;<text:line-break/> <text:s text:c="3"/></text:span><text:span text:style-name="T58">}<text:line-break/> <text:s text:c="3"/></text:span><text:span text:style-name="T56">public double </text:span><text:span text:style-name="T58">mul(</text:span><text:span text:style-name="T56">double </text:span><text:span text:style-name="T58">x</text:span><text:span text:style-name="T56">, double </text:span><text:span text:style-name="T58">y) {<text:line-break/> <text:s text:c="7"/></text:span><text:span text:style-name="T56">return </text:span><text:span text:style-name="T58">x * y</text:span><text:span text:style-name="T56">;<text:line-break/> <text:s text:c="3"/></text:span><text:span text:style-name="T58">}<text:line-break/> <text:s text:c="3"/></text:span><text:span text:style-name="T56">public double </text:span><text:span text:style-name="T58">div(</text:span><text:span text:style-name="T56">double </text:span><text:span text:style-name="T58">x</text:span><text:span text:style-name="T56">, double </text:span><text:span text:style-name="T58">y) {<text:line-break/> <text:s text:c="7"/></text:span><text:span text:style-name="T56">return </text:span><text:span text:style-name="T58">x / y</text:span><text:span text:style-name="T56">;<text:line-break/> <text:s text:c="3"/></text:span><text:span text:style-name="T58">}<text:line-break/>}<text:line-break/></text:span><text:span text:style-name="T66">/**<text:line-break/> * "</text:span><text:span text:style-name="T67">Заместитель</text:span><text:span text:style-name="T66">"<text:line-break/> */<text:line-break/></text:span><text:span text:style-name="T56">class </text:span><text:span text:style-name="T58">MathProxy </text:span><text:span text:style-name="T56">implements </text:span><text:span text:style-name="T58">IMath {<text:line-break/> <text:s text:c="3"/></text:span><text:span text:style-name="T56">private </text:span><text:span text:style-name="T58">Math math</text:span><text:span text:style-name="T56">;<text:line-break/> <text:s text:c="3"/>public double </text:span><text:span text:style-name="T58">add(</text:span><text:span text:style-name="T56">double </text:span><text:span text:style-name="T58">x</text:span><text:span text:style-name="T56">, double </text:span><text:span text:style-name="T58">y) {<text:line-break/> <text:s text:c="7"/>lazyInitMath()</text:span><text:span text:style-name="T56">;<text:line-break/> <text:s text:c="7"/>return </text:span><text:span text:style-name="T58">math.add(x</text:span><text:span text:style-name="T56">, </text:span><text:span text:style-name="T58">y)</text:span><text:span text:style-name="T56">;<text:line-break/> <text:s text:c="3"/></text:span><text:span text:style-name="T58">}<text:line-break/> <text:s text:c="3"/></text:span><text:span text:style-name="T56">public double </text:span><text:span text:style-name="T58">sub(</text:span><text:span text:style-name="T56">double </text:span><text:span text:style-name="T58">x</text:span><text:span text:style-name="T56">, double </text:span><text:span text:style-name="T58">y) {<text:line-break/> <text:s text:c="7"/>lazyInitMath()</text:span><text:span text:style-name="T56">;<text:line-break/> <text:s text:c="7"/>return </text:span><text:span text:style-name="T58">math.sub(x</text:span><text:span text:style-name="T56">, </text:span><text:span text:style-name="T58">y)</text:span><text:span text:style-name="T56">;<text:line-break/> <text:s text:c="3"/></text:span><text:span text:style-name="T58">}<text:line-break/> <text:s text:c="3"/></text:span><text:span text:style-name="T56">public double </text:span><text:span text:style-name="T58">mul(</text:span><text:span text:style-name="T56">double </text:span><text:span text:style-name="T58">x</text:span><text:span text:style-name="T56">, double </text:span><text:span text:style-name="T58">y) {<text:line-break/> <text:s text:c="7"/>lazyInitMath()</text:span><text:span text:style-name="T56">;<text:line-break/> <text:s text:c="7"/>return </text:span><text:span text:style-name="T58">math.mul(x</text:span><text:span text:style-name="T56">, </text:span><text:span text:style-name="T58">y)</text:span><text:span text:style-name="T56">;<text:line-break/> <text:s text:c="3"/></text:span><text:span text:style-name="T58">}<text:line-break/> <text:s text:c="3"/></text:span><text:span text:style-name="T56">public double </text:span><text:span text:style-name="T58">div(</text:span><text:span text:style-name="T56">double </text:span><text:span text:style-name="T58">x</text:span><text:span text:style-name="T56">, double </text:span><text:span text:style-name="T58">y) {<text:line-break/> <text:s text:c="7"/>lazyInitMath()</text:span><text:span text:style-name="T56">;<text:line-break/> <text:s text:c="7"/>return </text:span><text:span text:style-name="T58">math.div(x</text:span><text:span text:style-name="T56">, </text:span><text:span text:style-name="T58">y)</text:span><text:span text:style-name="T56">;<text:line-break/> <text:s text:c="3"/></text:span><text:span text:style-name="T58">}<text:line-break/> <text:s text:c="3"/></text:span><text:span text:style-name="T56">private void </text:span><text:span text:style-name="T58">lazyInitMath() {<text:line-break/> <text:s text:c="7"/></text:span><text:span text:style-name="T56">if </text:span><text:span text:style-name="T58">(math == </text:span><text:span text:style-name="T56">null</text:span><text:span text:style-name="T58">) {<text:line-break/> <text:s text:c="11"/>math = </text:span><text:span text:style-name="T56">new </text:span><text:span text:style-name="T58">Math()</text:span><text:span text:style-name="T56">;<text:line-break/> <text:s text:c="7"/></text:span><text:span text:style-name="T58">}<text:line-break/> <text:s text:c="3"/>}<text:line-break/>}</text:span></text:p>
      <text:p text:style-name="P48"/>
      <text:p text:style-name="P80"><text:soft-page-break/><text:span text:style-name="T6">Паттерн </text:span><text:span text:style-name="T14">Singleton</text:span></text:p>
      <text:p text:style-name="P48"/>
      <text:p text:style-name="P33"><text:span text:style-name="T57">package </text:span><text:span text:style-name="T59">Singleton</text:span><text:span text:style-name="T57">;<text:line-break/><text:line-break/></text:span><text:span text:style-name="T64">/*Объект всегда будет один. Нельзя</text:span><text:span text:style-name="T65"> </text:span><text:span text:style-name="T64">создавать</text:span><text:span text:style-name="T65"> </text:span><text:span text:style-name="T64">несколько</text:span><text:span text:style-name="T65"> </text:span><text:span text:style-name="T64">объектов</text:span><text:span text:style-name="T65"> </text:span><text:span text:style-name="T64">этого</text:span><text:span text:style-name="T65"> </text:span><text:span text:style-name="T64">класса</text:span><text:span text:style-name="T65">*/<text:line-break/><text:line-break/></text:span><text:span text:style-name="T56">public class </text:span><text:span text:style-name="T58">SingletonMain {<text:line-break/> <text:s text:c="3"/></text:span><text:span text:style-name="T56">public static void </text:span><text:span text:style-name="T58">main(String[] args) {<text:line-break/> <text:s text:c="7"/>Singleton singleton = Singleton.getSingleton()</text:span><text:span text:style-name="T56">;<text:line-break/> <text:s text:c="7"/></text:span><text:span text:style-name="T58">Singleton singleton1 = Singleton.getSingleton()</text:span><text:span text:style-name="T56">;<text:line-break/> <text:s text:c="7"/></text:span><text:span text:style-name="T58">Singleton singleton2 = Singleton.getSingleton()</text:span><text:span text:style-name="T56">;<text:line-break/><text:line-break/> <text:s text:c="7"/></text:span><text:span text:style-name="T58">singleton.name = </text:span><text:span text:style-name="T60">"Semen"</text:span><text:span text:style-name="T56">;<text:line-break/><text:line-break/> <text:s text:c="7"/></text:span><text:span text:style-name="T58">System.out.println(singleton1.name)</text:span><text:span text:style-name="T56">;<text:line-break/> <text:s text:c="7"/></text:span><text:span text:style-name="T58">System.out.println(singleton2.name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Singleton {<text:line-break/> <text:s text:c="3"/>String name = </text:span><text:span text:style-name="T60">"Alex"</text:span><text:span text:style-name="T56">;<text:line-break/><text:line-break/> <text:s text:c="3"/>static </text:span><text:span text:style-name="T58">Singleton singleton = </text:span><text:span text:style-name="T56">new </text:span><text:span text:style-name="T58">Singleton()</text:span><text:span text:style-name="T56">;<text:line-break/><text:line-break/> <text:s text:c="3"/>private </text:span><text:span text:style-name="T58">Singleton() {}<text:line-break/><text:line-break/> <text:s text:c="3"/></text:span><text:span text:style-name="T56">public static </text:span><text:span text:style-name="T58">Singleton getSingleton() {<text:line-break/> <text:s text:c="7"/></text:span><text:span text:style-name="T56">return </text:span><text:span text:style-name="T58">singleton</text:span><text:span text:style-name="T56">;<text:line-break/> <text:s text:c="3"/></text:span><text:span text:style-name="T58">}<text:line-break/>}</text:span></text:p>
      <text:p text:style-name="P59"/>
      <text:p text:style-name="P80"><text:span text:style-name="T6">Паттерн </text:span><text:span text:style-name="T14">State</text:span></text:p>
      <text:p text:style-name="P48"/>
      <text:p text:style-name="P33"><text:span text:style-name="T57">package </text:span><text:span text:style-name="T59">Singleton</text:span><text:span text:style-name="T57">;<text:line-break/><text:line-break/></text:span><text:span text:style-name="T64">/*Объект всегда будет один. Нельзя</text:span><text:span text:style-name="T65"> </text:span><text:span text:style-name="T64">создавать</text:span><text:span text:style-name="T65"> </text:span><text:span text:style-name="T64">несколько</text:span><text:span text:style-name="T65"> </text:span><text:span text:style-name="T64">объектов</text:span><text:span text:style-name="T65"> </text:span><text:span text:style-name="T64">этого</text:span><text:span text:style-name="T65"> </text:span><text:span text:style-name="T64">класса</text:span><text:span text:style-name="T65">*/<text:line-break/><text:line-break/></text:span><text:span text:style-name="T56">public class </text:span><text:span text:style-name="T58">SingletonMain {<text:line-break/> <text:s text:c="3"/></text:span><text:span text:style-name="T56">public static void </text:span><text:span text:style-name="T58">main(String[] args) {<text:line-break/> <text:s text:c="7"/>Singleton singleton = Singleton.getSingleton()</text:span><text:span text:style-name="T56">;<text:line-break/> <text:s text:c="7"/></text:span><text:span text:style-name="T58">Singleton singleton1 = Singleton.getSingleton()</text:span><text:span text:style-name="T56">;<text:line-break/> <text:s text:c="7"/></text:span><text:span text:style-name="T58">Singleton singleton2 = Singleton.getSingleton()</text:span><text:span text:style-name="T56">;<text:line-break/><text:line-break/> <text:s text:c="7"/></text:span><text:span text:style-name="T58">singleton.name = </text:span><text:span text:style-name="T60">"Semen"</text:span><text:span text:style-name="T56">;<text:line-break/><text:line-break/> <text:s text:c="7"/></text:span><text:span text:style-name="T58">System.out.println(singleton1.name)</text:span><text:span text:style-name="T56">;<text:line-break/> <text:s text:c="7"/></text:span><text:span text:style-name="T58">System.out.println(singleton2.name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Singleton {<text:line-break/> <text:s text:c="3"/>String name = </text:span><text:span text:style-name="T60">"Alex"</text:span><text:span text:style-name="T56">;<text:line-break/><text:line-break/> <text:s text:c="3"/>static </text:span><text:span text:style-name="T58">Singleton singleton = </text:span><text:span text:style-name="T56">new </text:span><text:span text:style-name="T58">Singleton()</text:span><text:span text:style-name="T56">;<text:line-break/><text:line-break/></text:span><text:soft-page-break/><text:span text:style-name="T56"> <text:s text:c="3"/>private </text:span><text:span text:style-name="T58">Singleton() {}<text:line-break/><text:line-break/> <text:s text:c="3"/></text:span><text:span text:style-name="T56">public static </text:span><text:span text:style-name="T58">Singleton getSingleton() {<text:line-break/> <text:s text:c="7"/></text:span><text:span text:style-name="T56">return </text:span><text:span text:style-name="T58">singleton</text:span><text:span text:style-name="T56">;<text:line-break/> <text:s text:c="3"/></text:span><text:span text:style-name="T58">}<text:line-break/>}</text:span></text:p>
      <text:p text:style-name="P59"/>
      <text:p text:style-name="P80"><text:span text:style-name="T6">Паттерн</text:span><text:span text:style-name="T14"> Strategy</text:span></text:p>
      <text:p text:style-name="P59"/>
      <text:p text:style-name="P33"><text:span text:style-name="T56">package </text:span><text:span text:style-name="T58">Strategy</text:span><text:span text:style-name="T56">;<text:line-break/><text:line-break/>interface </text:span><text:span text:style-name="T58">Strategy {<text:line-break/> <text:s text:c="3"/></text:span><text:span text:style-name="T56">int </text:span><text:span text:style-name="T58">execute(</text:span><text:span text:style-name="T56">int </text:span><text:span text:style-name="T58">a</text:span><text:span text:style-name="T56">, int </text:span><text:span text:style-name="T58">b)</text:span><text:span text:style-name="T56">;<text:line-break/></text:span><text:span text:style-name="T58">}<text:line-break/></text:span><text:span text:style-name="T65">// </text:span><text:span text:style-name="T64">Реализуем</text:span><text:span text:style-name="T65"> </text:span><text:span text:style-name="T64">алгоритм</text:span><text:span text:style-name="T65"> </text:span><text:span text:style-name="T64">с</text:span><text:span text:style-name="T65"> </text:span><text:span text:style-name="T64">использованием</text:span><text:span text:style-name="T65"> </text:span><text:span text:style-name="T64">интерфейса</text:span><text:span text:style-name="T65"> </text:span><text:span text:style-name="T64">стратегии</text:span><text:span text:style-name="T65"><text:line-break/></text:span><text:span text:style-name="T56">class </text:span><text:span text:style-name="T58">ConcreteStrategyAdd </text:span><text:span text:style-name="T56">implements </text:span><text:span text:style-name="T58">Strategy {<text:line-break/><text:line-break/> <text:s text:c="3"/></text:span><text:span text:style-name="T56">public int </text:span><text:span text:style-name="T58">execute(</text:span><text:span text:style-name="T56">int </text:span><text:span text:style-name="T58">a</text:span><text:span text:style-name="T56">, int </text:span><text:span text:style-name="T58">b) {<text:line-break/> <text:s text:c="7"/>System.out.println(</text:span><text:span text:style-name="T60">"Called ConcreteStrategyAdd's execute()"</text:span><text:span text:style-name="T58">)</text:span><text:span text:style-name="T56">;<text:line-break/> <text:s text:c="7"/>return </text:span><text:span text:style-name="T58">a + b</text:span><text:span text:style-name="T56">; <text:s/></text:span><text:span text:style-name="T65">// Do an addition with a and b<text:line-break/> <text:s text:c="3"/></text:span><text:span text:style-name="T58">}<text:line-break/>}<text:line-break/></text:span><text:span text:style-name="T56">class </text:span><text:span text:style-name="T58">ConcreteStrategySubtract </text:span><text:span text:style-name="T56">implements </text:span><text:span text:style-name="T58">Strategy {<text:line-break/> <text:s text:c="3"/></text:span><text:span text:style-name="T56">public int </text:span><text:span text:style-name="T58">execute(</text:span><text:span text:style-name="T56">int </text:span><text:span text:style-name="T58">a</text:span><text:span text:style-name="T56">, int </text:span><text:span text:style-name="T58">b) {<text:line-break/> <text:s text:c="7"/>System.out.println(</text:span><text:span text:style-name="T60">"Called ConcreteStrategySubtract's execute()"</text:span><text:span text:style-name="T58">)</text:span><text:span text:style-name="T56">;<text:line-break/> <text:s text:c="7"/>return </text:span><text:span text:style-name="T58">a - b</text:span><text:span text:style-name="T56">; <text:s/></text:span><text:span text:style-name="T65">// Do a subtraction with a and b<text:line-break/> <text:s text:c="3"/></text:span><text:span text:style-name="T58">}<text:line-break/>}<text:line-break/></text:span><text:span text:style-name="T56">class </text:span><text:span text:style-name="T58">ConcreteStrategyMultiply </text:span><text:span text:style-name="T56">implements </text:span><text:span text:style-name="T58">Strategy {<text:line-break/> <text:s text:c="3"/></text:span><text:span text:style-name="T56">public int </text:span><text:span text:style-name="T58">execute(</text:span><text:span text:style-name="T56">int </text:span><text:span text:style-name="T58">a</text:span><text:span text:style-name="T56">, int </text:span><text:span text:style-name="T58">b) {<text:line-break/> <text:s text:c="7"/>System.out.println(</text:span><text:span text:style-name="T60">"Called ConcreteStrategyMultiply's execute()"</text:span><text:span text:style-name="T58">)</text:span><text:span text:style-name="T56">;<text:line-break/> <text:s text:c="7"/>return </text:span><text:span text:style-name="T58">a * b</text:span><text:span text:style-name="T56">; <text:s text:c="2"/></text:span><text:span text:style-name="T65">// Do a multiplication with a and b<text:line-break/> <text:s text:c="3"/></text:span><text:span text:style-name="T58">}<text:line-break/>}<text:line-break/></text:span><text:span text:style-name="T65">// </text:span><text:span text:style-name="T64">Класс</text:span><text:span text:style-name="T65"> </text:span><text:span text:style-name="T64">контекста</text:span><text:span text:style-name="T65"> </text:span><text:span text:style-name="T64">использующий</text:span><text:span text:style-name="T65"> </text:span><text:span text:style-name="T64">интерфейс</text:span><text:span text:style-name="T65"> </text:span><text:span text:style-name="T64">стратегии</text:span><text:span text:style-name="T65"><text:line-break/></text:span><text:span text:style-name="T56">class </text:span><text:span text:style-name="T58">Context {<text:line-break/> <text:s text:c="3"/></text:span><text:span text:style-name="T56">private </text:span><text:span text:style-name="T58">Strategy strategy</text:span><text:span text:style-name="T56">;<text:line-break/> <text:s text:c="3"/></text:span><text:span text:style-name="T65">// Constructor<text:line-break/> <text:s text:c="3"/></text:span><text:span text:style-name="T56">public </text:span><text:span text:style-name="T58">Context() {<text:line-break/> <text:s text:c="3"/>}<text:line-break/> <text:s text:c="3"/></text:span><text:span text:style-name="T65">// Set new strategy<text:line-break/> <text:s text:c="3"/></text:span><text:span text:style-name="T56">public void </text:span><text:span text:style-name="T58">setStrategy(Strategy strategy) {<text:line-break/> <text:s text:c="7"/></text:span><text:span text:style-name="T56">this</text:span><text:span text:style-name="T58">.strategy = strategy</text:span><text:span text:style-name="T56">;<text:line-break/> <text:s text:c="3"/></text:span><text:span text:style-name="T58">}<text:line-break/> <text:s text:c="3"/></text:span><text:span text:style-name="T56">public int </text:span><text:span text:style-name="T58">executeStrategy(</text:span><text:span text:style-name="T56">int </text:span><text:span text:style-name="T58">a</text:span><text:span text:style-name="T56">, int </text:span><text:span text:style-name="T58">b) {<text:line-break/> <text:s text:c="7"/></text:span><text:span text:style-name="T56">return </text:span><text:span text:style-name="T58">strategy.execute(a</text:span><text:span text:style-name="T56">, </text:span><text:span text:style-name="T58">b)</text:span><text:span text:style-name="T56">;<text:line-break/> <text:s text:c="3"/></text:span><text:span text:style-name="T58">}<text:line-break/>}<text:line-break/></text:span><text:span text:style-name="T65">// </text:span><text:span text:style-name="T64">Тестовое</text:span><text:span text:style-name="T65"> </text:span><text:span text:style-name="T64">приложение</text:span><text:span text:style-name="T65"><text:line-break/></text:span><text:span text:style-name="T56">class </text:span><text:span text:style-name="T58">StrategyExample {<text:line-break/> <text:s text:c="3"/></text:span><text:span text:style-name="T56">public static void </text:span><text:span text:style-name="T58">main(String[] args) {<text:line-break/> <text:s text:c="7"/>Context context = </text:span><text:span text:style-name="T56">new </text:span><text:span text:style-name="T58">Context()</text:span><text:span text:style-name="T56">;<text:line-break/> <text:s text:c="7"/></text:span><text:span text:style-name="T58">context.setStrategy(</text:span><text:span text:style-name="T56">new </text:span><text:span text:style-name="T58">ConcreteStrategyAdd())</text:span><text:span text:style-name="T56">;<text:line-break/> <text:s text:c="7"/>int </text:span><text:span text:style-name="T58">resultA = context.executeStrategy(</text:span><text:span text:style-name="T62">3</text:span><text:span text:style-name="T56">,</text:span><text:span text:style-name="T62">4</text:span><text:span text:style-name="T58">)</text:span><text:span text:style-name="T56">;<text:line-break/> <text:s text:c="7"/></text:span><text:span text:style-name="T58">context.setStrategy(</text:span><text:span text:style-name="T56">new </text:span><text:span text:style-name="T58">ConcreteStrategySubtract())</text:span><text:span text:style-name="T56">;<text:line-break/> <text:s text:c="7"/>int </text:span><text:span text:style-name="T58">resultB = context.executeStrategy(</text:span><text:span text:style-name="T62">3</text:span><text:span text:style-name="T56">,</text:span><text:span text:style-name="T62">4</text:span><text:span text:style-name="T58">)</text:span><text:span text:style-name="T56">;<text:line-break/> <text:s text:c="7"/></text:span><text:span text:style-name="T58">context.setStrategy(</text:span><text:span text:style-name="T56">new </text:span><text:span text:style-name="T58">ConcreteStrategyMultiply())</text:span><text:span text:style-name="T56">;<text:line-break/></text:span><text:soft-page-break/><text:span text:style-name="T56"> <text:s text:c="7"/>int </text:span><text:span text:style-name="T58">resultC = context.executeStrategy(</text:span><text:span text:style-name="T62">3</text:span><text:span text:style-name="T56">,</text:span><text:span text:style-name="T62">4</text:span><text:span text:style-name="T58">)</text:span><text:span text:style-name="T56">;<text:line-break/> <text:s text:c="7"/></text:span><text:span text:style-name="T58">System.out.println(</text:span><text:span text:style-name="T60">"Result A : " </text:span><text:span text:style-name="T58">+ resultA )</text:span><text:span text:style-name="T56">;<text:line-break/> <text:s text:c="7"/></text:span><text:span text:style-name="T58">System.out.println(</text:span><text:span text:style-name="T60">"Result B : " </text:span><text:span text:style-name="T58">+ resultB )</text:span><text:span text:style-name="T56">;<text:line-break/> <text:s text:c="7"/></text:span><text:span text:style-name="T58">System.out.println(</text:span><text:span text:style-name="T60">"Result C : " </text:span><text:span text:style-name="T58">+ resultC )</text:span><text:span text:style-name="T56">;<text:line-break/> <text:s text:c="3"/></text:span><text:span text:style-name="T58">}<text:line-break/>}</text:span></text:p>
      <text:p text:style-name="P59"/>
      <text:p text:style-name="P80"><text:span text:style-name="T6">Паттерн</text:span><text:span text:style-name="T14"> Template Method</text:span></text:p>
      <text:p text:style-name="P59"/>
      <text:p text:style-name="P33"><text:span text:style-name="T56">package </text:span><text:span text:style-name="T58">TemplateMethod</text:span><text:span text:style-name="T56">;<text:line-break/><text:line-break/>enum </text:span><text:span text:style-name="T58">GameCode {<text:line-break/> <text:s text:c="3"/>CHESS</text:span><text:span text:style-name="T56">,<text:line-break/> <text:s text:c="3"/></text:span><text:span text:style-name="T58">MONOPOLY<text:line-break/>}<text:line-break/><text:line-break/></text:span><text:span text:style-name="T56">abstract class </text:span><text:span text:style-name="T58">Game {<text:line-break/> <text:s text:c="3"/></text:span><text:span text:style-name="T56">private int </text:span><text:span text:style-name="T58">playersAmount</text:span><text:span text:style-name="T56">;<text:line-break/> <text:s text:c="3"/>protected abstract void </text:span><text:span text:style-name="T58">initializeGame()</text:span><text:span text:style-name="T56">;<text:line-break/> <text:s text:c="3"/>protected abstract void </text:span><text:span text:style-name="T58">playGame()</text:span><text:span text:style-name="T56">;<text:line-break/> <text:s text:c="3"/>protected abstract void </text:span><text:span text:style-name="T58">endGame()</text:span><text:span text:style-name="T56">;<text:line-break/> <text:s text:c="3"/>protected abstract void </text:span><text:span text:style-name="T58">printWinner()</text:span><text:span text:style-name="T56">;<text:line-break/> <text:s text:c="3"/>public final void </text:span><text:span text:style-name="T58">playOneGame(</text:span><text:span text:style-name="T56">int </text:span><text:span text:style-name="T58">playersAmount){<text:line-break/> <text:s text:c="7"/>setPlayersAmount(playersAmount)</text:span><text:span text:style-name="T56">;<text:line-break/> <text:s text:c="7"/></text:span><text:span text:style-name="T58">initializeGame()</text:span><text:span text:style-name="T56">;<text:line-break/> <text:s text:c="7"/></text:span><text:span text:style-name="T58">playGame()</text:span><text:span text:style-name="T56">;<text:line-break/> <text:s text:c="7"/></text:span><text:span text:style-name="T58">endGame()</text:span><text:span text:style-name="T56">;<text:line-break/> <text:s text:c="7"/></text:span><text:span text:style-name="T58">printWinner()</text:span><text:span text:style-name="T56">;<text:line-break/> <text:s text:c="3"/></text:span><text:span text:style-name="T58">}<text:line-break/> <text:s text:c="3"/></text:span><text:span text:style-name="T56">public void </text:span><text:span text:style-name="T58">setPlayersAmount(</text:span><text:span text:style-name="T56">int </text:span><text:span text:style-name="T58">playersAmount){<text:line-break/> <text:s text:c="7"/></text:span><text:span text:style-name="T56">this</text:span><text:span text:style-name="T58">.playersAmount = playersAmount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Chess </text:span><text:span text:style-name="T56">extends </text:span><text:span text:style-name="T58">Game {<text:line-break/> <text:s text:c="3"/>@Override<text:line-break/> <text:s text:c="3"/></text:span><text:span text:style-name="T56">protected void </text:span><text:span text:style-name="T58">initializeGame() {<text:line-break/><text:line-break/> <text:s text:c="3"/>}<text:line-break/> <text:s text:c="3"/>@Override<text:line-break/> <text:s text:c="3"/></text:span><text:span text:style-name="T56">protected void </text:span><text:span text:style-name="T58">playGame() {<text:line-break/><text:line-break/> <text:s text:c="3"/>}<text:line-break/> <text:s text:c="3"/>@Override<text:line-break/> <text:s text:c="3"/></text:span><text:span text:style-name="T56">protected void </text:span><text:span text:style-name="T58">endGame() {<text:line-break/><text:line-break/> <text:s text:c="3"/>}<text:line-break/> <text:s text:c="3"/>@Override<text:line-break/> <text:s text:c="3"/></text:span><text:span text:style-name="T56">protected void </text:span><text:span text:style-name="T58">printWinner() {<text:line-break/><text:line-break/> <text:s text:c="3"/>}<text:line-break/>}<text:line-break/><text:line-break/></text:span><text:span text:style-name="T56">class </text:span><text:span text:style-name="T58">Monopoly </text:span><text:span text:style-name="T56">extends </text:span><text:span text:style-name="T58">Game{<text:line-break/> <text:s text:c="3"/>@Override<text:line-break/> <text:s text:c="3"/></text:span><text:span text:style-name="T56">protected void </text:span><text:span text:style-name="T58">initializeGame() {<text:line-break/><text:line-break/></text:span><text:soft-page-break/><text:span text:style-name="T58"> <text:s text:c="3"/>}<text:line-break/> <text:s text:c="3"/>@Override<text:line-break/> <text:s text:c="3"/></text:span><text:span text:style-name="T56">protected void </text:span><text:span text:style-name="T58">playGame() {<text:line-break/><text:line-break/> <text:s text:c="3"/>}<text:line-break/> <text:s text:c="3"/>@Override<text:line-break/> <text:s text:c="3"/></text:span><text:span text:style-name="T56">protected void </text:span><text:span text:style-name="T58">endGame() {<text:line-break/><text:line-break/> <text:s text:c="3"/>}<text:line-break/> <text:s text:c="3"/>@Override<text:line-break/> <text:s text:c="3"/></text:span><text:span text:style-name="T56">protected void </text:span><text:span text:style-name="T58">printWinner() {<text:line-break/><text:line-break/> <text:s text:c="3"/>}<text:line-break/>}<text:line-break/><text:line-break/></text:span><text:span text:style-name="T56">class </text:span><text:span text:style-name="T58">TemplateMethodMain {<text:line-break/> <text:s text:c="3"/></text:span><text:span text:style-name="T56">public static void </text:span><text:span text:style-name="T58">main (String [] args){<text:line-break/> <text:s text:c="7"/></text:span><text:span text:style-name="T56">final </text:span><text:span text:style-name="T58">GameCode gameCode = GameCode.CHESS</text:span><text:span text:style-name="T56">;<text:line-break/> <text:s text:c="7"/></text:span><text:span text:style-name="T58">Game game</text:span><text:span text:style-name="T56">;<text:line-break/> <text:s text:c="7"/>switch </text:span><text:span text:style-name="T58">(gameCode){<text:line-break/> <text:s text:c="11"/></text:span><text:span text:style-name="T56">case </text:span><text:span text:style-name="T58">CHESS :<text:line-break/> <text:s text:c="15"/>game = </text:span><text:span text:style-name="T56">new </text:span><text:span text:style-name="T58">Chess()</text:span><text:span text:style-name="T56">;<text:line-break/> <text:s text:c="15"/>break;<text:line-break/> <text:s text:c="11"/>case </text:span><text:span text:style-name="T58">MONOPOLY :<text:line-break/> <text:s text:c="15"/>game = </text:span><text:span text:style-name="T56">new </text:span><text:span text:style-name="T58">Monopoly()</text:span><text:span text:style-name="T56">;<text:line-break/> <text:s text:c="15"/>break;<text:line-break/> <text:s text:c="11"/>default </text:span><text:span text:style-name="T58">:<text:line-break/> <text:s text:c="15"/></text:span><text:span text:style-name="T56">throw new </text:span><text:span text:style-name="T58">IllegalStateException()</text:span><text:span text:style-name="T56">;<text:line-break/> <text:s text:c="7"/></text:span><text:span text:style-name="T58">}<text:line-break/> <text:s text:c="7"/>game.playOneGame(</text:span><text:span text:style-name="T62">2</text:span><text:span text:style-name="T58">)</text:span><text:span text:style-name="T56">;<text:line-break/> <text:s text:c="3"/></text:span><text:span text:style-name="T58">}<text:line-break/>}</text:span></text:p>
      <text:p text:style-name="P107"/>
      <text:p text:style-name="P80"><text:span text:style-name="T6">Паттерн</text:span><text:span text:style-name="T14"> Visitor</text:span></text:p>
      <text:p text:style-name="P59"/>
      <text:p text:style-name="P33"><text:span text:style-name="T56">package </text:span><text:span text:style-name="T58">Visitor</text:span><text:span text:style-name="T56">;<text:line-break/><text:line-break/>public class </text:span><text:span text:style-name="T58">VisitorMain {<text:line-break/> <text:s text:c="3"/></text:span><text:span text:style-name="T56">public static void </text:span><text:span text:style-name="T58">main ( String [] args ) {<text:line-break/> <text:s text:c="7"/>Point p = </text:span><text:span text:style-name="T56">new </text:span><text:span text:style-name="T58">Point2d( </text:span><text:span text:style-name="T62">1</text:span><text:span text:style-name="T56">, </text:span><text:span text:style-name="T62">2 </text:span><text:span text:style-name="T58">)</text:span><text:span text:style-name="T56">;<text:line-break/> <text:s text:c="7"/></text:span><text:span text:style-name="T58">Visitor v = </text:span><text:span text:style-name="T56">new </text:span><text:span text:style-name="T58">Chebyshev()</text:span><text:span text:style-name="T56">;<text:line-break/> <text:s text:c="7"/></text:span><text:span text:style-name="T58">p.accept( v )</text:span><text:span text:style-name="T56">;<text:line-break/> <text:s text:c="7"/></text:span><text:span text:style-name="T58">System.out.println( p.getMetric() )</text:span><text:span text:style-name="T56">;<text:line-break/> <text:s text:c="3"/></text:span><text:span text:style-name="T58">}<text:line-break/>}<text:line-break/></text:span><text:span text:style-name="T56">interface </text:span><text:span text:style-name="T58">Visitor {<text:line-break/> <text:s text:c="3"/></text:span><text:span text:style-name="T56">public void </text:span><text:span text:style-name="T58">visit ( Point2d p )</text:span><text:span text:style-name="T56">;<text:line-break/> <text:s text:c="3"/>public void </text:span><text:span text:style-name="T58">visit ( Point3d p )</text:span><text:span text:style-name="T56">;<text:line-break/></text:span><text:span text:style-name="T58">}<text:line-break/></text:span><text:span text:style-name="T56">abstract class </text:span><text:span text:style-name="T58">Point {<text:line-break/> <text:s text:c="3"/></text:span><text:span text:style-name="T56">public abstract void </text:span><text:span text:style-name="T58">accept ( Visitor v )</text:span><text:span text:style-name="T56">;<text:line-break/> <text:s text:c="3"/>private double </text:span><text:span text:style-name="T58">metric = -</text:span><text:span text:style-name="T62">1</text:span><text:span text:style-name="T56">;<text:line-break/> <text:s text:c="3"/>public double </text:span><text:span text:style-name="T58">getMetric () {<text:line-break/> <text:s text:c="7"/></text:span><text:span text:style-name="T56">return </text:span><text:span text:style-name="T58">metric</text:span><text:span text:style-name="T56">;<text:line-break/> <text:s text:c="3"/></text:span><text:span text:style-name="T58">}<text:line-break/> <text:s text:c="3"/></text:span><text:span text:style-name="T56">public void </text:span><text:span text:style-name="T58">setMetric ( </text:span><text:span text:style-name="T56">double </text:span><text:span text:style-name="T58">metric ) {<text:line-break/> <text:s text:c="7"/></text:span><text:span text:style-name="T56">this</text:span><text:span text:style-name="T58">.metric = metric</text:span><text:span text:style-name="T56">;<text:line-break/> <text:s text:c="3"/></text:span><text:span text:style-name="T58">}<text:line-break/></text:span><text:soft-page-break/><text:span text:style-name="T58">}<text:line-break/></text:span><text:span text:style-name="T56">class </text:span><text:span text:style-name="T58">Point2d </text:span><text:span text:style-name="T56">extends </text:span><text:span text:style-name="T58">Point {<text:line-break/> <text:s text:c="3"/></text:span><text:span text:style-name="T56">public </text:span><text:span text:style-name="T58">Point2d ( </text:span><text:span text:style-name="T56">double </text:span><text:span text:style-name="T58">x</text:span><text:span text:style-name="T56">, double </text:span><text:span text:style-name="T58">y ) {<text:line-break/> <text:s text:c="7"/></text:span><text:span text:style-name="T56">this</text:span><text:span text:style-name="T58">.x = x</text:span><text:span text:style-name="T56">;<text:line-break/> <text:s text:c="7"/>this</text:span><text:span text:style-name="T58">.y = y</text:span><text:span text:style-name="T56">;<text:line-break/> <text:s text:c="3"/></text:span><text:span text:style-name="T58">}<text:line-break/> <text:s text:c="3"/></text:span><text:span text:style-name="T56">public void </text:span><text:span text:style-name="T58">accept ( Visitor v ) {<text:line-break/> <text:s text:c="7"/>v.visit( </text:span><text:span text:style-name="T56">this </text:span><text:span text:style-name="T58">)</text:span><text:span text:style-name="T56">;<text:line-break/> <text:s text:c="3"/></text:span><text:span text:style-name="T58">}<text:line-break/> <text:s text:c="3"/></text:span><text:span text:style-name="T56">private double </text:span><text:span text:style-name="T58">x</text:span><text:span text:style-name="T56">;<text:line-break/> <text:s text:c="3"/>public double </text:span><text:span text:style-name="T58">getX () { </text:span><text:span text:style-name="T56">return </text:span><text:span text:style-name="T58">x</text:span><text:span text:style-name="T56">; </text:span><text:span text:style-name="T58">}<text:line-break/> <text:s text:c="3"/></text:span><text:span text:style-name="T56">private double </text:span><text:span text:style-name="T58">y</text:span><text:span text:style-name="T56">;<text:line-break/> <text:s text:c="3"/>public double </text:span><text:span text:style-name="T58">getY () { </text:span><text:span text:style-name="T56">return </text:span><text:span text:style-name="T58">y</text:span><text:span text:style-name="T56">; </text:span><text:span text:style-name="T58">}<text:line-break/>}<text:line-break/></text:span><text:span text:style-name="T56">class </text:span><text:span text:style-name="T58">Point3d </text:span><text:span text:style-name="T56">extends </text:span><text:span text:style-name="T58">Point {<text:line-break/> <text:s text:c="3"/></text:span><text:span text:style-name="T56">public </text:span><text:span text:style-name="T58">Point3d ( </text:span><text:span text:style-name="T56">double </text:span><text:span text:style-name="T58">x</text:span><text:span text:style-name="T56">, double </text:span><text:span text:style-name="T58">y</text:span><text:span text:style-name="T56">, double </text:span><text:span text:style-name="T58">z ) {<text:line-break/> <text:s text:c="7"/></text:span><text:span text:style-name="T56">this</text:span><text:span text:style-name="T58">.x = x</text:span><text:span text:style-name="T56">;<text:line-break/> <text:s text:c="7"/>this</text:span><text:span text:style-name="T58">.y = y</text:span><text:span text:style-name="T56">;<text:line-break/> <text:s text:c="7"/>this</text:span><text:span text:style-name="T58">.z = z</text:span><text:span text:style-name="T56">;<text:line-break/> <text:s text:c="3"/></text:span><text:span text:style-name="T58">}<text:line-break/> <text:s text:c="3"/></text:span><text:span text:style-name="T56">public void </text:span><text:span text:style-name="T58">accept ( Visitor v ) {<text:line-break/> <text:s text:c="7"/>v.visit( </text:span><text:span text:style-name="T56">this </text:span><text:span text:style-name="T58">)</text:span><text:span text:style-name="T56">;<text:line-break/> <text:s text:c="3"/></text:span><text:span text:style-name="T58">}<text:line-break/> <text:s text:c="3"/></text:span><text:span text:style-name="T56">private double </text:span><text:span text:style-name="T58">x</text:span><text:span text:style-name="T56">;<text:line-break/> <text:s text:c="3"/>public double </text:span><text:span text:style-name="T58">getX () { </text:span><text:span text:style-name="T56">return </text:span><text:span text:style-name="T58">x</text:span><text:span text:style-name="T56">; </text:span><text:span text:style-name="T58">}<text:line-break/> <text:s text:c="3"/></text:span><text:span text:style-name="T56">private double </text:span><text:span text:style-name="T58">y</text:span><text:span text:style-name="T56">;<text:line-break/> <text:s text:c="3"/>public double </text:span><text:span text:style-name="T58">getY () { </text:span><text:span text:style-name="T56">return </text:span><text:span text:style-name="T58">y</text:span><text:span text:style-name="T56">; </text:span><text:span text:style-name="T58">}<text:line-break/> <text:s text:c="3"/></text:span><text:span text:style-name="T56">private double </text:span><text:span text:style-name="T58">z</text:span><text:span text:style-name="T56">;<text:line-break/> <text:s text:c="3"/>public double </text:span><text:span text:style-name="T58">getZ () { </text:span><text:span text:style-name="T56">return </text:span><text:span text:style-name="T58">z</text:span><text:span text:style-name="T56">; </text:span><text:span text:style-name="T58">}<text:line-break/>}<text:line-break/><text:line-break/></text:span><text:span text:style-name="T56">class </text:span><text:span text:style-name="T58">Euclid </text:span><text:span text:style-name="T56">implements </text:span><text:span text:style-name="T58">Visitor {<text:line-break/> <text:s text:c="3"/></text:span><text:span text:style-name="T56">public void </text:span><text:span text:style-name="T58">visit ( Point2d p ) {<text:line-break/> <text:s text:c="7"/>p.setMetric( Math.sqrt( p.getX()*p.getX() + p.getY()*p.getY() ) )</text:span><text:span text:style-name="T56">;<text:line-break/> <text:s text:c="3"/></text:span><text:span text:style-name="T58">}<text:line-break/> <text:s text:c="3"/></text:span><text:span text:style-name="T56">public void </text:span><text:span text:style-name="T58">visit ( Point3d p ) {<text:line-break/> <text:s text:c="7"/>p.setMetric( Math.sqrt( p.getX()*p.getX() + p.getY()*p.getY() + p.getZ()*p.getZ() ) )</text:span><text:span text:style-name="T56">;<text:line-break/> <text:s text:c="3"/></text:span><text:span text:style-name="T58">}<text:line-break/>}<text:line-break/><text:line-break/></text:span><text:span text:style-name="T56">class </text:span><text:span text:style-name="T58">Chebyshev </text:span><text:span text:style-name="T56">implements </text:span><text:span text:style-name="T58">Visitor {<text:line-break/> <text:s text:c="3"/></text:span><text:span text:style-name="T56">public void </text:span><text:span text:style-name="T58">visit ( Point2d p ) {<text:line-break/> <text:s text:c="7"/></text:span><text:span text:style-name="T56">double </text:span><text:span text:style-name="T58">ax = Math.abs( p.getX() )</text:span><text:span text:style-name="T56">;<text:line-break/> <text:s text:c="7"/>double </text:span><text:span text:style-name="T58">ay = Math.abs( p.getY() )</text:span><text:span text:style-name="T56">;<text:line-break/> <text:s text:c="7"/></text:span><text:span text:style-name="T58">p.setMetric( ax&gt;ay ? ax : ay )</text:span><text:span text:style-name="T56">;<text:line-break/> <text:s text:c="3"/></text:span><text:span text:style-name="T58">}<text:line-break/> <text:s text:c="3"/></text:span><text:span text:style-name="T56">public void </text:span><text:span text:style-name="T58">visit ( Point3d p ) {<text:line-break/> <text:s text:c="7"/></text:span><text:span text:style-name="T56">double </text:span><text:span text:style-name="T58">ax = Math.abs( p.getX() )</text:span><text:span text:style-name="T56">;<text:line-break/> <text:s text:c="7"/>double </text:span><text:span text:style-name="T58">ay = Math.abs( p.getY() )</text:span><text:span text:style-name="T56">;<text:line-break/> <text:s text:c="7"/>double </text:span><text:span text:style-name="T58">az = Math.abs( p.getZ() )</text:span><text:span text:style-name="T56">;<text:line-break/> <text:s text:c="7"/>double </text:span><text:span text:style-name="T58">max = ax&gt;ay ? ax : ay</text:span><text:span text:style-name="T56">;<text:line-break/> <text:s text:c="7"/>if </text:span><text:span text:style-name="T58">( max&lt;az ) max = az</text:span><text:span text:style-name="T56">;<text:line-break/> <text:s text:c="7"/></text:span><text:span text:style-name="T58">p.setMetric( max )</text:span><text:span text:style-name="T56">;<text:line-break/> <text:s text:c="3"/></text:span><text:span text:style-name="T58">}<text:line-break/>}</text:span></text:p>
      <text:p text:style-name="P55"/>
      <text:h text:style-name="P3" text:outline-level="3"><text:span text:style-name="T48">ЗАКЛЮЧЕНИЕ</text:span><text:bookmark-end text:name="_Toc28292061"/></text:h>
      <text:p text:style-name="P95"><text:span text:style-name="T10">В ходе данной курсовой работы была изучена технология </text:span><text:span text:style-name="T17">JMX</text:span><text:span text:style-name="T10">, а также проработана на практике в виде реализации простого приложения, управляемого с помощью данной технологии. Помимо </text:span><text:span text:style-name="T17">JMX</text:span><text:span text:style-name="T10">, мы также изучили паттерны проектирования и реализовали их на практике в виде простых, но понятных примеров. Полученные знания и навыки использования </text:span><text:span text:style-name="T17">JMX</text:span><text:span text:style-name="T10"> и паттернов проектирования помогут в дальнейшем при разработке и тестировании программного обеспечения.</text:span></text:p>
      <text:p text:style-name="P97"><text:span text:style-name="T38">Ссылка на </text:span><text:span text:style-name="T39">Git</text:span><text:span text:style-name="T38">-репозиторий: </text:span></text:p>
      <text:p text:style-name="P97"><text:a xlink:type="simple" xlink:href="https://github.com/fedorhit/Suitd-Labs" text:style-name="Internet_20_link" text:visited-style-name="Visited_20_Internet_20_Link"><text:span text:style-name="Internet_20_link"><text:span text:style-name="T40">https://github.com/fedorhit/Suitd-Labs</text:span></text:span></text:a><text:span text:style-name="T68"> ;</text:span><text:span text:style-name="T69"> </text:span><text:a xlink:type="simple" xlink:href="https://github.com/lizzzhen/TMP-homework" text:style-name="Internet_20_link" text:visited-style-name="Visited_20_Internet_20_Link"><text:span text:style-name="Internet_20_link"><text:span text:style-name="T40">https://github.com/lizzzhen/TMP-homework</text:span></text:span></text:a><text:span text:style-name="T69"> </text:span></text:p>
      <text:p text:style-name="P108"/>
      <text:p text:style-name="P55"><text:bookmark-start text:name="_Toc28292062"/></text:p>
      <text:h text:style-name="P4" text:outline-level="3"><text:span text:style-name="T48">СПИСОК ИСПОЛЬЗОВАНН</text:span><text:bookmark-end text:name="_Toc28292062"/><text:span text:style-name="T48">ЫХ ИСТОЧНИКОВ</text:span></text:h>
      <text:p text:style-name="P109"/>
      <text:p text:style-name="P98"><text:span text:style-name="T70">Гамма Э., Хелм Р., Джонсон Р., Влиссидес Дж. - </text:span><text:span text:style-name="T71">Паттерны объектно-ориентированного проектирования.</text:span></text:p>
      <text:p text:style-name="P110"/>
      <text:p text:style-name="P98"><text:span text:style-name="T70">Технологии программирования на </text:span><text:span text:style-name="T72">Java</text:span><text:span text:style-name="T70"> 2 - Книга 2</text:span><text:span text:style-name="T71"> - Распределенные приложения - Дейтел Х.М. , Дейтел П.Дж. , Сантри С.И. - 2003</text:span></text:p>
      <text:p text:style-name="P110"/>
      <text:p text:style-name="P98"><text:span text:style-name="T70">Сайты :<text:line-break/></text:span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https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:/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docs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.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oracle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.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com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javase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8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docs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technotes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guides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jmx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overview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/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architecture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28">.</text:span></text:span></text:a><text:a xlink:type="simple" xlink:href="https://docs.oracle.com/javase/8/docs/technotes/guides/jmx/overview/architecture.html" text:style-name="Internet_20_link" text:visited-style-name="Visited_20_Internet_20_Link"><text:span text:style-name="Internet_20_link"><text:span text:style-name="T19">html</text:span></text:span></text:a><text:span text:style-name="T71"><text:line-break/>http://java-course.ru/articles/jmx/<text:line-break/></text:span></text:p>
      <text:p text:style-name="P4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宋体" style:font-family-complex="宋体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宋体" style:font-family-complex="宋体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494cm" fo:margin-bottom="0.494cm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宋体" style:font-family-complex="宋体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>
      <style:text-properties style:language-asian="ru" style:country-asian="RU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宋体" style:font-family-complex="宋体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宋体" style:font-family-complex="宋体" style:font-family-generic-complex="system" style:font-pitch-complex="variable" style:font-size-complex="13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宋体" style:font-family-complex="宋体" style:font-family-generic-complex="system" style:font-pitch-complex="variable" style:font-size-complex="28pt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fo:font-size="12pt" style:font-size-asian="12pt" style:font-size-complex="12pt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31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2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33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34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3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3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3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3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ListLabel_20_43" loext:num-list-format="%5%.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ListLabel_20_44" loext:num-list-format="%6%.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ListLabel_20_46" loext:num-list-format="%8%.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ListLabel_20_47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Wingdings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ext-input text:description=""></text:text-input></text:p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имур Гренко</meta:initial-creator>
    <meta:editing-cycles>5</meta:editing-cycles>
    <meta:creation-date>2022-06-06T13:51:00</meta:creation-date>
    <dc:date>2022-06-06T21:03:03.665203741</dc:date>
    <meta:editing-duration>PT3H43M18S</meta:editing-duration>
    <meta:generator>LibreOffice/7.3.3.2$Linux_X86_64 LibreOffice_project/30$Build-2</meta:generator>
    <meta:document-statistic meta:table-count="4" meta:image-count="0" meta:object-count="0" meta:page-count="56" meta:paragraph-count="310" meta:word-count="7406" meta:character-count="68076" meta:non-whitespace-character-count="52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ICV">10C0A9D1A5F64E62A4D6AFE4BDA670E3</meta:user-defined>
    <meta:user-defined meta:name="KSOProductBuildVer" meta:value-type="string">1049-11.2.0.1113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